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c9bab" officeooo:paragraph-rsid="002c9bab"/>
    </style:style>
    <style:style style:name="P2" style:family="paragraph" style:parent-style-name="Standard">
      <style:text-properties officeooo:rsid="002d8b38" officeooo:paragraph-rsid="002d8b38"/>
    </style:style>
    <style:style style:name="P3" style:family="paragraph" style:parent-style-name="Standard">
      <style:text-properties officeooo:rsid="002d8b38" officeooo:paragraph-rsid="002d8b38" fo:background-color="#ffff00"/>
    </style:style>
    <style:style style:name="P4" style:family="paragraph" style:parent-style-name="Standard">
      <style:text-properties officeooo:rsid="002e0b8f" officeooo:paragraph-rsid="002e0b8f" fo:background-color="#ffff00"/>
    </style:style>
    <style:style style:name="P5" style:family="paragraph" style:parent-style-name="Standard">
      <style:text-properties officeooo:rsid="002e0b8f" officeooo:paragraph-rsid="002e0b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lobes -p '0.6013,0.1479,0.7854,0,0.000076,0.0025' -s T2K.glb</text:p>
      <text:p text:style-name="P3"/>
      <text:p text:style-name="P2"/>
      <text:p text:style-name="P2">--------- #NU_E_Appearance_QE ---------</text:p>
      <text:p text:style-name="P2"><text:tab/></text:p>
      <text:p text:style-name="P2"><text:s text:c="2"/>0.25<text:tab/> <text:s text:c="4"/>4.03392<text:tab/></text:p>
      <text:p text:style-name="P2"><text:s text:c="2"/>0.35<text:tab/> <text:s text:c="4"/>14.4526<text:tab/></text:p>
      <text:p text:style-name="P2"><text:s text:c="2"/>0.45<text:tab/> <text:s text:c="4"/>41.9547<text:tab/></text:p>
      <text:p text:style-name="P2"><text:s text:c="2"/>0.55<text:tab/> <text:s text:c="4"/>74.4922<text:tab/></text:p>
      <text:p text:style-name="P2"><text:s text:c="2"/>0.65<text:tab/> <text:s text:c="5"/>83.554<text:tab/></text:p>
      <text:p text:style-name="P2"><text:s text:c="2"/>0.75<text:tab/> <text:s text:c="4"/>62.6895<text:tab/></text:p>
      <text:p text:style-name="P2"><text:s text:c="2"/>0.85<text:tab/> <text:s text:c="4"/>33.9019<text:tab/></text:p>
      <text:p text:style-name="P2"><text:s text:c="2"/>0.95<text:tab/> <text:s text:c="4"/>15.5275<text:tab/></text:p>
      <text:p text:style-name="P2"><text:s text:c="2"/>1.05<text:tab/> <text:s text:c="4"/>7.62313<text:tab/></text:p>
      <text:p text:style-name="P2"><text:s text:c="2"/>1.15<text:tab/> <text:s text:c="4"/>4.41988<text:tab/></text:p>
      <text:p text:style-name="P2"><text:s text:c="2"/>1.25<text:tab/> <text:s text:c="4"/>2.85818<text:tab/></text:p>
      <text:p text:style-name="P2"><text:s text:c="2"/>1.35<text:tab/> <text:s text:c="4"/>1.96121<text:tab/></text:p>
      <text:p text:style-name="P2"><text:s text:c="2"/>1.45<text:tab/> <text:s text:c="4"/>1.40095<text:tab/></text:p>
      <text:p text:style-name="P2"><text:s text:c="2"/>1.55<text:tab/> <text:s text:c="4"/>1.04095<text:tab/></text:p>
      <text:p text:style-name="P2"><text:s text:c="2"/>1.65<text:tab/> <text:s text:c="3"/>0.795242<text:tab/></text:p>
      <text:p text:style-name="P2"><text:s text:c="2"/>1.75<text:tab/> <text:s text:c="3"/>0.621429<text:tab/></text:p>
      <text:p text:style-name="P2"><text:s text:c="2"/>1.85<text:tab/> <text:s text:c="3"/>0.494352<text:tab/></text:p>
      <text:p text:style-name="P2"><text:s text:c="2"/>1.95<text:tab/> <text:s text:c="3"/>0.395091<text:tab/></text:p>
      <text:p text:style-name="P2"><text:s text:c="2"/>2.05<text:tab/> <text:s text:c="3"/>0.320725<text:tab/></text:p>
      <text:p text:style-name="P2"><text:s text:c="2"/>2.15<text:tab/> <text:s text:c="4"/>0.26679<text:tab/></text:p>
      <text:p text:style-name="P2"><text:s text:c="2"/>2.25<text:tab/> <text:s text:c="3"/>0.226519<text:tab/></text:p>
      <text:p text:style-name="P2"><text:s text:c="2"/>2.35<text:tab/> <text:s text:c="3"/>0.194333<text:tab/></text:p>
      <text:p text:style-name="P2"><text:s text:c="2"/>2.45<text:tab/> <text:s text:c="3"/>0.167642<text:tab/></text:p>
      <text:p text:style-name="P2"><text:s text:c="2"/>2.55<text:tab/> <text:s text:c="3"/>0.146855<text:tab/></text:p>
      <text:p text:style-name="P2"><text:s text:c="2"/>2.65<text:tab/> <text:s text:c="3"/>0.130135<text:tab/></text:p>
      <text:p text:style-name="P2"><text:s text:c="2"/>2.75<text:tab/> <text:s text:c="5"/>0.1159<text:tab/></text:p>
      <text:p text:style-name="P2"><text:s text:c="2"/>2.85<text:tab/> <text:s text:c="3"/>0.105002<text:tab/></text:p>
      <text:p text:style-name="P2"><text:s text:c="2"/>2.95<text:tab/> <text:s text:c="2"/>0.0958813<text:tab/></text:p>
      <text:p text:style-name="P2"><text:s text:c="2"/>3.05<text:tab/> <text:s text:c="3"/>0.087429<text:tab/></text:p>
      <text:p text:style-name="P2"><text:s text:c="2"/>3.15<text:tab/> <text:s text:c="2"/>0.0799263<text:tab/></text:p>
      <text:p text:style-name="P2"><text:s text:c="2"/>3.25<text:tab/> <text:s text:c="2"/>0.0734288<text:tab/></text:p>
      <text:p text:style-name="P2"><text:s text:c="2"/>3.35<text:tab/> <text:s text:c="2"/>0.0677344<text:tab/></text:p>
      <text:p text:style-name="P2"><text:s text:c="2"/>3.45<text:tab/> <text:s text:c="2"/>0.0628086<text:tab/></text:p>
      <text:p text:style-name="P2"><text:s text:c="2"/>3.55<text:tab/> <text:s text:c="2"/>0.0582905<text:tab/></text:p>
      <text:p text:style-name="P2"><text:s text:c="2"/>3.65<text:tab/> <text:s text:c="2"/>0.0541597<text:tab/></text:p>
      <text:p text:style-name="P2"><text:s text:c="2"/>3.75<text:tab/> <text:s text:c="3"/>0.050474<text:tab/></text:p>
      <text:p text:style-name="P2"><text:s text:c="2"/>3.85<text:tab/> <text:s text:c="3"/>0.046723<text:tab/></text:p>
      <text:p text:style-name="P2"><text:s text:c="2"/>3.95<text:tab/> <text:s text:c="2"/>0.0431447<text:tab/></text:p>
      <text:p text:style-name="P2"><text:s text:c="2"/>4.05<text:tab/> <text:s text:c="2"/>0.0400068<text:tab/></text:p>
      <text:p text:style-name="P2"><text:s text:c="2"/>4.15<text:tab/> <text:s text:c="3"/>0.037094<text:tab/></text:p>
      <text:p text:style-name="P2"><text:s text:c="2"/>4.25<text:tab/> <text:s text:c="2"/>0.0342392<text:tab/></text:p>
      <text:p text:style-name="P2"><text:s text:c="2"/>4.35<text:tab/> <text:s text:c="2"/>0.0314656<text:tab/></text:p>
      <text:p text:style-name="P2"><text:s text:c="2"/>4.45<text:tab/> <text:s text:c="2"/>0.0287604<text:tab/></text:p>
      <text:p text:style-name="P2"><text:s text:c="2"/>4.55<text:tab/> <text:s text:c="2"/>0.0260637<text:tab/></text:p>
      <text:p text:style-name="P2"><text:soft-page-break/><text:s text:c="2"/>4.65<text:tab/> <text:s text:c="2"/>0.0234643<text:tab/></text:p>
      <text:p text:style-name="P2"><text:s text:c="2"/>4.75<text:tab/> <text:s text:c="2"/>0.0210061<text:tab/></text:p>
      <text:p text:style-name="P2"><text:s text:c="2"/>4.85<text:tab/> <text:s text:c="2"/>0.0186906<text:tab/></text:p>
      <text:p text:style-name="P2"><text:s text:c="2"/>4.95<text:tab/> <text:s text:c="2"/>0.0164949<text:tab/></text:p>
      <text:p text:style-name="P2"><text:s text:c="2"/>5.05<text:tab/> <text:s text:c="2"/>0.0142741<text:tab/></text:p>
      <text:p text:style-name="P2"><text:s text:c="2"/>5.15<text:tab/> <text:s text:c="2"/>0.0100146<text:tab/></text:p>
      <text:p text:style-name="P2">----------------------</text:p>
      <text:p text:style-name="P2">Total:<text:tab/> <text:s text:c="4"/>354.912<text:tab/></text:p>
      <text:p text:style-name="P2"><text:tab/></text:p>
      <text:p text:style-name="P2"><text:s text:c="2"/>0.25<text:tab/> <text:s text:c="2"/>0.0392396<text:tab/> <text:s text:c="3"/>0.513713<text:tab/> <text:s/>0.00624497<text:tab/> <text:s text:c="2"/>0.0434782<text:tab/> <text:s text:c="3"/>0.668827<text:tab/></text:p>
      <text:p text:style-name="P2"><text:s text:c="2"/>0.35<text:tab/> <text:s text:c="3"/>0.110228<text:tab/> <text:s text:c="4"/>1.06389<text:tab/> <text:s text:c="2"/>0.0126672<text:tab/> <text:s text:c="2"/>0.0746311<text:tab/> <text:s text:c="4"/>1.58796<text:tab/></text:p>
      <text:p text:style-name="P2"><text:s text:c="2"/>0.45<text:tab/> <text:s text:c="4"/>0.34261<text:tab/> <text:s text:c="4"/>1.61474<text:tab/> <text:s text:c="2"/>0.0197618<text:tab/> <text:s text:c="2"/>0.0615098<text:tab/> <text:s text:c="4"/>3.00348<text:tab/></text:p>
      <text:p text:style-name="P2"><text:s text:c="2"/>0.55<text:tab/> <text:s text:c="3"/>0.682983<text:tab/> <text:s text:c="4"/>2.07399<text:tab/> <text:s text:c="2"/>0.0269297<text:tab/> <text:s text:c="2"/>0.0316397<text:tab/> <text:s text:c="4"/>4.51593<text:tab/></text:p>
      <text:p text:style-name="P2"><text:s text:c="2"/>0.65<text:tab/> <text:s text:c="3"/>0.856812<text:tab/> <text:s text:c="4"/>2.39831<text:tab/> <text:s text:c="2"/>0.0337955<text:tab/> <text:s text:c="2"/>0.0338391<text:tab/> <text:s text:c="4"/>5.03601<text:tab/></text:p>
      <text:p text:style-name="P2"><text:s text:c="2"/>0.75<text:tab/> <text:s text:c="3"/>0.714982<text:tab/> <text:s text:c="4"/>2.55587<text:tab/> <text:s text:c="2"/>0.0401525<text:tab/> <text:s text:c="2"/>0.0570024<text:tab/> <text:s text:c="4"/>4.07006<text:tab/></text:p>
      <text:p text:style-name="P2"><text:s text:c="2"/>0.85<text:tab/> <text:s text:c="3"/>0.430382<text:tab/> <text:s text:c="5"/>2.5557<text:tab/> <text:s text:c="2"/>0.0461112<text:tab/> <text:s text:c="4"/>0.06523<text:tab/> <text:s text:c="5"/>2.5007<text:tab/></text:p>
      <text:p text:style-name="P2"><text:s text:c="2"/>0.95<text:tab/> <text:s text:c="4"/>0.22318<text:tab/> <text:s text:c="4"/>2.45123<text:tab/> <text:s text:c="2"/>0.0518818<text:tab/> <text:s text:c="2"/>0.0582203<text:tab/> <text:s text:c="4"/>1.37647<text:tab/></text:p>
      <text:p text:style-name="P2"><text:s text:c="2"/>1.05<text:tab/> <text:s text:c="3"/>0.126202<text:tab/> <text:s text:c="4"/>2.29723<text:tab/> <text:s text:c="2"/>0.0574045<text:tab/> <text:s text:c="2"/>0.0507704<text:tab/> <text:s text:c="3"/>0.845967<text:tab/></text:p>
      <text:p text:style-name="P2"><text:s text:c="2"/>1.15<text:tab/> <text:s text:c="2"/>0.0838839<text:tab/> <text:s text:c="4"/>2.12231<text:tab/> <text:s text:c="2"/>0.0625267<text:tab/> <text:s text:c="2"/>0.0462417<text:tab/> <text:s text:c="3"/>0.612345<text:tab/></text:p>
      <text:p text:style-name="P2"><text:s text:c="2"/>1.25<text:tab/> <text:s text:c="2"/>0.0612995<text:tab/> <text:s text:c="4"/>1.96586<text:tab/> <text:s text:c="2"/>0.0672272<text:tab/> <text:s text:c="2"/>0.0430998<text:tab/> <text:s text:c="3"/>0.487029<text:tab/></text:p>
      <text:p text:style-name="P2"><text:s text:c="2"/>1.35<text:tab/> <text:s text:c="2"/>0.0470551<text:tab/> <text:s text:c="4"/>1.84584<text:tab/> <text:s text:c="2"/>0.0716168<text:tab/> <text:s text:c="2"/>0.0404662<text:tab/> <text:s text:c="3"/>0.406412<text:tab/></text:p>
      <text:p text:style-name="P2"><text:s text:c="2"/>1.45<text:tab/> <text:s text:c="2"/>0.0373072<text:tab/> <text:s text:c="4"/>1.77319<text:tab/> <text:s text:c="2"/>0.0754825<text:tab/> <text:s text:c="2"/>0.0382276<text:tab/> <text:s text:c="3"/>0.350103<text:tab/></text:p>
      <text:p text:style-name="P2"><text:s text:c="2"/>1.55<text:tab/> <text:s text:c="2"/>0.0300568<text:tab/> <text:s text:c="4"/>1.74069<text:tab/> <text:s text:c="2"/>0.0785539<text:tab/> <text:s text:c="2"/>0.0365424<text:tab/> <text:s text:c="3"/>0.310804<text:tab/></text:p>
      <text:p text:style-name="P2"><text:s text:c="2"/>1.65<text:tab/> <text:s text:c="2"/>0.0244244<text:tab/> <text:s text:c="4"/>1.72968<text:tab/> <text:s text:c="2"/>0.0811034<text:tab/> <text:s text:c="2"/>0.0350799<text:tab/> <text:s text:c="3"/>0.280862<text:tab/></text:p>
      <text:p text:style-name="P2"><text:s text:c="2"/>1.75<text:tab/> <text:s text:c="2"/>0.0201215<text:tab/> <text:s text:c="4"/>1.73228<text:tab/> <text:s text:c="2"/>0.0834481<text:tab/> <text:s text:c="2"/>0.0338932<text:tab/> <text:s text:c="3"/>0.257906<text:tab/></text:p>
      <text:p text:style-name="P2"><text:s text:c="2"/>1.85<text:tab/> <text:s text:c="2"/>0.0168306<text:tab/> <text:s text:c="4"/>1.74462<text:tab/> <text:s text:c="2"/>0.0854325<text:tab/> <text:s text:c="2"/>0.0328095<text:tab/> <text:s text:c="3"/>0.239222<text:tab/></text:p>
      <text:p text:style-name="P2"><text:s text:c="2"/>1.95<text:tab/> <text:s text:c="3"/>0.014263<text:tab/> <text:s text:c="4"/>1.75985<text:tab/> <text:s text:c="2"/>0.0870619<text:tab/> <text:s text:c="2"/>0.0315144<text:tab/> <text:s text:c="3"/>0.221505<text:tab/></text:p>
      <text:p text:style-name="P2"><text:s text:c="2"/>2.05<text:tab/> <text:s text:c="4"/>0.01222<text:tab/> <text:s text:c="4"/>1.76813<text:tab/> <text:s text:c="2"/>0.0879828<text:tab/> <text:s text:c="2"/>0.0304473<text:tab/> <text:s text:c="3"/>0.207234<text:tab/></text:p>
      <text:p text:style-name="P2"><text:s text:c="2"/>2.15<text:tab/> <text:s text:c="2"/>0.0105315<text:tab/> <text:s text:c="4"/>1.76849<text:tab/> <text:s text:c="2"/>0.0874393<text:tab/> <text:s text:c="2"/>0.0298009<text:tab/> <text:s text:c="3"/>0.197225<text:tab/></text:p>
      <text:p text:style-name="P2"><text:s text:c="2"/>2.25<text:tab/> <text:s/>0.00912583<text:tab/> <text:s text:c="4"/>1.76155<text:tab/> <text:s text:c="2"/>0.0863991<text:tab/> <text:s text:c="2"/>0.0294828<text:tab/> <text:s text:c="4"/>0.19037<text:tab/></text:p>
      <text:p text:style-name="P2"><text:s text:c="2"/>2.35<text:tab/> <text:s/>0.00796143<text:tab/> <text:s text:c="4"/>1.74955<text:tab/> <text:s text:c="2"/>0.0851444<text:tab/> <text:s text:c="2"/>0.0292223<text:tab/> <text:s text:c="3"/>0.184621<text:tab/></text:p>
      <text:p text:style-name="P2"><text:s text:c="2"/>2.45<text:tab/> <text:s/>0.00706433<text:tab/> <text:s text:c="4"/>1.72922<text:tab/> <text:s text:c="2"/>0.0836622<text:tab/> <text:s text:c="2"/>0.0289438<text:tab/> <text:s text:c="3"/>0.179306<text:tab/></text:p>
      <text:p text:style-name="P2"><text:s text:c="2"/>2.55<text:tab/> <text:s/>0.00639653<text:tab/> <text:s text:c="4"/>1.70246<text:tab/> <text:s text:c="2"/>0.0826493<text:tab/> <text:s text:c="2"/>0.0289309<text:tab/> <text:s text:c="3"/>0.176064<text:tab/></text:p>
      <text:p text:style-name="P2"><text:s text:c="2"/>2.65<text:tab/> <text:s/>0.00581884<text:tab/> <text:s text:c="4"/>1.67221<text:tab/> <text:s text:c="2"/>0.0819559<text:tab/> <text:s text:c="2"/>0.0290316<text:tab/> <text:s text:c="3"/>0.173882<text:tab/></text:p>
      <text:p text:style-name="P2"><text:s text:c="2"/>2.75<text:tab/> <text:s text:c="2"/>0.0052417<text:tab/> <text:s text:c="4"/>1.63596<text:tab/> <text:s text:c="2"/>0.0795717<text:tab/> <text:s text:c="2"/>0.0291511<text:tab/> <text:s text:c="3"/>0.172071<text:tab/></text:p>
      <text:p text:style-name="P2"><text:s text:c="2"/>2.85<text:tab/> <text:s text:c="2"/>0.0047694<text:tab/> <text:s text:c="4"/>1.58938<text:tab/> <text:s text:c="2"/>0.0768676<text:tab/> <text:s text:c="2"/>0.0296502<text:tab/> <text:s text:c="3"/>0.172723<text:tab/></text:p>
      <text:p text:style-name="P2"><text:s text:c="2"/>2.95<text:tab/> <text:s/>0.00439407<text:tab/> <text:s text:c="4"/>1.53589<text:tab/> <text:s text:c="2"/>0.0749262<text:tab/> <text:s text:c="2"/>0.0302162<text:tab/> <text:s text:c="3"/>0.173987<text:tab/></text:p>
      <text:p text:style-name="P2"><text:s text:c="2"/>3.05<text:tab/> <text:s/>0.00405563<text:tab/> <text:s text:c="5"/>1.4828<text:tab/> <text:s text:c="2"/>0.0727735<text:tab/> <text:s text:c="2"/>0.0306232<text:tab/> <text:s text:c="3"/>0.174556<text:tab/></text:p>
      <text:p text:style-name="P2"><text:s text:c="2"/>3.15<text:tab/> <text:s/>0.00375564<text:tab/> <text:s text:c="4"/>1.42706<text:tab/> <text:s text:c="2"/>0.0703948<text:tab/> <text:s text:c="2"/>0.0310047<text:tab/> <text:s text:c="3"/>0.175232<text:tab/></text:p>
      <text:p text:style-name="P2"><text:s text:c="2"/>3.25<text:tab/> <text:s text:c="2"/>0.0034584<text:tab/> <text:s text:c="4"/>1.36845<text:tab/> <text:s text:c="2"/>0.0685822<text:tab/> <text:s text:c="2"/>0.0314337<text:tab/> <text:s text:c="3"/>0.176369<text:tab/></text:p>
      <text:p text:style-name="P2"><text:s text:c="2"/>3.35<text:tab/> <text:s/>0.00318284<text:tab/> <text:s text:c="5"/>1.3118<text:tab/> <text:s text:c="2"/>0.0663208<text:tab/> <text:s text:c="2"/>0.0319005<text:tab/> <text:s text:c="3"/>0.177845<text:tab/></text:p>
      <text:p text:style-name="P2"><text:s text:c="2"/>3.45<text:tab/> <text:s/>0.00296202<text:tab/> <text:s text:c="4"/>1.24424<text:tab/> <text:s text:c="2"/>0.0629191<text:tab/> <text:s text:c="2"/>0.0324431<text:tab/> <text:s text:c="4"/>0.17984<text:tab/></text:p>
      <text:p text:style-name="P2"><text:s text:c="2"/>3.55<text:tab/> <text:s/>0.00277872<text:tab/> <text:s text:c="4"/>1.17352<text:tab/> <text:s text:c="2"/>0.0598821<text:tab/> <text:s text:c="2"/>0.0329125<text:tab/> <text:s text:c="3"/>0.181516<text:tab/></text:p>
      <text:p text:style-name="P2"><text:s text:c="2"/>3.65<text:tab/> <text:s text:c="2"/>0.0026104<text:tab/> <text:s text:c="4"/>1.11403<text:tab/> <text:s text:c="2"/>0.0579128<text:tab/> <text:s text:c="2"/>0.0333447<text:tab/> <text:s text:c="3"/>0.183061<text:tab/></text:p>
      <text:p text:style-name="P2"><text:s text:c="2"/>3.75<text:tab/> <text:s text:c="2"/>0.0024368<text:tab/> <text:s text:c="6"/>1.053<text:tab/> <text:s text:c="2"/>0.0554982<text:tab/> <text:s text:c="2"/>0.0337837<text:tab/> <text:s text:c="3"/>0.184725<text:tab/></text:p>
      <text:p text:style-name="P2"><text:s text:c="2"/>3.85<text:tab/> <text:s/>0.00227008<text:tab/> <text:s text:c="3"/>0.985356<text:tab/> <text:s text:c="2"/>0.0532516<text:tab/> <text:s text:c="2"/>0.0339084<text:tab/> <text:s text:c="4"/>0.18476<text:tab/></text:p>
      <text:p text:style-name="P2"><text:s text:c="2"/>3.95<text:tab/> <text:s/>0.00209991<text:tab/> <text:s text:c="3"/>0.926494<text:tab/> <text:s text:c="2"/>0.0519018<text:tab/> <text:s text:c="2"/>0.0339008<text:tab/> <text:s text:c="3"/>0.184149<text:tab/></text:p>
      <text:p text:style-name="P2"><text:s text:c="2"/>4.05<text:tab/> <text:s/>0.00194368<text:tab/> <text:s text:c="3"/>0.872872<text:tab/> <text:s text:c="3"/>0.049617<text:tab/> <text:s text:c="2"/>0.0339639<text:tab/> <text:s text:c="3"/>0.183997<text:tab/></text:p>
      <text:p text:style-name="P2"><text:s text:c="2"/>4.15<text:tab/> <text:s/>0.00182274<text:tab/> <text:s text:c="3"/>0.816594<text:tab/> <text:s text:c="2"/>0.0465868<text:tab/> <text:s text:c="2"/>0.0339448<text:tab/> <text:s text:c="3"/>0.183477<text:tab/></text:p>
      <text:p text:style-name="P2"><text:soft-page-break/><text:s text:c="2"/>4.25<text:tab/> <text:s text:c="2"/>0.0017044<text:tab/> <text:s text:c="3"/>0.762897<text:tab/> <text:s text:c="2"/>0.0445047<text:tab/> <text:s text:c="2"/>0.0337087<text:tab/> <text:s text:c="3"/>0.181847<text:tab/></text:p>
      <text:p text:style-name="P2"><text:s text:c="2"/>4.35<text:tab/> <text:s text:c="2"/>0.0015575<text:tab/> <text:s text:c="3"/>0.713506<text:tab/> <text:s text:c="2"/>0.0426971<text:tab/> <text:s text:c="2"/>0.0332716<text:tab/> <text:s text:c="3"/>0.179198<text:tab/></text:p>
      <text:p text:style-name="P2"><text:s text:c="2"/>4.45<text:tab/> <text:s/>0.00141863<text:tab/> <text:s text:c="3"/>0.665763<text:tab/> <text:s text:c="2"/>0.0395886<text:tab/> <text:s text:c="2"/>0.0326022<text:tab/> <text:s text:c="3"/>0.175362<text:tab/></text:p>
      <text:p text:style-name="P2"><text:s text:c="2"/>4.55<text:tab/> <text:s/>0.00128395<text:tab/> <text:s text:c="3"/>0.628675<text:tab/> <text:s text:c="2"/>0.0378518<text:tab/> <text:s text:c="2"/>0.0316224<text:tab/> <text:s text:c="3"/>0.169909<text:tab/></text:p>
      <text:p text:style-name="P2"><text:s text:c="2"/>4.65<text:tab/> <text:s/>0.00114891<text:tab/> <text:s text:c="5"/>0.5964<text:tab/> <text:s text:c="2"/>0.0372833<text:tab/> <text:s text:c="2"/>0.0304235<text:tab/> <text:s text:c="4"/>0.16333<text:tab/></text:p>
      <text:p text:style-name="P2"><text:s text:c="2"/>4.75<text:tab/> <text:s/>0.00102802<text:tab/> <text:s text:c="3"/>0.568573<text:tab/> <text:s text:c="2"/>0.0359961<text:tab/> <text:s text:c="2"/>0.0290603<text:tab/> <text:s text:c="3"/>0.155923<text:tab/></text:p>
      <text:p text:style-name="P2"><text:s text:c="2"/>4.85<text:tab/> 0.000914011<text:tab/> <text:s text:c="3"/>0.543328<text:tab/> <text:s text:c="2"/>0.0343038<text:tab/> <text:s text:c="2"/>0.0275422<text:tab/> <text:s text:c="4"/>0.14772<text:tab/></text:p>
      <text:p text:style-name="P2"><text:s text:c="2"/>4.95<text:tab/> 0.000809474<text:tab/> <text:s text:c="4"/>0.51244<text:tab/> <text:s text:c="2"/>0.0324834<text:tab/> <text:s text:c="2"/>0.0258621<text:tab/> <text:s text:c="3"/>0.138679<text:tab/></text:p>
      <text:p text:style-name="P2"><text:s text:c="2"/>5.05<text:tab/> 0.000705576<text:tab/> <text:s text:c="3"/>0.458819<text:tab/> <text:s text:c="2"/>0.0293564<text:tab/> <text:s text:c="2"/>0.0237077<text:tab/> <text:s text:c="3"/>0.127128<text:tab/></text:p>
      <text:p text:style-name="P2"><text:s text:c="2"/>5.15<text:tab/> 0.000496079<text:tab/> <text:s text:c="3"/>0.321628<text:tab/> <text:s text:c="2"/>0.0210038<text:tab/> <text:s text:c="2"/>0.0173144<text:tab/> <text:s text:c="2"/>0.0928552<text:tab/></text:p>
      <text:p text:style-name="P2">--------------------------------------------------------------------------------------</text:p>
      <text:p text:style-name="P2">Total:<text:tab/> <text:s text:c="4"/>3.97983<text:tab/> <text:s text:c="7"/>70.4<text:tab/> <text:s text:c="4"/>2.88471<text:tab/> <text:s text:c="4"/>1.78735<text:tab/> <text:s text:c="4"/>32.3006<text:tab/></text:p>
      <text:p text:style-name="P2"/>
      <text:p text:style-name="P2"><text:tab/></text:p>
      <text:p text:style-name="P2">--------- #NU_E_BAR_Appearance_QE ---------</text:p>
      <text:p text:style-name="P2"><text:tab/></text:p>
      <text:p text:style-name="P2"><text:s text:c="2"/>0.25<text:tab/> <text:s text:c="3"/>0.968215<text:tab/></text:p>
      <text:p text:style-name="P2"><text:s text:c="2"/>0.35<text:tab/> <text:s text:c="4"/>2.50999<text:tab/></text:p>
      <text:p text:style-name="P2"><text:s text:c="2"/>0.45<text:tab/> <text:s text:c="4"/>7.41129<text:tab/></text:p>
      <text:p text:style-name="P2"><text:s text:c="2"/>0.55<text:tab/> <text:s text:c="4"/>14.1742<text:tab/></text:p>
      <text:p text:style-name="P2"><text:s text:c="2"/>0.65<text:tab/> <text:s text:c="4"/>17.0587<text:tab/></text:p>
      <text:p text:style-name="P2"><text:s text:c="2"/>0.75<text:tab/> <text:s text:c="4"/>13.6563<text:tab/></text:p>
      <text:p text:style-name="P2"><text:s text:c="2"/>0.85<text:tab/> <text:s text:c="4"/>7.85465<text:tab/></text:p>
      <text:p text:style-name="P2"><text:s text:c="2"/>0.95<text:tab/> <text:s text:c="4"/>3.83986<text:tab/></text:p>
      <text:p text:style-name="P2"><text:s text:c="2"/>1.05<text:tab/> <text:s text:c="4"/>2.01773<text:tab/></text:p>
      <text:p text:style-name="P2"><text:s text:c="2"/>1.15<text:tab/> <text:s text:c="4"/>1.24544<text:tab/></text:p>
      <text:p text:style-name="P2"><text:s text:c="2"/>1.25<text:tab/> <text:s text:c="3"/>0.850126<text:tab/></text:p>
      <text:p text:style-name="P2"><text:s text:c="2"/>1.35<text:tab/> <text:s text:c="3"/>0.612892<text:tab/></text:p>
      <text:p text:style-name="P2"><text:s text:c="2"/>1.45<text:tab/> <text:s text:c="3"/>0.458858<text:tab/></text:p>
      <text:p text:style-name="P2"><text:s text:c="2"/>1.55<text:tab/> <text:s text:c="3"/>0.350965<text:tab/></text:p>
      <text:p text:style-name="P2"><text:s text:c="2"/>1.65<text:tab/> <text:s text:c="3"/>0.271828<text:tab/></text:p>
      <text:p text:style-name="P2"><text:s text:c="2"/>1.75<text:tab/> <text:s text:c="3"/>0.213954<text:tab/></text:p>
      <text:p text:style-name="P2"><text:s text:c="2"/>1.85<text:tab/> <text:s text:c="3"/>0.171285<text:tab/></text:p>
      <text:p text:style-name="P2"><text:s text:c="2"/>1.95<text:tab/> <text:s text:c="3"/>0.139199<text:tab/></text:p>
      <text:p text:style-name="P2"><text:s text:c="2"/>2.05<text:tab/> <text:s text:c="3"/>0.114696<text:tab/></text:p>
      <text:p text:style-name="P2"><text:s text:c="2"/>2.15<text:tab/> <text:s text:c="2"/>0.0953489<text:tab/></text:p>
      <text:p text:style-name="P2"><text:s text:c="2"/>2.25<text:tab/> <text:s text:c="2"/>0.0798257<text:tab/></text:p>
      <text:p text:style-name="P2"><text:s text:c="2"/>2.35<text:tab/> <text:s text:c="2"/>0.0673372<text:tab/></text:p>
      <text:p text:style-name="P2"><text:s text:c="2"/>2.45<text:tab/> <text:s text:c="2"/>0.0578304<text:tab/></text:p>
      <text:p text:style-name="P2"><text:s text:c="2"/>2.55<text:tab/> <text:s text:c="2"/>0.0507892<text:tab/></text:p>
      <text:p text:style-name="P2"><text:s text:c="2"/>2.65<text:tab/> <text:s text:c="2"/>0.0449156<text:tab/></text:p>
      <text:p text:style-name="P2"><text:s text:c="2"/>2.75<text:tab/> <text:s text:c="2"/>0.0393649<text:tab/></text:p>
      <text:p text:style-name="P2"><text:s text:c="2"/>2.85<text:tab/> <text:s text:c="2"/>0.0348556<text:tab/></text:p>
      <text:p text:style-name="P2"><text:s text:c="2"/>2.95<text:tab/> <text:s text:c="2"/>0.0312841<text:tab/></text:p>
      <text:p text:style-name="P2"><text:s text:c="2"/>3.05<text:tab/> <text:s text:c="2"/>0.0281572<text:tab/></text:p>
      <text:p text:style-name="P2"><text:s text:c="2"/>3.15<text:tab/> <text:s text:c="2"/>0.0254524<text:tab/></text:p>
      <text:p text:style-name="P2"><text:s text:c="2"/>3.25<text:tab/> <text:s text:c="2"/>0.0228987<text:tab/></text:p>
      <text:p text:style-name="P2"><text:s text:c="2"/>3.35<text:tab/> <text:s text:c="2"/>0.0205921<text:tab/></text:p>
      <text:p text:style-name="P2"><text:s text:c="2"/>3.45<text:tab/> <text:s text:c="2"/>0.0187339<text:tab/></text:p>
      <text:p text:style-name="P2"><text:soft-page-break/><text:s text:c="2"/>3.55<text:tab/> <text:s text:c="3"/>0.017198<text:tab/></text:p>
      <text:p text:style-name="P2"><text:s text:c="2"/>3.65<text:tab/> <text:s text:c="2"/>0.0158276<text:tab/></text:p>
      <text:p text:style-name="P2"><text:s text:c="2"/>3.75<text:tab/> <text:s text:c="2"/>0.0144832<text:tab/></text:p>
      <text:p text:style-name="P2"><text:s text:c="2"/>3.85<text:tab/> <text:s text:c="2"/>0.0132292<text:tab/></text:p>
      <text:p text:style-name="P2"><text:s text:c="2"/>3.95<text:tab/> <text:s text:c="2"/>0.0120031<text:tab/></text:p>
      <text:p text:style-name="P2"><text:s text:c="2"/>4.05<text:tab/> <text:s text:c="2"/>0.0108973<text:tab/></text:p>
      <text:p text:style-name="P2"><text:s text:c="2"/>4.15<text:tab/> <text:s text:c="3"/>0.010025<text:tab/></text:p>
      <text:p text:style-name="P2"><text:s text:c="2"/>4.25<text:tab/> <text:s/>0.00920255<text:tab/></text:p>
      <text:p text:style-name="P2"><text:s text:c="2"/>4.35<text:tab/> <text:s/>0.00825706<text:tab/></text:p>
      <text:p text:style-name="P2"><text:s text:c="2"/>4.45<text:tab/> <text:s/>0.00738395<text:tab/></text:p>
      <text:p text:style-name="P2"><text:s text:c="2"/>4.55<text:tab/> <text:s/>0.00656517<text:tab/></text:p>
      <text:p text:style-name="P2"><text:s text:c="2"/>4.65<text:tab/> <text:s/>0.00577343<text:tab/></text:p>
      <text:p text:style-name="P2"><text:s text:c="2"/>4.75<text:tab/> <text:s/>0.00507948<text:tab/></text:p>
      <text:p text:style-name="P2"><text:s text:c="2"/>4.85<text:tab/> <text:s/>0.00444324<text:tab/></text:p>
      <text:p text:style-name="P2"><text:s text:c="2"/>4.95<text:tab/> <text:s/>0.00387222<text:tab/></text:p>
      <text:p text:style-name="P2"><text:s text:c="2"/>5.05<text:tab/> <text:s/>0.00332503<text:tab/></text:p>
      <text:p text:style-name="P2"><text:s text:c="2"/>5.15<text:tab/> <text:s/>0.00231326<text:tab/></text:p>
      <text:p text:style-name="P2">----------------------</text:p>
      <text:p text:style-name="P2">Total:<text:tab/> <text:s text:c="4"/>74.6874<text:tab/></text:p>
      <text:p text:style-name="P2"><text:tab/></text:p>
      <text:p text:style-name="P2"><text:s text:c="2"/>0.25<text:tab/> <text:s text:c="3"/>0.128645<text:tab/> <text:s text:c="2"/>0.0693046<text:tab/> <text:s text:c="2"/>0.0543402<text:tab/> <text:s text:c="2"/>0.0116515<text:tab/> <text:s text:c="3"/>0.207559<text:tab/></text:p>
      <text:p text:style-name="P2"><text:s text:c="2"/>0.35<text:tab/> <text:s text:c="3"/>0.493757<text:tab/> <text:s text:c="3"/>0.143662<text:tab/> <text:s text:c="3"/>0.106923<text:tab/> <text:s text:c="2"/>0.0190003<text:tab/> <text:s text:c="3"/>0.550385<text:tab/></text:p>
      <text:p text:style-name="P2"><text:s text:c="2"/>0.45<text:tab/> <text:s text:c="4"/>1.53422<text:tab/> <text:s text:c="3"/>0.221052<text:tab/> <text:s text:c="3"/>0.159442<text:tab/> <text:s text:c="3"/>0.015217<text:tab/> <text:s text:c="4"/>1.15084<text:tab/></text:p>
      <text:p text:style-name="P2"><text:s text:c="2"/>0.55<text:tab/> <text:s text:c="4"/>2.93742<text:tab/> <text:s text:c="3"/>0.293191<text:tab/> <text:s text:c="3"/>0.204539<text:tab/> <text:s/>0.00766176<text:tab/> <text:s text:c="4"/>1.85936<text:tab/></text:p>
      <text:p text:style-name="P2"><text:s text:c="2"/>0.65<text:tab/> <text:s text:c="4"/>3.56878<text:tab/> <text:s text:c="3"/>0.356236<text:tab/> <text:s text:c="4"/>0.23632<text:tab/> <text:s/>0.00811573<text:tab/> <text:s text:c="5"/>2.1923<text:tab/></text:p>
      <text:p text:style-name="P2"><text:s text:c="2"/>0.75<text:tab/> <text:s text:c="4"/>2.89995<text:tab/> <text:s text:c="3"/>0.407608<text:tab/> <text:s text:c="3"/>0.252919<text:tab/> <text:s text:c="2"/>0.0137247<text:tab/> <text:s text:c="4"/>1.85488<text:tab/></text:p>
      <text:p text:style-name="P2"><text:s text:c="2"/>0.85<text:tab/> <text:s text:c="4"/>1.70367<text:tab/> <text:s text:c="3"/>0.449001<text:tab/> <text:s text:c="3"/>0.256362<text:tab/> <text:s text:c="2"/>0.0158066<text:tab/> <text:s text:c="4"/>1.18462<text:tab/></text:p>
      <text:p text:style-name="P2"><text:s text:c="2"/>0.95<text:tab/> <text:s text:c="3"/>0.858464<text:tab/> <text:s text:c="5"/>0.4826<text:tab/> <text:s text:c="3"/>0.248349<text:tab/> <text:s text:c="2"/>0.0143064<text:tab/> <text:s text:c="5"/>0.6763<text:tab/></text:p>
      <text:p text:style-name="P2"><text:s text:c="2"/>1.05<text:tab/> <text:s text:c="3"/>0.468324<text:tab/> <text:s text:c="3"/>0.510674<text:tab/> <text:s text:c="3"/>0.232065<text:tab/> <text:s text:c="2"/>0.0127529<text:tab/> <text:s text:c="3"/>0.430017<text:tab/></text:p>
      <text:p text:style-name="P2"><text:s text:c="2"/>1.15<text:tab/> <text:s text:c="3"/>0.299651<text:tab/> <text:s text:c="3"/>0.537044<text:tab/> <text:s text:c="3"/>0.213085<text:tab/> <text:s text:c="2"/>0.0119251<text:tab/> <text:s text:c="3"/>0.320804<text:tab/></text:p>
      <text:p text:style-name="P2"><text:s text:c="2"/>1.25<text:tab/> <text:s text:c="3"/>0.211808<text:tab/> <text:s text:c="3"/>0.561254<text:tab/> <text:s text:c="3"/>0.194531<text:tab/> <text:s text:c="2"/>0.0113785<text:tab/> <text:s text:c="3"/>0.261713<text:tab/></text:p>
      <text:p text:style-name="P2"><text:s text:c="2"/>1.35<text:tab/> <text:s text:c="3"/>0.157847<text:tab/> <text:s text:c="3"/>0.580111<text:tab/> <text:s text:c="3"/>0.178988<text:tab/> <text:s text:c="2"/>0.0109309<text:tab/> <text:s text:c="3"/>0.223823<text:tab/></text:p>
      <text:p text:style-name="P2"><text:s text:c="2"/>1.45<text:tab/> <text:s text:c="3"/>0.121858<text:tab/> <text:s text:c="3"/>0.596561<text:tab/> <text:s text:c="3"/>0.168166<text:tab/> <text:s text:c="3"/>0.010529<text:tab/> <text:s text:c="3"/>0.197248<text:tab/></text:p>
      <text:p text:style-name="P2"><text:s text:c="2"/>1.55<text:tab/> <text:s text:c="2"/>0.0973561<text:tab/> <text:s text:c="3"/>0.609707<text:tab/> <text:s text:c="3"/>0.160949<text:tab/> <text:s text:c="2"/>0.0100763<text:tab/> <text:s text:c="4"/>0.17611<text:tab/></text:p>
      <text:p text:style-name="P2"><text:s text:c="2"/>1.65<text:tab/> <text:s text:c="2"/>0.0795739<text:tab/> <text:s text:c="3"/>0.619339<text:tab/> <text:s text:c="4"/>0.15624<text:tab/> <text:s text:c="2"/>0.0095731<text:tab/> <text:s text:c="3"/>0.158229<text:tab/></text:p>
      <text:p text:style-name="P2"><text:s text:c="2"/>1.75<text:tab/> <text:s text:c="2"/>0.0663437<text:tab/> <text:s text:c="3"/>0.627433<text:tab/> <text:s text:c="3"/>0.153127<text:tab/> <text:s/>0.00910574<text:tab/> <text:s text:c="3"/>0.143751<text:tab/></text:p>
      <text:p text:style-name="P2"><text:s text:c="2"/>1.85<text:tab/> <text:s text:c="2"/>0.0561477<text:tab/> <text:s text:c="3"/>0.632527<text:tab/> <text:s text:c="3"/>0.151662<text:tab/> <text:s/>0.00869545<text:tab/> <text:s text:c="3"/>0.132134<text:tab/></text:p>
      <text:p text:style-name="P2"><text:s text:c="2"/>1.95<text:tab/> <text:s text:c="2"/>0.0476071<text:tab/> <text:s text:c="4"/>0.63555<text:tab/> <text:s text:c="4"/>0.15188<text:tab/> <text:s text:c="2"/>0.0083339<text:tab/> <text:s text:c="3"/>0.122637<text:tab/></text:p>
      <text:p text:style-name="P2"><text:s text:c="2"/>2.05<text:tab/> <text:s text:c="2"/>0.0408761<text:tab/> <text:s text:c="3"/>0.635663<text:tab/> <text:s text:c="3"/>0.151834<text:tab/> <text:s text:c="2"/>0.0080077<text:tab/> <text:s text:c="3"/>0.114688<text:tab/></text:p>
      <text:p text:style-name="P2"><text:s text:c="2"/>2.15<text:tab/> <text:s text:c="2"/>0.0358146<text:tab/> <text:s text:c="4"/>0.63227<text:tab/> <text:s text:c="3"/>0.150874<text:tab/> <text:s/>0.00768465<text:tab/> <text:s text:c="3"/>0.107557<text:tab/></text:p>
      <text:p text:style-name="P2"><text:s text:c="2"/>2.25<text:tab/> <text:s text:c="3"/>0.031935<text:tab/> <text:s text:c="3"/>0.629258<text:tab/> <text:s text:c="3"/>0.148963<text:tab/> <text:s/>0.00737029<text:tab/> <text:s text:c="3"/>0.101122<text:tab/></text:p>
      <text:p text:style-name="P2"><text:s text:c="2"/>2.35<text:tab/> <text:s text:c="2"/>0.0287123<text:tab/> <text:s text:c="3"/>0.625519<text:tab/> <text:s text:c="3"/>0.146685<text:tab/> <text:s/>0.00708175<text:tab/> <text:s text:c="2"/>0.0954711<text:tab/></text:p>
      <text:p text:style-name="P2"><text:s text:c="2"/>2.45<text:tab/> <text:s text:c="2"/>0.0259133<text:tab/> <text:s text:c="4"/>0.62093<text:tab/> <text:s text:c="3"/>0.144242<text:tab/> <text:s/>0.00689277<text:tab/> <text:s text:c="2"/>0.0914911<text:tab/></text:p>
      <text:p text:style-name="P2"><text:s text:c="2"/>2.55<text:tab/> <text:s text:c="2"/>0.0236961<text:tab/> <text:s text:c="3"/>0.614978<text:tab/> <text:s text:c="3"/>0.141416<text:tab/> <text:s/>0.00681304<text:tab/> <text:s text:c="2"/>0.0892221<text:tab/></text:p>
      <text:p text:style-name="P2"><text:s text:c="2"/>2.65<text:tab/> <text:s text:c="2"/>0.0218605<text:tab/> <text:s text:c="3"/>0.608115<text:tab/> <text:s text:c="3"/>0.137625<text:tab/> <text:s/>0.00672868<text:tab/> <text:s text:c="2"/>0.0870999<text:tab/></text:p>
      <text:p text:style-name="P2"><text:s text:c="2"/>2.75<text:tab/> <text:s text:c="2"/>0.0202418<text:tab/> <text:s text:c="3"/>0.600412<text:tab/> <text:s text:c="3"/>0.132984<text:tab/> <text:s/>0.00655989<text:tab/> <text:s text:c="2"/>0.0840375<text:tab/></text:p>
      <text:p text:style-name="P2"><text:s text:c="2"/>2.85<text:tab/> <text:s text:c="2"/>0.0190445<text:tab/> <text:s text:c="3"/>0.584429<text:tab/> <text:s text:c="3"/>0.128274<text:tab/> <text:s/>0.00644724<text:tab/> <text:s text:c="2"/>0.0818112<text:tab/></text:p>
      <text:p text:style-name="P2"><text:s text:c="2"/>2.95<text:tab/> <text:s text:c="3"/>0.018026<text:tab/> <text:s text:c="3"/>0.565822<text:tab/> <text:s text:c="3"/>0.123997<text:tab/> <text:s/>0.00639143<text:tab/> <text:s text:c="3"/>0.080408<text:tab/></text:p>
      <text:p text:style-name="P2"><text:s text:c="2"/>3.05<text:tab/> <text:s text:c="2"/>0.0170144<text:tab/> <text:s text:c="3"/>0.550039<text:tab/> <text:s text:c="3"/>0.119399<text:tab/> <text:s/>0.00632988<text:tab/> <text:s text:c="3"/>0.079003<text:tab/></text:p>
      <text:p text:style-name="P2"><text:soft-page-break/><text:s text:c="2"/>3.15<text:tab/> <text:s text:c="2"/>0.0160804<text:tab/> <text:s text:c="3"/>0.534096<text:tab/> <text:s text:c="3"/>0.113387<text:tab/> <text:s/>0.00627267<text:tab/> <text:s text:c="2"/>0.0777089<text:tab/></text:p>
      <text:p text:style-name="P2"><text:s text:c="2"/>3.25<text:tab/> <text:s text:c="2"/>0.0152553<text:tab/> <text:s text:c="3"/>0.516248<text:tab/> <text:s text:c="3"/>0.107365<text:tab/> <text:s text:c="2"/>0.0061646<text:tab/> <text:s text:c="2"/>0.0758444<text:tab/></text:p>
      <text:p text:style-name="P2"><text:s text:c="2"/>3.35<text:tab/> <text:s text:c="2"/>0.0145187<text:tab/> <text:s text:c="3"/>0.501134<text:tab/> <text:s text:c="3"/>0.101533<text:tab/> <text:s text:c="2"/>0.0060465<text:tab/> <text:s text:c="2"/>0.0739097<text:tab/></text:p>
      <text:p text:style-name="P2"><text:s text:c="2"/>3.45<text:tab/> <text:s text:c="2"/>0.0138768<text:tab/> <text:s text:c="3"/>0.487851<text:tab/> <text:s text:c="2"/>0.0959677<text:tab/> <text:s/>0.00598564<text:tab/> <text:s text:c="2"/>0.0727238<text:tab/></text:p>
      <text:p text:style-name="P2"><text:s text:c="2"/>3.55<text:tab/> <text:s text:c="2"/>0.0132589<text:tab/> <text:s text:c="3"/>0.470285<text:tab/> <text:s text:c="2"/>0.0904827<text:tab/> <text:s/>0.00596008<text:tab/> <text:s text:c="2"/>0.0720071<text:tab/></text:p>
      <text:p text:style-name="P2"><text:s text:c="2"/>3.65<text:tab/> <text:s text:c="2"/>0.0126715<text:tab/> <text:s text:c="3"/>0.449702<text:tab/> <text:s text:c="2"/>0.0850123<text:tab/> <text:s/>0.00592964<text:tab/> <text:s text:c="2"/>0.0712665<text:tab/></text:p>
      <text:p text:style-name="P2"><text:s text:c="2"/>3.75<text:tab/> <text:s text:c="2"/>0.0121348<text:tab/> <text:s text:c="3"/>0.431529<text:tab/> <text:s text:c="2"/>0.0794778<text:tab/> <text:s/>0.00585235<text:tab/> <text:s text:c="2"/>0.0699929<text:tab/></text:p>
      <text:p text:style-name="P2"><text:s text:c="2"/>3.85<text:tab/> <text:s text:c="2"/>0.0115332<text:tab/> <text:s text:c="3"/>0.416776<text:tab/> <text:s text:c="2"/>0.0753619<text:tab/> <text:s/>0.00575551<text:tab/> <text:s text:c="2"/>0.0685136<text:tab/></text:p>
      <text:p text:style-name="P2"><text:s text:c="2"/>3.95<text:tab/> <text:s text:c="4"/>0.01093<text:tab/> <text:s text:c="3"/>0.404987<text:tab/> <text:s text:c="2"/>0.0722434<text:tab/> <text:s/>0.00561132<text:tab/> <text:s text:c="2"/>0.0665021<text:tab/></text:p>
      <text:p text:style-name="P2"><text:s text:c="2"/>4.05<text:tab/> <text:s text:c="3"/>0.010395<text:tab/> <text:s text:c="4"/>0.39312<text:tab/> <text:s text:c="2"/>0.0679236<text:tab/> <text:s/>0.00547024<text:tab/> <text:s text:c="2"/>0.0645545<text:tab/></text:p>
      <text:p text:style-name="P2"><text:s text:c="2"/>4.15<text:tab/> <text:s/>0.00987804<text:tab/> <text:s text:c="3"/>0.381851<text:tab/> <text:s text:c="2"/>0.0630492<text:tab/> <text:s/>0.00539584<text:tab/> <text:s text:c="3"/>0.063418<text:tab/></text:p>
      <text:p text:style-name="P2"><text:s text:c="2"/>4.25<text:tab/> <text:s/>0.00933929<text:tab/> <text:s text:c="3"/>0.370618<text:tab/> <text:s text:c="3"/>0.059091<text:tab/> <text:s/>0.00529406<text:tab/> <text:s text:c="2"/>0.0619869<text:tab/></text:p>
      <text:p text:style-name="P2"><text:s text:c="2"/>4.35<text:tab/> <text:s/>0.00878679<text:tab/> <text:s text:c="3"/>0.354924<text:tab/> <text:s text:c="3"/>0.055645<text:tab/> <text:s/>0.00507092<text:tab/> <text:s text:c="2"/>0.0591582<text:tab/></text:p>
      <text:p text:style-name="P2"><text:s text:c="2"/>4.45<text:tab/> <text:s/>0.00821762<text:tab/> <text:s text:c="3"/>0.335879<text:tab/> <text:s text:c="2"/>0.0516411<text:tab/> <text:s/>0.00483918<text:tab/> <text:s text:c="2"/>0.0562537<text:tab/></text:p>
      <text:p text:style-name="P2"><text:s text:c="2"/>4.55<text:tab/> <text:s/>0.00761577<text:tab/> <text:s text:c="3"/>0.318387<text:tab/> <text:s text:c="2"/>0.0479213<text:tab/> <text:s/>0.00458106<text:tab/> <text:s text:c="2"/>0.0530735<text:tab/></text:p>
      <text:p text:style-name="P2"><text:s text:c="2"/>4.65<text:tab/> <text:s/>0.00700759<text:tab/> <text:s text:c="3"/>0.308077<text:tab/> <text:s text:c="2"/>0.0451814<text:tab/> <text:s/>0.00428483<text:tab/> <text:s text:c="2"/>0.0494787<text:tab/></text:p>
      <text:p text:style-name="P2"><text:s text:c="2"/>4.75<text:tab/> <text:s text:c="2"/>0.0064079<text:tab/> <text:s text:c="3"/>0.301134<text:tab/> <text:s text:c="2"/>0.0422542<text:tab/> <text:s/>0.00400413<text:tab/> <text:s text:c="2"/>0.0460896<text:tab/></text:p>
      <text:p text:style-name="P2"><text:s text:c="2"/>4.85<text:tab/> <text:s/>0.00582026<text:tab/> <text:s text:c="3"/>0.290566<text:tab/> <text:s text:c="2"/>0.0404044<text:tab/> <text:s/>0.00371341<text:tab/> <text:s text:c="2"/>0.0426124<text:tab/></text:p>
      <text:p text:style-name="P2"><text:s text:c="2"/>4.95<text:tab/> <text:s/>0.00524156<text:tab/> <text:s text:c="3"/>0.277113<text:tab/> <text:s text:c="2"/>0.0392506<text:tab/> <text:s/>0.00342878<text:tab/> <text:s text:c="2"/>0.0392287<text:tab/></text:p>
      <text:p text:style-name="P2"><text:s text:c="2"/>5.05<text:tab/> <text:s/>0.00462218<text:tab/> <text:s text:c="4"/>0.25413<text:tab/> <text:s text:c="2"/>0.0354666<text:tab/> <text:s/>0.00310599<text:tab/> <text:s text:c="2"/>0.0354384<text:tab/></text:p>
      <text:p text:style-name="P2"><text:s text:c="2"/>5.15<text:tab/> <text:s/>0.00328604<text:tab/> <text:s text:c="3"/>0.183634<text:tab/> <text:s text:c="4"/>0.02516<text:tab/> <text:s/>0.00224304<text:tab/> <text:s text:c="2"/>0.0255442<text:tab/></text:p>
      <text:p text:style-name="P2">--------------------------------------------------------------------------------------</text:p>
      <text:p text:style-name="P2">Total:<text:tab/> <text:s text:c="4"/>16.2214<text:tab/> <text:s text:c="4"/>22.9823<text:tab/> <text:s text:c="8"/>6.2<text:tab/> <text:s text:c="3"/>0.390102<text:tab/> <text:s text:c="4"/>14.0999<text:tab/></text:p>
      <text:p text:style-name="P2"/>
      <text:p text:style-name="P2"><text:tab/></text:p>
      <text:p text:style-name="P2">--------- #NU_MU_Disapperance_QE ---------</text:p>
      <text:p text:style-name="P2"><text:tab/></text:p>
      <text:p text:style-name="P2"><text:s text:c="2"/>0.25<text:tab/> <text:s text:c="4"/>169.168<text:tab/></text:p>
      <text:p text:style-name="P2"><text:s text:c="2"/>0.35<text:tab/> <text:s text:c="4"/>285.947<text:tab/></text:p>
      <text:p text:style-name="P2"><text:s text:c="2"/>0.45<text:tab/> <text:s text:c="4"/>228.511<text:tab/></text:p>
      <text:p text:style-name="P2"><text:s text:c="2"/>0.55<text:tab/> <text:s text:c="4"/>106.806<text:tab/></text:p>
      <text:p text:style-name="P2"><text:s text:c="2"/>0.65<text:tab/> <text:s text:c="4"/>90.9082<text:tab/></text:p>
      <text:p text:style-name="P2"><text:s text:c="2"/>0.75<text:tab/> <text:s text:c="4"/>139.392<text:tab/></text:p>
      <text:p text:style-name="P2"><text:s text:c="2"/>0.85<text:tab/> <text:s text:c="4"/>148.836<text:tab/></text:p>
      <text:p text:style-name="P2"><text:s text:c="2"/>0.95<text:tab/> <text:s text:c="4"/>121.868<text:tab/></text:p>
      <text:p text:style-name="P2"><text:s text:c="2"/>1.05<text:tab/> <text:s text:c="4"/>96.6758<text:tab/></text:p>
      <text:p text:style-name="P2"><text:s text:c="2"/>1.15<text:tab/> <text:s text:c="4"/>80.4822<text:tab/></text:p>
      <text:p text:style-name="P2"><text:s text:c="2"/>1.25<text:tab/> <text:s text:c="4"/>68.9626<text:tab/></text:p>
      <text:p text:style-name="P2"><text:s text:c="2"/>1.35<text:tab/> <text:s text:c="4"/>59.8046<text:tab/></text:p>
      <text:p text:style-name="P2"><text:s text:c="2"/>1.45<text:tab/> <text:s text:c="4"/>52.3929<text:tab/></text:p>
      <text:p text:style-name="P2"><text:s text:c="2"/>1.55<text:tab/> <text:s text:c="5"/>46.667<text:tab/></text:p>
      <text:p text:style-name="P2"><text:s text:c="2"/>1.65<text:tab/> <text:s text:c="4"/>41.9269<text:tab/></text:p>
      <text:p text:style-name="P2"><text:s text:c="2"/>1.75<text:tab/> <text:s text:c="4"/>38.0028<text:tab/></text:p>
      <text:p text:style-name="P2"><text:s text:c="2"/>1.85<text:tab/> <text:s text:c="4"/>34.6087<text:tab/></text:p>
      <text:p text:style-name="P2"><text:s text:c="2"/>1.95<text:tab/> <text:s text:c="4"/>31.3546<text:tab/></text:p>
      <text:p text:style-name="P2"><text:s text:c="2"/>2.05<text:tab/> <text:s text:c="5"/>28.661<text:tab/></text:p>
      <text:p text:style-name="P2"><text:s text:c="2"/>2.15<text:tab/> <text:s text:c="4"/>26.6491<text:tab/></text:p>
      <text:p text:style-name="P2"><text:s text:c="2"/>2.25<text:tab/> <text:s text:c="4"/>25.1151<text:tab/></text:p>
      <text:p text:style-name="P2"><text:s text:c="2"/>2.35<text:tab/> <text:s text:c="4"/>23.7613<text:tab/></text:p>
      <text:p text:style-name="P2"><text:soft-page-break/><text:s text:c="2"/>2.45<text:tab/> <text:s text:c="4"/>22.5021<text:tab/></text:p>
      <text:p text:style-name="P2"><text:s text:c="2"/>2.55<text:tab/> <text:s text:c="5"/>21.554<text:tab/></text:p>
      <text:p text:style-name="P2"><text:s text:c="2"/>2.65<text:tab/> <text:s text:c="4"/>20.7816<text:tab/></text:p>
      <text:p text:style-name="P2"><text:s text:c="2"/>2.75<text:tab/> <text:s text:c="4"/>20.0737<text:tab/></text:p>
      <text:p text:style-name="P2"><text:s text:c="2"/>2.85<text:tab/> <text:s text:c="4"/>19.6646<text:tab/></text:p>
      <text:p text:style-name="P2"><text:s text:c="2"/>2.95<text:tab/> <text:s text:c="4"/>19.3367<text:tab/></text:p>
      <text:p text:style-name="P2"><text:s text:c="2"/>3.05<text:tab/> <text:s text:c="4"/>18.9349<text:tab/></text:p>
      <text:p text:style-name="P2"><text:s text:c="2"/>3.15<text:tab/> <text:s text:c="5"/>18.546<text:tab/></text:p>
      <text:p text:style-name="P2"><text:s text:c="2"/>3.25<text:tab/> <text:s text:c="4"/>18.2105<text:tab/></text:p>
      <text:p text:style-name="P2"><text:s text:c="2"/>3.35<text:tab/> <text:s text:c="4"/>17.9145<text:tab/></text:p>
      <text:p text:style-name="P2"><text:s text:c="2"/>3.45<text:tab/> <text:s text:c="4"/>17.6776<text:tab/></text:p>
      <text:p text:style-name="P2"><text:s text:c="2"/>3.55<text:tab/> <text:s text:c="4"/>17.4205<text:tab/></text:p>
      <text:p text:style-name="P2"><text:s text:c="2"/>3.65<text:tab/> <text:s text:c="4"/>17.1601<text:tab/></text:p>
      <text:p text:style-name="P2"><text:s text:c="2"/>3.75<text:tab/> <text:s text:c="4"/>16.9209<text:tab/></text:p>
      <text:p text:style-name="P2"><text:s text:c="2"/>3.85<text:tab/> <text:s text:c="4"/>16.5422<text:tab/></text:p>
      <text:p text:style-name="P2"><text:s text:c="2"/>3.95<text:tab/> <text:s text:c="4"/>16.1156<text:tab/></text:p>
      <text:p text:style-name="P2"><text:s text:c="2"/>4.05<text:tab/> <text:s text:c="4"/>15.7428<text:tab/></text:p>
      <text:p text:style-name="P2"><text:s text:c="2"/>4.15<text:tab/> <text:s text:c="4"/>15.3527<text:tab/></text:p>
      <text:p text:style-name="P2"><text:s text:c="2"/>4.25<text:tab/> <text:s text:c="5"/>14.885<text:tab/></text:p>
      <text:p text:style-name="P2"><text:s text:c="2"/>4.35<text:tab/> <text:s text:c="4"/>14.3514<text:tab/></text:p>
      <text:p text:style-name="P2"><text:s text:c="2"/>4.45<text:tab/> <text:s text:c="4"/>13.7446<text:tab/></text:p>
      <text:p text:style-name="P2"><text:s text:c="2"/>4.55<text:tab/> <text:s text:c="4"/>13.0367<text:tab/></text:p>
      <text:p text:style-name="P2"><text:s text:c="2"/>4.65<text:tab/> <text:s text:c="5"/>12.272<text:tab/></text:p>
      <text:p text:style-name="P2"><text:s text:c="2"/>4.75<text:tab/> <text:s text:c="4"/>11.4766<text:tab/></text:p>
      <text:p text:style-name="P2"><text:s text:c="2"/>4.85<text:tab/> <text:s text:c="4"/>10.6556<text:tab/></text:p>
      <text:p text:style-name="P2"><text:s text:c="2"/>4.95<text:tab/> <text:s text:c="4"/>9.80537<text:tab/></text:p>
      <text:p text:style-name="P2"><text:s text:c="2"/>5.05<text:tab/> <text:s text:c="4"/>8.82174<text:tab/></text:p>
      <text:p text:style-name="P2"><text:s text:c="2"/>5.15<text:tab/> <text:s text:c="4"/>6.35977<text:tab/></text:p>
      <text:p text:style-name="P2">----------------------</text:p>
      <text:p text:style-name="P2">Total:<text:tab/> <text:s text:c="4"/>2392.36<text:tab/></text:p>
      <text:p text:style-name="P2"><text:tab/></text:p>
      <text:p text:style-name="P2"><text:s text:c="2"/>0.25<text:tab/> <text:s text:c="4"/>3.62363<text:tab/></text:p>
      <text:p text:style-name="P2"><text:s text:c="2"/>0.35<text:tab/> <text:s text:c="4"/>8.60337<text:tab/></text:p>
      <text:p text:style-name="P2"><text:s text:c="2"/>0.45<text:tab/> <text:s text:c="4"/>16.2725<text:tab/></text:p>
      <text:p text:style-name="P2"><text:s text:c="2"/>0.55<text:tab/> <text:s text:c="4"/>24.4668<text:tab/></text:p>
      <text:p text:style-name="P2"><text:s text:c="2"/>0.65<text:tab/> <text:s text:c="4"/>27.2845<text:tab/></text:p>
      <text:p text:style-name="P2"><text:s text:c="2"/>0.75<text:tab/> <text:s text:c="4"/>22.0511<text:tab/></text:p>
      <text:p text:style-name="P2"><text:s text:c="2"/>0.85<text:tab/> <text:s text:c="4"/>13.5485<text:tab/></text:p>
      <text:p text:style-name="P2"><text:s text:c="2"/>0.95<text:tab/> <text:s text:c="4"/>7.45755<text:tab/></text:p>
      <text:p text:style-name="P2"><text:s text:c="2"/>1.05<text:tab/> <text:s text:c="4"/>4.58335<text:tab/></text:p>
      <text:p text:style-name="P2"><text:s text:c="2"/>1.15<text:tab/> <text:s text:c="4"/>3.31761<text:tab/></text:p>
      <text:p text:style-name="P2"><text:s text:c="2"/>1.25<text:tab/> <text:s text:c="4"/>2.63867<text:tab/></text:p>
      <text:p text:style-name="P2"><text:s text:c="2"/>1.35<text:tab/> <text:s text:c="4"/>2.20189<text:tab/></text:p>
      <text:p text:style-name="P2"><text:s text:c="2"/>1.45<text:tab/> <text:s text:c="4"/>1.89682<text:tab/></text:p>
      <text:p text:style-name="P2"><text:s text:c="2"/>1.55<text:tab/> <text:s text:c="5"/>1.6839<text:tab/></text:p>
      <text:p text:style-name="P2"><text:s text:c="2"/>1.65<text:tab/> <text:s text:c="4"/>1.52168<text:tab/></text:p>
      <text:p text:style-name="P2"><text:s text:c="2"/>1.75<text:tab/> <text:s text:c="5"/>1.3973<text:tab/></text:p>
      <text:p text:style-name="P2"><text:s text:c="2"/>1.85<text:tab/> <text:s text:c="4"/>1.29608<text:tab/></text:p>
      <text:p text:style-name="P2"><text:s text:c="2"/>1.95<text:tab/> <text:s text:c="4"/>1.20009<text:tab/></text:p>
      <text:p text:style-name="P2"><text:soft-page-break/><text:s text:c="2"/>2.05<text:tab/> <text:s text:c="4"/>1.12277<text:tab/></text:p>
      <text:p text:style-name="P2"><text:s text:c="2"/>2.15<text:tab/> <text:s text:c="4"/>1.06854<text:tab/></text:p>
      <text:p text:style-name="P2"><text:s text:c="2"/>2.25<text:tab/> <text:s text:c="5"/>1.0314<text:tab/></text:p>
      <text:p text:style-name="P2"><text:s text:c="2"/>2.35<text:tab/> <text:s text:c="4"/>1.00026<text:tab/></text:p>
      <text:p text:style-name="P2"><text:s text:c="2"/>2.45<text:tab/> <text:s text:c="3"/>0.971457<text:tab/></text:p>
      <text:p text:style-name="P2"><text:s text:c="2"/>2.55<text:tab/> <text:s text:c="3"/>0.953896<text:tab/></text:p>
      <text:p text:style-name="P2"><text:s text:c="2"/>2.65<text:tab/> <text:s text:c="3"/>0.942074<text:tab/></text:p>
      <text:p text:style-name="P2"><text:s text:c="2"/>2.75<text:tab/> <text:s text:c="3"/>0.932264<text:tab/></text:p>
      <text:p text:style-name="P2"><text:s text:c="2"/>2.85<text:tab/> <text:s text:c="3"/>0.935792<text:tab/></text:p>
      <text:p text:style-name="P2"><text:s text:c="2"/>2.95<text:tab/> <text:s text:c="4"/>0.94264<text:tab/></text:p>
      <text:p text:style-name="P2"><text:s text:c="2"/>3.05<text:tab/> <text:s text:c="3"/>0.945724<text:tab/></text:p>
      <text:p text:style-name="P2"><text:s text:c="2"/>3.15<text:tab/> <text:s text:c="3"/>0.949387<text:tab/></text:p>
      <text:p text:style-name="P2"><text:s text:c="2"/>3.25<text:tab/> <text:s text:c="3"/>0.955549<text:tab/></text:p>
      <text:p text:style-name="P2"><text:s text:c="2"/>3.35<text:tab/> <text:s text:c="3"/>0.963543<text:tab/></text:p>
      <text:p text:style-name="P2"><text:s text:c="2"/>3.45<text:tab/> <text:s text:c="3"/>0.974351<text:tab/></text:p>
      <text:p text:style-name="P2"><text:s text:c="2"/>3.55<text:tab/> <text:s text:c="4"/>0.98343<text:tab/></text:p>
      <text:p text:style-name="P2"><text:s text:c="2"/>3.65<text:tab/> <text:s text:c="3"/>0.991805<text:tab/></text:p>
      <text:p text:style-name="P2"><text:s text:c="2"/>3.75<text:tab/> <text:s text:c="4"/>1.00082<text:tab/></text:p>
      <text:p text:style-name="P2"><text:s text:c="2"/>3.85<text:tab/> <text:s text:c="4"/>1.00101<text:tab/></text:p>
      <text:p text:style-name="P2"><text:s text:c="2"/>3.95<text:tab/> <text:s text:c="3"/>0.997698<text:tab/></text:p>
      <text:p text:style-name="P2"><text:s text:c="2"/>4.05<text:tab/> <text:s text:c="3"/>0.996877<text:tab/></text:p>
      <text:p text:style-name="P2"><text:s text:c="2"/>4.15<text:tab/> <text:s text:c="4"/>0.99406<text:tab/></text:p>
      <text:p text:style-name="P2"><text:s text:c="2"/>4.25<text:tab/> <text:s text:c="3"/>0.985228<text:tab/></text:p>
      <text:p text:style-name="P2"><text:s text:c="2"/>4.35<text:tab/> <text:s text:c="3"/>0.970873<text:tab/></text:p>
      <text:p text:style-name="P2"><text:s text:c="2"/>4.45<text:tab/> <text:s text:c="3"/>0.950093<text:tab/></text:p>
      <text:p text:style-name="P2"><text:s text:c="2"/>4.55<text:tab/> <text:s text:c="3"/>0.920547<text:tab/></text:p>
      <text:p text:style-name="P2"><text:s text:c="2"/>4.65<text:tab/> <text:s text:c="3"/>0.884905<text:tab/></text:p>
      <text:p text:style-name="P2"><text:s text:c="2"/>4.75<text:tab/> <text:s text:c="3"/>0.844772<text:tab/></text:p>
      <text:p text:style-name="P2"><text:s text:c="2"/>4.85<text:tab/> <text:s text:c="3"/>0.800329<text:tab/></text:p>
      <text:p text:style-name="P2"><text:s text:c="2"/>4.95<text:tab/> <text:s text:c="3"/>0.751347<text:tab/></text:p>
      <text:p text:style-name="P2"><text:s text:c="2"/>5.05<text:tab/> <text:s text:c="3"/>0.688767<text:tab/></text:p>
      <text:p text:style-name="P2"><text:s text:c="2"/>5.15<text:tab/> <text:s text:c="3"/>0.503079<text:tab/></text:p>
      <text:p text:style-name="P2">----------------------</text:p>
      <text:p text:style-name="P2">Total:<text:tab/> <text:s text:c="4"/>175.001<text:tab/></text:p>
      <text:p text:style-name="P2"/>
      <text:p text:style-name="P2"><text:tab/></text:p>
      <text:p text:style-name="P2">--------- #NU_MU_BAR_Disappearance_QE ---------</text:p>
      <text:p text:style-name="P2"><text:tab/></text:p>
      <text:p text:style-name="P2"><text:s text:c="2"/>0.25<text:tab/> <text:s text:c="4"/>43.1925<text:tab/></text:p>
      <text:p text:style-name="P2"><text:s text:c="2"/>0.35<text:tab/> <text:s text:c="4"/>68.8989<text:tab/></text:p>
      <text:p text:style-name="P2"><text:s text:c="2"/>0.45<text:tab/> <text:s text:c="4"/>53.6414<text:tab/></text:p>
      <text:p text:style-name="P2"><text:s text:c="2"/>0.55<text:tab/> <text:s text:c="4"/>25.3695<text:tab/></text:p>
      <text:p text:style-name="P2"><text:s text:c="2"/>0.65<text:tab/> <text:s text:c="4"/>23.6498<text:tab/></text:p>
      <text:p text:style-name="P2"><text:s text:c="2"/>0.75<text:tab/> <text:s text:c="4"/>38.0477<text:tab/></text:p>
      <text:p text:style-name="P2"><text:s text:c="2"/>0.85<text:tab/> <text:s text:c="4"/>42.0673<text:tab/></text:p>
      <text:p text:style-name="P2"><text:s text:c="2"/>0.95<text:tab/> <text:s text:c="4"/>35.9706<text:tab/></text:p>
      <text:p text:style-name="P2"><text:s text:c="2"/>1.05<text:tab/> <text:s text:c="4"/>29.9407<text:tab/></text:p>
      <text:p text:style-name="P2"><text:s text:c="2"/>1.15<text:tab/> <text:s text:c="4"/>26.1399<text:tab/></text:p>
      <text:p text:style-name="P2"><text:s text:c="2"/>1.25<text:tab/> <text:s text:c="4"/>23.3817<text:tab/></text:p>
      <text:p text:style-name="P2"><text:soft-page-break/><text:s text:c="2"/>1.35<text:tab/> <text:s text:c="4"/>21.1482<text:tab/></text:p>
      <text:p text:style-name="P2"><text:s text:c="2"/>1.45<text:tab/> <text:s text:c="4"/>19.2729<text:tab/></text:p>
      <text:p text:style-name="P2"><text:s text:c="2"/>1.55<text:tab/> <text:s text:c="4"/>17.5352<text:tab/></text:p>
      <text:p text:style-name="P2"><text:s text:c="2"/>1.65<text:tab/> <text:s text:c="4"/>15.8934<text:tab/></text:p>
      <text:p text:style-name="P2"><text:s text:c="2"/>1.75<text:tab/> <text:s text:c="4"/>14.4528<text:tab/></text:p>
      <text:p text:style-name="P2"><text:s text:c="2"/>1.85<text:tab/> <text:s text:c="4"/>13.2167<text:tab/></text:p>
      <text:p text:style-name="P2"><text:s text:c="2"/>1.95<text:tab/> <text:s text:c="4"/>12.1537<text:tab/></text:p>
      <text:p text:style-name="P2"><text:s text:c="2"/>2.05<text:tab/> <text:s text:c="4"/>11.2371<text:tab/></text:p>
      <text:p text:style-name="P2"><text:s text:c="2"/>2.15<text:tab/> <text:s text:c="5"/>10.406<text:tab/></text:p>
      <text:p text:style-name="P2"><text:s text:c="2"/>2.25<text:tab/> <text:s text:c="4"/>9.64485<text:tab/></text:p>
      <text:p text:style-name="P2"><text:s text:c="2"/>2.35<text:tab/> <text:s text:c="4"/>8.96246<text:tab/></text:p>
      <text:p text:style-name="P2"><text:s text:c="2"/>2.45<text:tab/> <text:s text:c="4"/>8.44508<text:tab/></text:p>
      <text:p text:style-name="P2"><text:s text:c="2"/>2.55<text:tab/> <text:s text:c="4"/>8.09863<text:tab/></text:p>
      <text:p text:style-name="P2"><text:s text:c="2"/>2.65<text:tab/> <text:s text:c="4"/>7.77715<text:tab/></text:p>
      <text:p text:style-name="P2"><text:s text:c="2"/>2.75<text:tab/> <text:s text:c="4"/>7.37728<text:tab/></text:p>
      <text:p text:style-name="P2"><text:s text:c="2"/>2.85<text:tab/> <text:s text:c="4"/>7.05659<text:tab/></text:p>
      <text:p text:style-name="P2"><text:s text:c="2"/>2.95<text:tab/> <text:s text:c="4"/>6.81589<text:tab/></text:p>
      <text:p text:style-name="P2"><text:s text:c="2"/>3.05<text:tab/> <text:s text:c="4"/>6.58323<text:tab/></text:p>
      <text:p text:style-name="P2"><text:s text:c="2"/>3.15<text:tab/> <text:s text:c="4"/>6.36878<text:tab/></text:p>
      <text:p text:style-name="P2"><text:s text:c="2"/>3.25<text:tab/> <text:s text:c="4"/>6.11543<text:tab/></text:p>
      <text:p text:style-name="P2"><text:s text:c="2"/>3.35<text:tab/> <text:s text:c="4"/>5.86132<text:tab/></text:p>
      <text:p text:style-name="P2"><text:s text:c="2"/>3.45<text:tab/> <text:s text:c="4"/>5.67274<text:tab/></text:p>
      <text:p text:style-name="P2"><text:s text:c="2"/>3.55<text:tab/> <text:s text:c="4"/>5.52795<text:tab/></text:p>
      <text:p text:style-name="P2"><text:s text:c="2"/>3.65<text:tab/> <text:s text:c="4"/>5.38822<text:tab/></text:p>
      <text:p text:style-name="P2"><text:s text:c="2"/>3.75<text:tab/> <text:s text:c="4"/>5.21318<text:tab/></text:p>
      <text:p text:style-name="P2"><text:s text:c="2"/>3.85<text:tab/> <text:s text:c="4"/>5.02713<text:tab/></text:p>
      <text:p text:style-name="P2"><text:s text:c="2"/>3.95<text:tab/> <text:s text:c="4"/>4.80742<text:tab/></text:p>
      <text:p text:style-name="P2"><text:s text:c="2"/>4.05<text:tab/> <text:s text:c="5"/>4.5969<text:tab/></text:p>
      <text:p text:style-name="P2"><text:s text:c="2"/>4.15<text:tab/> <text:s text:c="4"/>4.44837<text:tab/></text:p>
      <text:p text:style-name="P2"><text:s text:c="2"/>4.25<text:tab/> <text:s text:c="4"/>4.28478<text:tab/></text:p>
      <text:p text:style-name="P2"><text:s text:c="2"/>4.35<text:tab/> <text:s text:c="4"/>4.02986<text:tab/></text:p>
      <text:p text:style-name="P2"><text:s text:c="2"/>4.45<text:tab/> <text:s text:c="5"/>3.7758<text:tab/></text:p>
      <text:p text:style-name="P2"><text:s text:c="2"/>4.55<text:tab/> <text:s text:c="4"/>3.51155<text:tab/></text:p>
      <text:p text:style-name="P2"><text:s text:c="2"/>4.65<text:tab/> <text:s text:c="4"/>3.22795<text:tab/></text:p>
      <text:p text:style-name="P2"><text:s text:c="2"/>4.75<text:tab/> <text:s text:c="4"/>2.96611<text:tab/></text:p>
      <text:p text:style-name="P2"><text:s text:c="2"/>4.85<text:tab/> <text:s text:c="4"/>2.70641<text:tab/></text:p>
      <text:p text:style-name="P2"><text:s text:c="2"/>4.95<text:tab/> <text:s text:c="5"/>2.4591<text:tab/></text:p>
      <text:p text:style-name="P2"><text:s text:c="2"/>5.05<text:tab/> <text:s text:c="4"/>2.19469<text:tab/></text:p>
      <text:p text:style-name="P2"><text:s text:c="2"/>5.15<text:tab/> <text:s text:c="4"/>1.56861<text:tab/></text:p>
      <text:p text:style-name="P2">----------------------</text:p>
      <text:p text:style-name="P2">Total:<text:tab/> <text:s text:c="5"/>706.13<text:tab/></text:p>
      <text:p text:style-name="P2"><text:tab/></text:p>
      <text:p text:style-name="P2"><text:s text:c="2"/>0.25<text:tab/> <text:s text:c="3"/>0.974504<text:tab/></text:p>
      <text:p text:style-name="P2"><text:s text:c="2"/>0.35<text:tab/> <text:s text:c="4"/>2.58409<text:tab/></text:p>
      <text:p text:style-name="P2"><text:s text:c="2"/>0.45<text:tab/> <text:s text:c="4"/>5.40328<text:tab/></text:p>
      <text:p text:style-name="P2"><text:s text:c="2"/>0.55<text:tab/> <text:s text:c="4"/>8.72981<text:tab/></text:p>
      <text:p text:style-name="P2"><text:s text:c="2"/>0.65<text:tab/> <text:s text:c="5"/>10.293<text:tab/></text:p>
      <text:p text:style-name="P2"><text:s text:c="2"/>0.75<text:tab/> <text:s text:c="4"/>8.70877<text:tab/></text:p>
      <text:p text:style-name="P2"><text:s text:c="2"/>0.85<text:tab/> <text:s text:c="4"/>5.56187<text:tab/></text:p>
      <text:p text:style-name="P2"><text:soft-page-break/><text:s text:c="2"/>0.95<text:tab/> <text:s text:c="4"/>3.17527<text:tab/></text:p>
      <text:p text:style-name="P2"><text:s text:c="2"/>1.05<text:tab/> <text:s text:c="4"/>2.01896<text:tab/></text:p>
      <text:p text:style-name="P2"><text:s text:c="2"/>1.15<text:tab/> <text:s text:c="5"/>1.5062<text:tab/></text:p>
      <text:p text:style-name="P2"><text:s text:c="2"/>1.25<text:tab/> <text:s text:c="4"/>1.22876<text:tab/></text:p>
      <text:p text:style-name="P2"><text:s text:c="2"/>1.35<text:tab/> <text:s text:c="4"/>1.05086<text:tab/></text:p>
      <text:p text:style-name="P2"><text:s text:c="2"/>1.45<text:tab/> <text:s text:c="3"/>0.926092<text:tab/></text:p>
      <text:p text:style-name="P2"><text:s text:c="2"/>1.55<text:tab/> <text:s text:c="3"/>0.826849<text:tab/></text:p>
      <text:p text:style-name="P2"><text:s text:c="2"/>1.65<text:tab/> <text:s text:c="3"/>0.742896<text:tab/></text:p>
      <text:p text:style-name="P2"><text:s text:c="2"/>1.75<text:tab/> <text:s text:c="3"/>0.674922<text:tab/></text:p>
      <text:p text:style-name="P2"><text:s text:c="2"/>1.85<text:tab/> <text:s text:c="3"/>0.620378<text:tab/></text:p>
      <text:p text:style-name="P2"><text:s text:c="2"/>1.95<text:tab/> <text:s text:c="3"/>0.575789<text:tab/></text:p>
      <text:p text:style-name="P2"><text:s text:c="2"/>2.05<text:tab/> <text:s text:c="3"/>0.538468<text:tab/></text:p>
      <text:p text:style-name="P2"><text:s text:c="2"/>2.15<text:tab/> <text:s text:c="3"/>0.504989<text:tab/></text:p>
      <text:p text:style-name="P2"><text:s text:c="2"/>2.25<text:tab/> <text:s text:c="3"/>0.474772<text:tab/></text:p>
      <text:p text:style-name="P2"><text:s text:c="2"/>2.35<text:tab/> <text:s text:c="3"/>0.448243<text:tab/></text:p>
      <text:p text:style-name="P2"><text:s text:c="2"/>2.45<text:tab/> <text:s text:c="3"/>0.429556<text:tab/></text:p>
      <text:p text:style-name="P2"><text:s text:c="2"/>2.55<text:tab/> <text:s text:c="3"/>0.418904<text:tab/></text:p>
      <text:p text:style-name="P2"><text:s text:c="2"/>2.65<text:tab/> <text:s text:c="4"/>0.40894<text:tab/></text:p>
      <text:p text:style-name="P2"><text:s text:c="2"/>2.75<text:tab/> <text:s text:c="3"/>0.394561<text:tab/></text:p>
      <text:p text:style-name="P2"><text:s text:c="2"/>2.85<text:tab/> <text:s text:c="3"/>0.384109<text:tab/></text:p>
      <text:p text:style-name="P2"><text:s text:c="2"/>2.95<text:tab/> <text:s text:c="4"/>0.37752<text:tab/></text:p>
      <text:p text:style-name="P2"><text:s text:c="2"/>3.05<text:tab/> <text:s text:c="3"/>0.370924<text:tab/></text:p>
      <text:p text:style-name="P2"><text:s text:c="2"/>3.15<text:tab/> <text:s text:c="3"/>0.364848<text:tab/></text:p>
      <text:p text:style-name="P2"><text:s text:c="2"/>3.25<text:tab/> <text:s text:c="3"/>0.356094<text:tab/></text:p>
      <text:p text:style-name="P2"><text:s text:c="2"/>3.35<text:tab/> <text:s text:c="3"/>0.347011<text:tab/></text:p>
      <text:p text:style-name="P2"><text:s text:c="2"/>3.45<text:tab/> <text:s text:c="3"/>0.341443<text:tab/></text:p>
      <text:p text:style-name="P2"><text:s text:c="2"/>3.55<text:tab/> <text:s text:c="3"/>0.338078<text:tab/></text:p>
      <text:p text:style-name="P2"><text:s text:c="2"/>3.65<text:tab/> <text:s text:c="3"/>0.334601<text:tab/></text:p>
      <text:p text:style-name="P2"><text:s text:c="2"/>3.75<text:tab/> <text:s text:c="3"/>0.328621<text:tab/></text:p>
      <text:p text:style-name="P2"><text:s text:c="2"/>3.85<text:tab/> <text:s text:c="3"/>0.321676<text:tab/></text:p>
      <text:p text:style-name="P2"><text:s text:c="2"/>3.95<text:tab/> <text:s text:c="3"/>0.312232<text:tab/></text:p>
      <text:p text:style-name="P2"><text:s text:c="2"/>4.05<text:tab/> <text:s text:c="3"/>0.303087<text:tab/></text:p>
      <text:p text:style-name="P2"><text:s text:c="2"/>4.15<text:tab/> <text:s text:c="3"/>0.297752<text:tab/></text:p>
      <text:p text:style-name="P2"><text:s text:c="2"/>4.25<text:tab/> <text:s text:c="3"/>0.291032<text:tab/></text:p>
      <text:p text:style-name="P2"><text:s text:c="2"/>4.35<text:tab/> <text:s text:c="3"/>0.277751<text:tab/></text:p>
      <text:p text:style-name="P2"><text:s text:c="2"/>4.45<text:tab/> <text:s text:c="3"/>0.264115<text:tab/></text:p>
      <text:p text:style-name="P2"><text:s text:c="2"/>4.55<text:tab/> <text:s text:c="3"/>0.249184<text:tab/></text:p>
      <text:p text:style-name="P2"><text:s text:c="2"/>4.65<text:tab/> <text:s text:c="3"/>0.232306<text:tab/></text:p>
      <text:p text:style-name="P2"><text:s text:c="2"/>4.75<text:tab/> <text:s text:c="3"/>0.216394<text:tab/></text:p>
      <text:p text:style-name="P2"><text:s text:c="2"/>4.85<text:tab/> <text:s text:c="3"/>0.200068<text:tab/></text:p>
      <text:p text:style-name="P2"><text:s text:c="2"/>4.95<text:tab/> <text:s text:c="3"/>0.184181<text:tab/></text:p>
      <text:p text:style-name="P2"><text:s text:c="2"/>5.05<text:tab/> <text:s text:c="3"/>0.166386<text:tab/></text:p>
      <text:p text:style-name="P2"><text:s text:c="2"/>5.15<text:tab/> <text:s text:c="3"/>0.119931<text:tab/></text:p>
      <text:p text:style-name="P2">----------------------</text:p>
      <text:p text:style-name="P2">Total:<text:tab/> <text:s text:c="4"/>66.2001<text:tab/></text:p>
      <text:p text:style-name="P2"/>
      <text:p text:style-name="P2"/>
      <text:p text:style-name="P2"/>
      <text:p text:style-name="P2"/>
      <text:p text:style-name="P4"><text:soft-page-break/>globes -p '0.6013,0.1479,0.7854,-1.57,0.000076,0.0025' -s T2K.glb</text:p>
      <text:p text:style-name="P5"/>
      <text:p text:style-name="P5"/>
      <text:p text:style-name="P5">--------- #NU_E_Appearance_QE ---------</text:p>
      <text:p text:style-name="P5"><text:tab/></text:p>
      <text:p text:style-name="P5"><text:s text:c="2"/>0.25<text:tab/> <text:s text:c="4"/>6.73751<text:tab/></text:p>
      <text:p text:style-name="P5"><text:s text:c="2"/>0.35<text:tab/> <text:s text:c="4"/>25.0693<text:tab/></text:p>
      <text:p text:style-name="P5"><text:s text:c="2"/>0.45<text:tab/> <text:s text:c="4"/>62.6278<text:tab/></text:p>
      <text:p text:style-name="P5"><text:s text:c="2"/>0.55<text:tab/> <text:s text:c="4"/>99.2122<text:tab/></text:p>
      <text:p text:style-name="P5"><text:s text:c="2"/>0.65<text:tab/> <text:s text:c="4"/>103.089<text:tab/></text:p>
      <text:p text:style-name="P5"><text:s text:c="2"/>0.75<text:tab/> <text:s text:c="4"/>73.2036<text:tab/></text:p>
      <text:p text:style-name="P5"><text:s text:c="2"/>0.85<text:tab/> <text:s text:c="4"/>37.8896<text:tab/></text:p>
      <text:p text:style-name="P5"><text:s text:c="2"/>0.95<text:tab/> <text:s text:c="4"/>16.6872<text:tab/></text:p>
      <text:p text:style-name="P5"><text:s text:c="2"/>1.05<text:tab/> <text:s text:c="4"/>7.91642<text:tab/></text:p>
      <text:p text:style-name="P5"><text:s text:c="2"/>1.15<text:tab/> <text:s text:c="4"/>4.47283<text:tab/></text:p>
      <text:p text:style-name="P5"><text:s text:c="2"/>1.25<text:tab/> <text:s text:c="4"/>2.83742<text:tab/></text:p>
      <text:p text:style-name="P5"><text:s text:c="2"/>1.35<text:tab/> <text:s text:c="4"/>1.91763<text:tab/></text:p>
      <text:p text:style-name="P5"><text:s text:c="2"/>1.45<text:tab/> <text:s text:c="4"/>1.35272<text:tab/></text:p>
      <text:p text:style-name="P5"><text:s text:c="2"/>1.55<text:tab/> <text:s text:c="3"/>0.994493<text:tab/></text:p>
      <text:p text:style-name="P5"><text:s text:c="2"/>1.65<text:tab/> <text:s text:c="3"/>0.752933<text:tab/></text:p>
      <text:p text:style-name="P5"><text:s text:c="2"/>1.75<text:tab/> <text:s text:c="3"/>0.583768<text:tab/></text:p>
      <text:p text:style-name="P5"><text:s text:c="2"/>1.85<text:tab/> <text:s text:c="3"/>0.461237<text:tab/></text:p>
      <text:p text:style-name="P5"><text:s text:c="2"/>1.95<text:tab/> <text:s text:c="3"/>0.366412<text:tab/></text:p>
      <text:p text:style-name="P5"><text:s text:c="2"/>2.05<text:tab/> <text:s text:c="4"/>0.29583<text:tab/></text:p>
      <text:p text:style-name="P5"><text:s text:c="2"/>2.15<text:tab/> <text:s text:c="3"/>0.244883<text:tab/></text:p>
      <text:p text:style-name="P5"><text:s text:c="2"/>2.25<text:tab/> <text:s text:c="3"/>0.207009<text:tab/></text:p>
      <text:p text:style-name="P5"><text:s text:c="2"/>2.35<text:tab/> <text:s text:c="3"/>0.176897<text:tab/></text:p>
      <text:p text:style-name="P5"><text:s text:c="2"/>2.45<text:tab/> <text:s text:c="3"/>0.152052<text:tab/></text:p>
      <text:p text:style-name="P5"><text:s text:c="2"/>2.55<text:tab/> <text:s text:c="3"/>0.132756<text:tab/></text:p>
      <text:p text:style-name="P5"><text:s text:c="2"/>2.65<text:tab/> <text:s text:c="3"/>0.117287<text:tab/></text:p>
      <text:p text:style-name="P5"><text:s text:c="2"/>2.75<text:tab/> <text:s text:c="3"/>0.104165<text:tab/></text:p>
      <text:p text:style-name="P5"><text:s text:c="2"/>2.85<text:tab/> <text:s text:c="3"/>0.094125<text:tab/></text:p>
      <text:p text:style-name="P5"><text:s text:c="2"/>2.95<text:tab/> <text:s text:c="3"/>0.085745<text:tab/></text:p>
      <text:p text:style-name="P5"><text:s text:c="2"/>3.05<text:tab/> <text:s text:c="2"/>0.0780133<text:tab/></text:p>
      <text:p text:style-name="P5"><text:s text:c="2"/>3.15<text:tab/> <text:s text:c="2"/>0.0711707<text:tab/></text:p>
      <text:p text:style-name="P5"><text:s text:c="2"/>3.25<text:tab/> <text:s text:c="2"/>0.0652582<text:tab/></text:p>
      <text:p text:style-name="P5"><text:s text:c="2"/>3.35<text:tab/> <text:s text:c="2"/>0.0600881<text:tab/></text:p>
      <text:p text:style-name="P5"><text:s text:c="2"/>3.45<text:tab/> <text:s text:c="2"/>0.0556233<text:tab/></text:p>
      <text:p text:style-name="P5"><text:s text:c="2"/>3.55<text:tab/> <text:s text:c="2"/>0.0515395<text:tab/></text:p>
      <text:p text:style-name="P5"><text:s text:c="2"/>3.65<text:tab/> <text:s text:c="2"/>0.0478146<text:tab/></text:p>
      <text:p text:style-name="P5"><text:s text:c="2"/>3.75<text:tab/> <text:s text:c="2"/>0.0444973<text:tab/></text:p>
      <text:p text:style-name="P5"><text:s text:c="2"/>3.85<text:tab/> <text:s text:c="2"/>0.0411353<text:tab/></text:p>
      <text:p text:style-name="P5"><text:s text:c="2"/>3.95<text:tab/> <text:s text:c="2"/>0.0379363<text:tab/></text:p>
      <text:p text:style-name="P5"><text:s text:c="2"/>4.05<text:tab/> <text:s text:c="2"/>0.0351345<text:tab/></text:p>
      <text:p text:style-name="P5"><text:s text:c="2"/>4.15<text:tab/> <text:s text:c="2"/>0.0325391<text:tab/></text:p>
      <text:p text:style-name="P5"><text:s text:c="2"/>4.25<text:tab/> <text:s text:c="3"/>0.030002<text:tab/></text:p>
      <text:p text:style-name="P5"><text:s text:c="2"/>4.35<text:tab/> <text:s text:c="3"/>0.027543<text:tab/></text:p>
      <text:p text:style-name="P5"><text:s text:c="2"/>4.45<text:tab/> <text:s text:c="2"/>0.0251502<text:tab/></text:p>
      <text:p text:style-name="P5"><text:s text:c="2"/>4.55<text:tab/> <text:s text:c="2"/>0.0227704<text:tab/></text:p>
      <text:p text:style-name="P5"><text:soft-page-break/><text:s text:c="2"/>4.65<text:tab/> <text:s text:c="3"/>0.020481<text:tab/></text:p>
      <text:p text:style-name="P5"><text:s text:c="2"/>4.75<text:tab/> <text:s text:c="2"/>0.0183195<text:tab/></text:p>
      <text:p text:style-name="P5"><text:s text:c="2"/>4.85<text:tab/> <text:s text:c="2"/>0.0162867<text:tab/></text:p>
      <text:p text:style-name="P5"><text:s text:c="2"/>4.95<text:tab/> <text:s text:c="3"/>0.014362<text:tab/></text:p>
      <text:p text:style-name="P5"><text:s text:c="2"/>5.05<text:tab/> <text:s text:c="2"/>0.0124193<text:tab/></text:p>
      <text:p text:style-name="P5"><text:s text:c="2"/>5.15<text:tab/> <text:s/>0.00870889<text:tab/></text:p>
      <text:p text:style-name="P5">----------------------</text:p>
      <text:p text:style-name="P5">Total:<text:tab/> <text:s text:c="6"/>448.6<text:tab/></text:p>
      <text:p text:style-name="P5"><text:tab/></text:p>
      <text:p text:style-name="P5"><text:s text:c="2"/>0.25<text:tab/> <text:s text:c="2"/>0.0222797<text:tab/> <text:s text:c="3"/>0.513713<text:tab/> <text:s/>0.00624497<text:tab/> <text:s text:c="3"/>0.043229<text:tab/> <text:s text:c="3"/>0.668827<text:tab/></text:p>
      <text:p text:style-name="P5"><text:s text:c="2"/>0.35<text:tab/> <text:s text:c="3"/>0.081913<text:tab/> <text:s text:c="4"/>1.06389<text:tab/> <text:s text:c="2"/>0.0126672<text:tab/> <text:s text:c="2"/>0.0734262<text:tab/> <text:s text:c="4"/>1.58796<text:tab/></text:p>
      <text:p text:style-name="P5"><text:s text:c="2"/>0.45<text:tab/> <text:s text:c="4"/>0.24451<text:tab/> <text:s text:c="4"/>1.61474<text:tab/> <text:s text:c="2"/>0.0197618<text:tab/> <text:s text:c="2"/>0.0599051<text:tab/> <text:s text:c="4"/>3.00348<text:tab/></text:p>
      <text:p text:style-name="P5"><text:s text:c="2"/>0.55<text:tab/> <text:s text:c="3"/>0.472406<text:tab/> <text:s text:c="4"/>2.07399<text:tab/> <text:s text:c="2"/>0.0269297<text:tab/> <text:s text:c="2"/>0.0310508<text:tab/> <text:s text:c="4"/>4.51593<text:tab/></text:p>
      <text:p text:style-name="P5"><text:s text:c="2"/>0.65<text:tab/> <text:s text:c="3"/>0.590133<text:tab/> <text:s text:c="4"/>2.39831<text:tab/> <text:s text:c="2"/>0.0337955<text:tab/> <text:s text:c="3"/>0.034788<text:tab/> <text:s text:c="4"/>5.03601<text:tab/></text:p>
      <text:p text:style-name="P5"><text:s text:c="2"/>0.75<text:tab/> <text:s text:c="3"/>0.495495<text:tab/> <text:s text:c="4"/>2.55587<text:tab/> <text:s text:c="2"/>0.0401525<text:tab/> <text:s text:c="2"/>0.0586128<text:tab/> <text:s text:c="4"/>4.07006<text:tab/></text:p>
      <text:p text:style-name="P5"><text:s text:c="2"/>0.85<text:tab/> <text:s text:c="3"/>0.301412<text:tab/> <text:s text:c="5"/>2.5557<text:tab/> <text:s text:c="2"/>0.0461112<text:tab/> <text:s text:c="2"/>0.0665247<text:tab/> <text:s text:c="5"/>2.5007<text:tab/></text:p>
      <text:p text:style-name="P5"><text:s text:c="2"/>0.95<text:tab/> <text:s text:c="3"/>0.158422<text:tab/> <text:s text:c="4"/>2.45123<text:tab/> <text:s text:c="2"/>0.0518818<text:tab/> <text:s text:c="2"/>0.0590128<text:tab/> <text:s text:c="4"/>1.37647<text:tab/></text:p>
      <text:p text:style-name="P5"><text:s text:c="2"/>1.05<text:tab/> <text:s text:c="3"/>0.090877<text:tab/> <text:s text:c="4"/>2.29723<text:tab/> <text:s text:c="2"/>0.0574045<text:tab/> <text:s text:c="2"/>0.0512616<text:tab/> <text:s text:c="3"/>0.845967<text:tab/></text:p>
      <text:p text:style-name="P5"><text:s text:c="2"/>1.15<text:tab/> <text:s text:c="2"/>0.0611556<text:tab/> <text:s text:c="4"/>2.12231<text:tab/> <text:s text:c="2"/>0.0625267<text:tab/> <text:s text:c="2"/>0.0465813<text:tab/> <text:s text:c="3"/>0.612345<text:tab/></text:p>
      <text:p text:style-name="P5"><text:s text:c="2"/>1.25<text:tab/> <text:s text:c="2"/>0.0451491<text:tab/> <text:s text:c="4"/>1.96586<text:tab/> <text:s text:c="2"/>0.0672272<text:tab/> <text:s text:c="3"/>0.043352<text:tab/> <text:s text:c="3"/>0.487029<text:tab/></text:p>
      <text:p text:style-name="P5"><text:s text:c="2"/>1.35<text:tab/> <text:s text:c="2"/>0.0349627<text:tab/> <text:s text:c="4"/>1.84584<text:tab/> <text:s text:c="2"/>0.0716168<text:tab/> <text:s text:c="2"/>0.0406607<text:tab/> <text:s text:c="3"/>0.406412<text:tab/></text:p>
      <text:p text:style-name="P5"><text:s text:c="2"/>1.45<text:tab/> <text:s text:c="2"/>0.0279321<text:tab/> <text:s text:c="4"/>1.77319<text:tab/> <text:s text:c="2"/>0.0754825<text:tab/> <text:s text:c="2"/>0.0383817<text:tab/> <text:s text:c="3"/>0.350103<text:tab/></text:p>
      <text:p text:style-name="P5"><text:s text:c="2"/>1.55<text:tab/> <text:s text:c="2"/>0.0226545<text:tab/> <text:s text:c="4"/>1.74069<text:tab/> <text:s text:c="2"/>0.0785539<text:tab/> <text:s text:c="3"/>0.036668<text:tab/> <text:s text:c="3"/>0.310804<text:tab/></text:p>
      <text:p text:style-name="P5"><text:s text:c="2"/>1.65<text:tab/> <text:s text:c="2"/>0.0185192<text:tab/> <text:s text:c="4"/>1.72968<text:tab/> <text:s text:c="2"/>0.0811034<text:tab/> <text:s text:c="2"/>0.0351842<text:tab/> <text:s text:c="3"/>0.280862<text:tab/></text:p>
      <text:p text:style-name="P5"><text:s text:c="2"/>1.75<text:tab/> <text:s text:c="2"/>0.0153388<text:tab/> <text:s text:c="4"/>1.73228<text:tab/> <text:s text:c="2"/>0.0834481<text:tab/> <text:s text:c="2"/>0.0339813<text:tab/> <text:s text:c="3"/>0.257906<text:tab/></text:p>
      <text:p text:style-name="P5"><text:s text:c="2"/>1.85<text:tab/> <text:s text:c="2"/>0.0128921<text:tab/> <text:s text:c="4"/>1.74462<text:tab/> <text:s text:c="2"/>0.0854325<text:tab/> <text:s text:c="2"/>0.0328848<text:tab/> <text:s text:c="3"/>0.239222<text:tab/></text:p>
      <text:p text:style-name="P5"><text:s text:c="2"/>1.95<text:tab/> <text:s text:c="2"/>0.0109731<text:tab/> <text:s text:c="4"/>1.75985<text:tab/> <text:s text:c="2"/>0.0870619<text:tab/> <text:s text:c="2"/>0.0315788<text:tab/> <text:s text:c="3"/>0.221505<text:tab/></text:p>
      <text:p text:style-name="P5"><text:s text:c="2"/>2.05<text:tab/> <text:s/>0.00943861<text:tab/> <text:s text:c="4"/>1.76813<text:tab/> <text:s text:c="2"/>0.0879828<text:tab/> <text:s text:c="3"/>0.030503<text:tab/> <text:s text:c="3"/>0.207234<text:tab/></text:p>
      <text:p text:style-name="P5"><text:s text:c="2"/>2.15<text:tab/> <text:s/>0.00816381<text:tab/> <text:s text:c="4"/>1.76849<text:tab/> <text:s text:c="2"/>0.0874393<text:tab/> <text:s text:c="4"/>0.02985<text:tab/> <text:s text:c="3"/>0.197225<text:tab/></text:p>
      <text:p text:style-name="P5"><text:s text:c="2"/>2.25<text:tab/> <text:s/>0.00709754<text:tab/> <text:s text:c="4"/>1.76155<text:tab/> <text:s text:c="2"/>0.0863991<text:tab/> <text:s text:c="2"/>0.0295269<text:tab/> <text:s text:c="4"/>0.19037<text:tab/></text:p>
      <text:p text:style-name="P5"><text:s text:c="2"/>2.35<text:tab/> <text:s/>0.00621085<text:tab/> <text:s text:c="4"/>1.74955<text:tab/> <text:s text:c="2"/>0.0851444<text:tab/> <text:s text:c="2"/>0.0292621<text:tab/> <text:s text:c="3"/>0.184621<text:tab/></text:p>
      <text:p text:style-name="P5"><text:s text:c="2"/>2.45<text:tab/> <text:s/>0.00552667<text:tab/> <text:s text:c="4"/>1.72922<text:tab/> <text:s text:c="2"/>0.0836622<text:tab/> <text:s text:c="2"/>0.0289799<text:tab/> <text:s text:c="3"/>0.179306<text:tab/></text:p>
      <text:p text:style-name="P5"><text:s text:c="2"/>2.55<text:tab/> <text:s/>0.00501733<text:tab/> <text:s text:c="4"/>1.70246<text:tab/> <text:s text:c="2"/>0.0826493<text:tab/> <text:s text:c="2"/>0.0289639<text:tab/> <text:s text:c="3"/>0.176064<text:tab/></text:p>
      <text:p text:style-name="P5"><text:s text:c="2"/>2.65<text:tab/> <text:s/>0.00457509<text:tab/> <text:s text:c="4"/>1.67221<text:tab/> <text:s text:c="2"/>0.0819559<text:tab/> <text:s text:c="2"/>0.0290622<text:tab/> <text:s text:c="3"/>0.173882<text:tab/></text:p>
      <text:p text:style-name="P5"><text:s text:c="2"/>2.75<text:tab/> <text:s/>0.00413049<text:tab/> <text:s text:c="4"/>1.63596<text:tab/> <text:s text:c="2"/>0.0795717<text:tab/> <text:s text:c="2"/>0.0291796<text:tab/> <text:s text:c="3"/>0.172071<text:tab/></text:p>
      <text:p text:style-name="P5"><text:s text:c="2"/>2.85<text:tab/> <text:s/>0.00376627<text:tab/> <text:s text:c="4"/>1.58938<text:tab/> <text:s text:c="2"/>0.0768676<text:tab/> <text:s text:c="2"/>0.0296771<text:tab/> <text:s text:c="3"/>0.172723<text:tab/></text:p>
      <text:p text:style-name="P5"><text:s text:c="2"/>2.95<text:tab/> <text:s/>0.00347666<text:tab/> <text:s text:c="4"/>1.53589<text:tab/> <text:s text:c="2"/>0.0749262<text:tab/> <text:s text:c="2"/>0.0302416<text:tab/> <text:s text:c="3"/>0.173987<text:tab/></text:p>
      <text:p text:style-name="P5"><text:s text:c="2"/>3.05<text:tab/> <text:s/>0.00321476<text:tab/> <text:s text:c="5"/>1.4828<text:tab/> <text:s text:c="2"/>0.0727735<text:tab/> <text:s text:c="2"/>0.0306473<text:tab/> <text:s text:c="3"/>0.174556<text:tab/></text:p>
      <text:p text:style-name="P5"><text:s text:c="2"/>3.15<text:tab/> <text:s/>0.00298208<text:tab/> <text:s text:c="4"/>1.42706<text:tab/> <text:s text:c="2"/>0.0703948<text:tab/> <text:s text:c="2"/>0.0310275<text:tab/> <text:s text:c="3"/>0.175232<text:tab/></text:p>
      <text:p text:style-name="P5"><text:s text:c="2"/>3.25<text:tab/> <text:s/>0.00275047<text:tab/> <text:s text:c="4"/>1.36845<text:tab/> <text:s text:c="2"/>0.0685822<text:tab/> <text:s text:c="2"/>0.0314554<text:tab/> <text:s text:c="3"/>0.176369<text:tab/></text:p>
      <text:p text:style-name="P5"><text:s text:c="2"/>3.35<text:tab/> <text:s text:c="2"/>0.0025352<text:tab/> <text:s text:c="5"/>1.3118<text:tab/> <text:s text:c="2"/>0.0663208<text:tab/> <text:s text:c="2"/>0.0319212<text:tab/> <text:s text:c="3"/>0.177845<text:tab/></text:p>
      <text:p text:style-name="P5"><text:s text:c="2"/>3.45<text:tab/> <text:s/>0.00236273<text:tab/> <text:s text:c="4"/>1.24424<text:tab/> <text:s text:c="2"/>0.0629191<text:tab/> <text:s text:c="2"/>0.0324629<text:tab/> <text:s text:c="4"/>0.17984<text:tab/></text:p>
      <text:p text:style-name="P5"><text:s text:c="2"/>3.55<text:tab/> <text:s/>0.00221954<text:tab/> <text:s text:c="4"/>1.17352<text:tab/> <text:s text:c="2"/>0.0598821<text:tab/> <text:s text:c="2"/>0.0329314<text:tab/> <text:s text:c="3"/>0.181516<text:tab/></text:p>
      <text:p text:style-name="P5"><text:s text:c="2"/>3.65<text:tab/> <text:s/>0.00208777<text:tab/> <text:s text:c="4"/>1.11403<text:tab/> <text:s text:c="2"/>0.0579128<text:tab/> <text:s text:c="2"/>0.0333628<text:tab/> <text:s text:c="3"/>0.183061<text:tab/></text:p>
      <text:p text:style-name="P5"><text:s text:c="2"/>3.75<text:tab/> <text:s/>0.00195129<text:tab/> <text:s text:c="6"/>1.053<text:tab/> <text:s text:c="2"/>0.0554982<text:tab/> <text:s text:c="2"/>0.0338011<text:tab/> <text:s text:c="3"/>0.184725<text:tab/></text:p>
      <text:p text:style-name="P5"><text:s text:c="2"/>3.85<text:tab/> <text:s text:c="2"/>0.0018199<text:tab/> <text:s text:c="3"/>0.985356<text:tab/> <text:s text:c="2"/>0.0532516<text:tab/> <text:s text:c="2"/>0.0339249<text:tab/> <text:s text:c="4"/>0.18476<text:tab/></text:p>
      <text:p text:style-name="P5"><text:s text:c="2"/>3.95<text:tab/> <text:s/>0.00168532<text:tab/> <text:s text:c="3"/>0.926494<text:tab/> <text:s text:c="2"/>0.0519018<text:tab/> <text:s text:c="2"/>0.0339165<text:tab/> <text:s text:c="3"/>0.184149<text:tab/></text:p>
      <text:p text:style-name="P5"><text:s text:c="2"/>4.05<text:tab/> <text:s/>0.00156159<text:tab/> <text:s text:c="3"/>0.872872<text:tab/> <text:s text:c="3"/>0.049617<text:tab/> <text:s text:c="2"/>0.0339788<text:tab/> <text:s text:c="3"/>0.183997<text:tab/></text:p>
      <text:p text:style-name="P5"><text:s text:c="2"/>4.15<text:tab/> <text:s text:c="2"/>0.0014659<text:tab/> <text:s text:c="3"/>0.816594<text:tab/> <text:s text:c="2"/>0.0465868<text:tab/> <text:s text:c="3"/>0.033959<text:tab/> <text:s text:c="3"/>0.183477<text:tab/></text:p>
      <text:p text:style-name="P5"><text:soft-page-break/><text:s text:c="2"/>4.25<text:tab/> <text:s/>0.00137202<text:tab/> <text:s text:c="3"/>0.762897<text:tab/> <text:s text:c="2"/>0.0445047<text:tab/> <text:s text:c="2"/>0.0337221<text:tab/> <text:s text:c="3"/>0.181847<text:tab/></text:p>
      <text:p text:style-name="P5"><text:s text:c="2"/>4.35<text:tab/> <text:s text:c="2"/>0.0012549<text:tab/> <text:s text:c="3"/>0.713506<text:tab/> <text:s text:c="2"/>0.0426971<text:tab/> <text:s text:c="2"/>0.0332843<text:tab/> <text:s text:c="3"/>0.179198<text:tab/></text:p>
      <text:p text:style-name="P5"><text:s text:c="2"/>4.45<text:tab/> <text:s/>0.00114401<text:tab/> <text:s text:c="3"/>0.665763<text:tab/> <text:s text:c="2"/>0.0395886<text:tab/> <text:s text:c="3"/>0.032614<text:tab/> <text:s text:c="3"/>0.175362<text:tab/></text:p>
      <text:p text:style-name="P5"><text:s text:c="2"/>4.55<text:tab/> <text:s/>0.00103626<text:tab/> <text:s text:c="3"/>0.628675<text:tab/> <text:s text:c="2"/>0.0378518<text:tab/> <text:s text:c="2"/>0.0316334<text:tab/> <text:s text:c="3"/>0.169909<text:tab/></text:p>
      <text:p text:style-name="P5"><text:s text:c="2"/>4.65<text:tab/> 0.000928009<text:tab/> <text:s text:c="5"/>0.5964<text:tab/> <text:s text:c="2"/>0.0372833<text:tab/> <text:s text:c="2"/>0.0304335<text:tab/> <text:s text:c="4"/>0.16333<text:tab/></text:p>
      <text:p text:style-name="P5"><text:s text:c="2"/>4.75<text:tab/> 0.000831005<text:tab/> <text:s text:c="3"/>0.568573<text:tab/> <text:s text:c="2"/>0.0359961<text:tab/> <text:s text:c="2"/>0.0290695<text:tab/> <text:s text:c="3"/>0.155923<text:tab/></text:p>
      <text:p text:style-name="P5"><text:s text:c="2"/>4.85<text:tab/> 0.000739387<text:tab/> <text:s text:c="3"/>0.543328<text:tab/> <text:s text:c="2"/>0.0343038<text:tab/> <text:s text:c="2"/>0.0275506<text:tab/> <text:s text:c="4"/>0.14772<text:tab/></text:p>
      <text:p text:style-name="P5"><text:s text:c="2"/>4.95<text:tab/> 0.000655288<text:tab/> <text:s text:c="4"/>0.51244<text:tab/> <text:s text:c="2"/>0.0324834<text:tab/> <text:s text:c="2"/>0.0258697<text:tab/> <text:s text:c="3"/>0.138679<text:tab/></text:p>
      <text:p text:style-name="P5"><text:s text:c="2"/>5.05<text:tab/> 0.000571551<text:tab/> <text:s text:c="3"/>0.458819<text:tab/> <text:s text:c="2"/>0.0293564<text:tab/> <text:s text:c="2"/>0.0237144<text:tab/> <text:s text:c="3"/>0.127128<text:tab/></text:p>
      <text:p text:style-name="P5"><text:s text:c="2"/>5.15<text:tab/> 0.000402028<text:tab/> <text:s text:c="3"/>0.321628<text:tab/> <text:s text:c="2"/>0.0210038<text:tab/> <text:s text:c="2"/>0.0173192<text:tab/> <text:s text:c="2"/>0.0928552<text:tab/></text:p>
      <text:p text:style-name="P5">--------------------------------------------------------------------------------------</text:p>
      <text:p text:style-name="P5">Total:<text:tab/> <text:s text:c="8"/>2.8<text:tab/> <text:s text:c="7"/>70.4<text:tab/> <text:s text:c="4"/>2.88471<text:tab/> <text:s text:c="4"/>1.79093<text:tab/> <text:s text:c="4"/>32.3006<text:tab/></text:p>
      <text:p text:style-name="P5"/>
      <text:p text:style-name="P5"><text:tab/></text:p>
      <text:p text:style-name="P5">--------- #NU_E_BAR_Appearance_QE ---------</text:p>
      <text:p text:style-name="P5"><text:tab/></text:p>
      <text:p text:style-name="P5"><text:s text:c="2"/>0.25<text:tab/> <text:s text:c="3"/>0.539055<text:tab/></text:p>
      <text:p text:style-name="P5"><text:s text:c="2"/>0.35<text:tab/> <text:s text:c="4"/>1.86434<text:tab/></text:p>
      <text:p text:style-name="P5"><text:s text:c="2"/>0.45<text:tab/> <text:s text:c="4"/>5.30547<text:tab/></text:p>
      <text:p text:style-name="P5"><text:s text:c="2"/>0.55<text:tab/> <text:s text:c="4"/>9.81231<text:tab/></text:p>
      <text:p text:style-name="P5"><text:s text:c="2"/>0.65<text:tab/> <text:s text:c="4"/>11.7481<text:tab/></text:p>
      <text:p text:style-name="P5"><text:s text:c="2"/>0.75<text:tab/> <text:s text:c="4"/>9.46024<text:tab/></text:p>
      <text:p text:style-name="P5"><text:s text:c="2"/>0.85<text:tab/> <text:s text:c="4"/>5.49779<text:tab/></text:p>
      <text:p text:style-name="P5"><text:s text:c="2"/>0.95<text:tab/> <text:s text:c="5"/>2.7237<text:tab/></text:p>
      <text:p text:style-name="P5"><text:s text:c="2"/>1.05<text:tab/> <text:s text:c="4"/>1.45189<text:tab/></text:p>
      <text:p text:style-name="P5"><text:s text:c="2"/>1.15<text:tab/> <text:s text:c="3"/>0.907443<text:tab/></text:p>
      <text:p text:style-name="P5"><text:s text:c="2"/>1.25<text:tab/> <text:s text:c="3"/>0.625846<text:tab/></text:p>
      <text:p text:style-name="P5"><text:s text:c="2"/>1.35<text:tab/> <text:s text:c="3"/>0.455213<text:tab/></text:p>
      <text:p text:style-name="P5"><text:s text:c="2"/>1.45<text:tab/> <text:s text:c="3"/>0.343442<text:tab/></text:p>
      <text:p text:style-name="P5"><text:s text:c="2"/>1.55<text:tab/> <text:s text:c="3"/>0.264463<text:tab/></text:p>
      <text:p text:style-name="P5"><text:s text:c="2"/>1.65<text:tab/> <text:s text:c="3"/>0.206063<text:tab/></text:p>
      <text:p text:style-name="P5"><text:s text:c="2"/>1.75<text:tab/> <text:s text:c="3"/>0.163069<text:tab/></text:p>
      <text:p text:style-name="P5"><text:s text:c="2"/>1.85<text:tab/> <text:s text:c="3"/>0.131183<text:tab/></text:p>
      <text:p text:style-name="P5"><text:s text:c="2"/>1.95<text:tab/> <text:s text:c="3"/>0.107077<text:tab/></text:p>
      <text:p text:style-name="P5"><text:s text:c="2"/>2.05<text:tab/> <text:s text:c="2"/>0.0885803<text:tab/></text:p>
      <text:p text:style-name="P5"><text:s text:c="2"/>2.15<text:tab/> <text:s text:c="2"/>0.0739051<text:tab/></text:p>
      <text:p text:style-name="P5"><text:s text:c="2"/>2.25<text:tab/> <text:s text:c="2"/>0.0620784<text:tab/></text:p>
      <text:p text:style-name="P5"><text:s text:c="2"/>2.35<text:tab/> <text:s text:c="2"/>0.0525269<text:tab/></text:p>
      <text:p text:style-name="P5"><text:s text:c="2"/>2.45<text:tab/> <text:s text:c="2"/>0.0452397<text:tab/></text:p>
      <text:p text:style-name="P5"><text:s text:c="2"/>2.55<text:tab/> <text:s text:c="2"/>0.0398359<text:tab/></text:p>
      <text:p text:style-name="P5"><text:s text:c="2"/>2.65<text:tab/> <text:s text:c="2"/>0.0353133<text:tab/></text:p>
      <text:p text:style-name="P5"><text:s text:c="2"/>2.75<text:tab/> <text:s text:c="2"/>0.0310183<text:tab/></text:p>
      <text:p text:style-name="P5"><text:s text:c="2"/>2.85<text:tab/> <text:s text:c="2"/>0.0275234<text:tab/></text:p>
      <text:p text:style-name="P5"><text:s text:c="2"/>2.95<text:tab/> <text:s text:c="2"/>0.0247515<text:tab/></text:p>
      <text:p text:style-name="P5"><text:s text:c="2"/>3.05<text:tab/> <text:s text:c="2"/>0.0223185<text:tab/></text:p>
      <text:p text:style-name="P5"><text:s text:c="2"/>3.15<text:tab/> <text:s text:c="2"/>0.0202092<text:tab/></text:p>
      <text:p text:style-name="P5"><text:s text:c="2"/>3.25<text:tab/> <text:s text:c="2"/>0.0182108<text:tab/></text:p>
      <text:p text:style-name="P5"><text:s text:c="2"/>3.35<text:tab/> <text:s text:c="2"/>0.0164015<text:tab/></text:p>
      <text:p text:style-name="P5"><text:s text:c="2"/>3.45<text:tab/> <text:s text:c="2"/>0.0149432<text:tab/></text:p>
      <text:p text:style-name="P5"><text:soft-page-break/><text:s text:c="2"/>3.55<text:tab/> <text:s text:c="2"/>0.0137369<text:tab/></text:p>
      <text:p text:style-name="P5"><text:s text:c="2"/>3.65<text:tab/> <text:s text:c="2"/>0.0126585<text:tab/></text:p>
      <text:p text:style-name="P5"><text:s text:c="2"/>3.75<text:tab/> <text:s text:c="2"/>0.0115974<text:tab/></text:p>
      <text:p text:style-name="P5"><text:s text:c="2"/>3.85<text:tab/> <text:s text:c="2"/>0.0106055<text:tab/></text:p>
      <text:p text:style-name="P5"><text:s text:c="2"/>3.95<text:tab/> <text:s/>0.00963311<text:tab/></text:p>
      <text:p text:style-name="P5"><text:s text:c="2"/>4.05<text:tab/> <text:s/>0.00875495<text:tab/></text:p>
      <text:p text:style-name="P5"><text:s text:c="2"/>4.15<text:tab/> <text:s/>0.00806228<text:tab/></text:p>
      <text:p text:style-name="P5"><text:s text:c="2"/>4.25<text:tab/> <text:s/>0.00740784<text:tab/></text:p>
      <text:p text:style-name="P5"><text:s text:c="2"/>4.35<text:tab/> <text:s/>0.00665274<text:tab/></text:p>
      <text:p text:style-name="P5"><text:s text:c="2"/>4.45<text:tab/> <text:s/>0.00595449<text:tab/></text:p>
      <text:p text:style-name="P5"><text:s text:c="2"/>4.55<text:tab/> <text:s text:c="2"/>0.0052986<text:tab/></text:p>
      <text:p text:style-name="P5"><text:s text:c="2"/>4.65<text:tab/> <text:s/>0.00466334<text:tab/></text:p>
      <text:p text:style-name="P5"><text:s text:c="2"/>4.75<text:tab/> <text:s/>0.00410598<text:tab/></text:p>
      <text:p text:style-name="P5"><text:s text:c="2"/>4.85<text:tab/> <text:s/>0.00359431<text:tab/></text:p>
      <text:p text:style-name="P5"><text:s text:c="2"/>4.95<text:tab/> <text:s/>0.00313462<text:tab/></text:p>
      <text:p text:style-name="P5"><text:s text:c="2"/>5.05<text:tab/> <text:s/>0.00269342<text:tab/></text:p>
      <text:p text:style-name="P5"><text:s text:c="2"/>5.15<text:tab/> <text:s/>0.00187468<text:tab/></text:p>
      <text:p text:style-name="P5">----------------------</text:p>
      <text:p text:style-name="P5">Total:<text:tab/> <text:s text:c="7"/>52.3<text:tab/></text:p>
      <text:p text:style-name="P5"><text:tab/></text:p>
      <text:p text:style-name="P5"><text:s text:c="2"/>0.25<text:tab/> <text:s text:c="3"/>0.215023<text:tab/> <text:s text:c="2"/>0.0693046<text:tab/> <text:s text:c="2"/>0.0543402<text:tab/> <text:s text:c="2"/>0.0116488<text:tab/> <text:s text:c="3"/>0.207559<text:tab/></text:p>
      <text:p text:style-name="P5"><text:s text:c="2"/>0.35<text:tab/> <text:s text:c="3"/>0.844974<text:tab/> <text:s text:c="3"/>0.143662<text:tab/> <text:s text:c="3"/>0.106923<text:tab/> <text:s text:c="2"/>0.0187893<text:tab/> <text:s text:c="3"/>0.550385<text:tab/></text:p>
      <text:p text:style-name="P5"><text:s text:c="2"/>0.45<text:tab/> <text:s text:c="4"/>2.26075<text:tab/> <text:s text:c="3"/>0.221052<text:tab/> <text:s text:c="3"/>0.159442<text:tab/> <text:s text:c="3"/>0.014896<text:tab/> <text:s text:c="4"/>1.15084<text:tab/></text:p>
      <text:p text:style-name="P5"><text:s text:c="2"/>0.55<text:tab/> <text:s text:c="4"/>3.87703<text:tab/> <text:s text:c="3"/>0.293191<text:tab/> <text:s text:c="3"/>0.204539<text:tab/> <text:s/>0.00754649<text:tab/> <text:s text:c="4"/>1.85936<text:tab/></text:p>
      <text:p text:style-name="P5"><text:s text:c="2"/>0.65<text:tab/> <text:s text:c="4"/>4.37647<text:tab/> <text:s text:c="3"/>0.356236<text:tab/> <text:s text:c="4"/>0.23632<text:tab/> <text:s text:c="2"/>0.0083329<text:tab/> <text:s text:c="5"/>2.1923<text:tab/></text:p>
      <text:p text:style-name="P5"><text:s text:c="2"/>0.75<text:tab/> <text:s text:c="4"/>3.37195<text:tab/> <text:s text:c="3"/>0.407608<text:tab/> <text:s text:c="3"/>0.252919<text:tab/> <text:s text:c="2"/>0.0140885<text:tab/> <text:s text:c="4"/>1.85488<text:tab/></text:p>
      <text:p text:style-name="P5"><text:s text:c="2"/>0.85<text:tab/> <text:s text:c="4"/>1.89772<text:tab/> <text:s text:c="3"/>0.449001<text:tab/> <text:s text:c="3"/>0.256362<text:tab/> <text:s text:c="2"/>0.0161016<text:tab/> <text:s text:c="4"/>1.18462<text:tab/></text:p>
      <text:p text:style-name="P5"><text:s text:c="2"/>0.95<text:tab/> <text:s text:c="3"/>0.919917<text:tab/> <text:s text:c="5"/>0.4826<text:tab/> <text:s text:c="3"/>0.248349<text:tab/> <text:s text:c="2"/>0.0144903<text:tab/> <text:s text:c="5"/>0.6763<text:tab/></text:p>
      <text:p text:style-name="P5"><text:s text:c="2"/>1.05<text:tab/> <text:s text:c="3"/>0.485276<text:tab/> <text:s text:c="3"/>0.510674<text:tab/> <text:s text:c="3"/>0.232065<text:tab/> <text:s text:c="2"/>0.0128701<text:tab/> <text:s text:c="3"/>0.430017<text:tab/></text:p>
      <text:p text:style-name="P5"><text:s text:c="2"/>1.15<text:tab/> <text:s text:c="3"/>0.302785<text:tab/> <text:s text:c="3"/>0.537044<text:tab/> <text:s text:c="3"/>0.213085<text:tab/> <text:s text:c="2"/>0.0120087<text:tab/> <text:s text:c="3"/>0.320804<text:tab/></text:p>
      <text:p text:style-name="P5"><text:s text:c="2"/>1.25<text:tab/> <text:s text:c="3"/>0.210037<text:tab/> <text:s text:c="3"/>0.561254<text:tab/> <text:s text:c="3"/>0.194531<text:tab/> <text:s text:c="2"/>0.0114424<text:tab/> <text:s text:c="3"/>0.261713<text:tab/></text:p>
      <text:p text:style-name="P5"><text:s text:c="2"/>1.35<text:tab/> <text:s text:c="3"/>0.154208<text:tab/> <text:s text:c="3"/>0.580111<text:tab/> <text:s text:c="3"/>0.178988<text:tab/> <text:s text:c="2"/>0.0109815<text:tab/> <text:s text:c="3"/>0.223823<text:tab/></text:p>
      <text:p text:style-name="P5"><text:s text:c="2"/>1.45<text:tab/> <text:s text:c="3"/>0.117583<text:tab/> <text:s text:c="3"/>0.596561<text:tab/> <text:s text:c="3"/>0.168166<text:tab/> <text:s text:c="4"/>0.01057<text:tab/> <text:s text:c="3"/>0.197248<text:tab/></text:p>
      <text:p text:style-name="P5"><text:s text:c="2"/>1.55<text:tab/> <text:s text:c="2"/>0.0929618<text:tab/> <text:s text:c="3"/>0.609707<text:tab/> <text:s text:c="3"/>0.160949<text:tab/> <text:s text:c="4"/>0.01011<text:tab/> <text:s text:c="4"/>0.17611<text:tab/></text:p>
      <text:p text:style-name="P5"><text:s text:c="2"/>1.65<text:tab/> <text:s text:c="2"/>0.0753075<text:tab/> <text:s text:c="3"/>0.619339<text:tab/> <text:s text:c="4"/>0.15624<text:tab/> <text:s/>0.00960082<text:tab/> <text:s text:c="3"/>0.158229<text:tab/></text:p>
      <text:p text:style-name="P5"><text:s text:c="2"/>1.75<text:tab/> <text:s text:c="2"/>0.0623001<text:tab/> <text:s text:c="3"/>0.627433<text:tab/> <text:s text:c="3"/>0.153127<text:tab/> <text:s/>0.00912883<text:tab/> <text:s text:c="3"/>0.143751<text:tab/></text:p>
      <text:p text:style-name="P5"><text:s text:c="2"/>1.85<text:tab/> <text:s text:c="2"/>0.0523703<text:tab/> <text:s text:c="3"/>0.632527<text:tab/> <text:s text:c="3"/>0.151662<text:tab/> <text:s/>0.00871494<text:tab/> <text:s text:c="3"/>0.132134<text:tab/></text:p>
      <text:p text:style-name="P5"><text:s text:c="2"/>1.95<text:tab/> <text:s text:c="2"/>0.0441399<text:tab/> <text:s text:c="4"/>0.63555<text:tab/> <text:s text:c="4"/>0.15188<text:tab/> <text:s/>0.00835054<text:tab/> <text:s text:c="3"/>0.122637<text:tab/></text:p>
      <text:p text:style-name="P5"><text:s text:c="2"/>2.05<text:tab/> <text:s text:c="2"/>0.0376949<text:tab/> <text:s text:c="3"/>0.635663<text:tab/> <text:s text:c="3"/>0.151834<text:tab/> <text:s/>0.00802205<text:tab/> <text:s text:c="3"/>0.114688<text:tab/></text:p>
      <text:p text:style-name="P5"><text:s text:c="2"/>2.15<text:tab/> <text:s text:c="2"/>0.0328677<text:tab/> <text:s text:c="4"/>0.63227<text:tab/> <text:s text:c="3"/>0.150874<text:tab/> <text:s/>0.00769708<text:tab/> <text:s text:c="3"/>0.107557<text:tab/></text:p>
      <text:p text:style-name="P5"><text:s text:c="2"/>2.25<text:tab/> <text:s text:c="2"/>0.0291799<text:tab/> <text:s text:c="3"/>0.629258<text:tab/> <text:s text:c="3"/>0.148963<text:tab/> <text:s/>0.00738111<text:tab/> <text:s text:c="3"/>0.101122<text:tab/></text:p>
      <text:p text:style-name="P5"><text:s text:c="2"/>2.35<text:tab/> <text:s text:c="2"/>0.0261325<text:tab/> <text:s text:c="3"/>0.625519<text:tab/> <text:s text:c="3"/>0.146685<text:tab/> <text:s/>0.00709123<text:tab/> <text:s text:c="2"/>0.0954711<text:tab/></text:p>
      <text:p text:style-name="P5"><text:s text:c="2"/>2.45<text:tab/> <text:s text:c="2"/>0.0235006<text:tab/> <text:s text:c="4"/>0.62093<text:tab/> <text:s text:c="3"/>0.144242<text:tab/> <text:s/>0.00690121<text:tab/> <text:s text:c="2"/>0.0914911<text:tab/></text:p>
      <text:p text:style-name="P5"><text:s text:c="2"/>2.55<text:tab/> <text:s text:c="2"/>0.0214189<text:tab/> <text:s text:c="3"/>0.614978<text:tab/> <text:s text:c="3"/>0.141416<text:tab/> <text:s text:c="2"/>0.0068207<text:tab/> <text:s text:c="2"/>0.0892221<text:tab/></text:p>
      <text:p text:style-name="P5"><text:s text:c="2"/>2.65<text:tab/> <text:s text:c="2"/>0.0197004<text:tab/> <text:s text:c="3"/>0.608115<text:tab/> <text:s text:c="3"/>0.137625<text:tab/> <text:s/>0.00673567<text:tab/> <text:s text:c="2"/>0.0870999<text:tab/></text:p>
      <text:p text:style-name="P5"><text:s text:c="2"/>2.75<text:tab/> <text:s text:c="2"/>0.0181909<text:tab/> <text:s text:c="3"/>0.600412<text:tab/> <text:s text:c="3"/>0.132984<text:tab/> <text:s text:c="2"/>0.0065662<text:tab/> <text:s text:c="2"/>0.0840375<text:tab/></text:p>
      <text:p text:style-name="P5"><text:s text:c="2"/>2.85<text:tab/> <text:s text:c="2"/>0.0170705<text:tab/> <text:s text:c="3"/>0.584429<text:tab/> <text:s text:c="3"/>0.128274<text:tab/> <text:s/>0.00645299<text:tab/> <text:s text:c="2"/>0.0818112<text:tab/></text:p>
      <text:p text:style-name="P5"><text:s text:c="2"/>2.95<text:tab/> <text:s text:c="2"/>0.0161193<text:tab/> <text:s text:c="3"/>0.565822<text:tab/> <text:s text:c="3"/>0.123997<text:tab/> <text:s/>0.00639674<text:tab/> <text:s text:c="3"/>0.080408<text:tab/></text:p>
      <text:p text:style-name="P5"><text:s text:c="2"/>3.05<text:tab/> <text:s text:c="2"/>0.0151811<text:tab/> <text:s text:c="3"/>0.550039<text:tab/> <text:s text:c="3"/>0.119399<text:tab/> <text:s/>0.00633479<text:tab/> <text:s text:c="3"/>0.079003<text:tab/></text:p>
      <text:p text:style-name="P5"><text:soft-page-break/><text:s text:c="2"/>3.15<text:tab/> <text:s text:c="2"/>0.0143181<text:tab/> <text:s text:c="3"/>0.534096<text:tab/> <text:s text:c="3"/>0.113387<text:tab/> <text:s/>0.00627722<text:tab/> <text:s text:c="2"/>0.0777089<text:tab/></text:p>
      <text:p text:style-name="P5"><text:s text:c="2"/>3.25<text:tab/> <text:s text:c="2"/>0.0135572<text:tab/> <text:s text:c="3"/>0.516248<text:tab/> <text:s text:c="3"/>0.107365<text:tab/> <text:s text:c="2"/>0.0061688<text:tab/> <text:s text:c="2"/>0.0758444<text:tab/></text:p>
      <text:p text:style-name="P5"><text:s text:c="2"/>3.35<text:tab/> <text:s text:c="2"/>0.0128791<text:tab/> <text:s text:c="3"/>0.501134<text:tab/> <text:s text:c="3"/>0.101533<text:tab/> <text:s/>0.00605037<text:tab/> <text:s text:c="2"/>0.0739097<text:tab/></text:p>
      <text:p text:style-name="P5"><text:s text:c="2"/>3.45<text:tab/> <text:s text:c="2"/>0.0122888<text:tab/> <text:s text:c="3"/>0.487851<text:tab/> <text:s text:c="2"/>0.0959677<text:tab/> <text:s/>0.00598925<text:tab/> <text:s text:c="2"/>0.0727238<text:tab/></text:p>
      <text:p text:style-name="P5"><text:s text:c="2"/>3.55<text:tab/> <text:s text:c="2"/>0.0117229<text:tab/> <text:s text:c="3"/>0.470285<text:tab/> <text:s text:c="2"/>0.0904827<text:tab/> <text:s/>0.00596347<text:tab/> <text:s text:c="2"/>0.0720071<text:tab/></text:p>
      <text:p text:style-name="P5"><text:s text:c="2"/>3.65<text:tab/> <text:s text:c="2"/>0.0111866<text:tab/> <text:s text:c="3"/>0.449702<text:tab/> <text:s text:c="2"/>0.0850123<text:tab/> <text:s/>0.00593282<text:tab/> <text:s text:c="2"/>0.0712665<text:tab/></text:p>
      <text:p text:style-name="P5"><text:s text:c="2"/>3.75<text:tab/> <text:s text:c="2"/>0.0106976<text:tab/> <text:s text:c="3"/>0.431529<text:tab/> <text:s text:c="2"/>0.0794778<text:tab/> <text:s/>0.00585532<text:tab/> <text:s text:c="2"/>0.0699929<text:tab/></text:p>
      <text:p text:style-name="P5"><text:s text:c="2"/>3.85<text:tab/> <text:s text:c="2"/>0.0101537<text:tab/> <text:s text:c="3"/>0.416776<text:tab/> <text:s text:c="2"/>0.0753619<text:tab/> <text:s/>0.00575828<text:tab/> <text:s text:c="2"/>0.0685136<text:tab/></text:p>
      <text:p text:style-name="P5"><text:s text:c="2"/>3.95<text:tab/> <text:s text:c="2"/>0.0096103<text:tab/> <text:s text:c="3"/>0.404987<text:tab/> <text:s text:c="2"/>0.0722434<text:tab/> <text:s/>0.00561388<text:tab/> <text:s text:c="2"/>0.0665021<text:tab/></text:p>
      <text:p text:style-name="P5"><text:s text:c="2"/>4.05<text:tab/> <text:s/>0.00912877<text:tab/> <text:s text:c="4"/>0.39312<text:tab/> <text:s text:c="2"/>0.0679236<text:tab/> <text:s/>0.00547261<text:tab/> <text:s text:c="2"/>0.0645545<text:tab/></text:p>
      <text:p text:style-name="P5"><text:s text:c="2"/>4.15<text:tab/> <text:s/>0.00866487<text:tab/> <text:s text:c="3"/>0.381851<text:tab/> <text:s text:c="2"/>0.0630492<text:tab/> <text:s/>0.00539807<text:tab/> <text:s text:c="3"/>0.063418<text:tab/></text:p>
      <text:p text:style-name="P5"><text:s text:c="2"/>4.25<text:tab/> <text:s/>0.00818337<text:tab/> <text:s text:c="3"/>0.370618<text:tab/> <text:s text:c="3"/>0.059091<text:tab/> <text:s/>0.00529615<text:tab/> <text:s text:c="2"/>0.0619869<text:tab/></text:p>
      <text:p text:style-name="P5"><text:s text:c="2"/>4.35<text:tab/> <text:s/>0.00769126<text:tab/> <text:s text:c="3"/>0.354924<text:tab/> <text:s text:c="3"/>0.055645<text:tab/> <text:s/>0.00507283<text:tab/> <text:s text:c="2"/>0.0591582<text:tab/></text:p>
      <text:p text:style-name="P5"><text:s text:c="2"/>4.45<text:tab/> <text:s/>0.00718595<text:tab/> <text:s text:c="3"/>0.335879<text:tab/> <text:s text:c="2"/>0.0516411<text:tab/> <text:s/>0.00484092<text:tab/> <text:s text:c="2"/>0.0562537<text:tab/></text:p>
      <text:p text:style-name="P5"><text:s text:c="2"/>4.55<text:tab/> <text:s/>0.00665338<text:tab/> <text:s text:c="3"/>0.318387<text:tab/> <text:s text:c="2"/>0.0479213<text:tab/> <text:s/>0.00458263<text:tab/> <text:s text:c="2"/>0.0530735<text:tab/></text:p>
      <text:p text:style-name="P5"><text:s text:c="2"/>4.65<text:tab/> <text:s/>0.00611653<text:tab/> <text:s text:c="3"/>0.308077<text:tab/> <text:s text:c="2"/>0.0451814<text:tab/> <text:s/>0.00428623<text:tab/> <text:s text:c="2"/>0.0494787<text:tab/></text:p>
      <text:p text:style-name="P5"><text:s text:c="2"/>4.75<text:tab/> <text:s/>0.00558826<text:tab/> <text:s text:c="3"/>0.301134<text:tab/> <text:s text:c="2"/>0.0422542<text:tab/> <text:s/>0.00400539<text:tab/> <text:s text:c="2"/>0.0460896<text:tab/></text:p>
      <text:p text:style-name="P5"><text:s text:c="2"/>4.85<text:tab/> <text:s text:c="2"/>0.0050716<text:tab/> <text:s text:c="3"/>0.290566<text:tab/> <text:s text:c="2"/>0.0404044<text:tab/> <text:s/>0.00371454<text:tab/> <text:s text:c="2"/>0.0426124<text:tab/></text:p>
      <text:p text:style-name="P5"><text:s text:c="2"/>4.95<text:tab/> <text:s/>0.00456372<text:tab/> <text:s text:c="3"/>0.277113<text:tab/> <text:s text:c="2"/>0.0392506<text:tab/> <text:s/>0.00342978<text:tab/> <text:s text:c="2"/>0.0392287<text:tab/></text:p>
      <text:p text:style-name="P5"><text:s text:c="2"/>5.05<text:tab/> <text:s/>0.00402152<text:tab/> <text:s text:c="4"/>0.25413<text:tab/> <text:s text:c="2"/>0.0354666<text:tab/> <text:s/>0.00310686<text:tab/> <text:s text:c="2"/>0.0354384<text:tab/></text:p>
      <text:p text:style-name="P5"><text:s text:c="2"/>5.15<text:tab/> <text:s/>0.00285758<text:tab/> <text:s text:c="3"/>0.183634<text:tab/> <text:s text:c="4"/>0.02516<text:tab/> <text:s/>0.00224365<text:tab/> <text:s text:c="2"/>0.0255442<text:tab/></text:p>
      <text:p text:style-name="P5">--------------------------------------------------------------------------------------</text:p>
      <text:p text:style-name="P5">Total:<text:tab/> <text:s text:c="7"/>19.8<text:tab/> <text:s text:c="4"/>22.9823<text:tab/> <text:s text:c="8"/>6.2<text:tab/> <text:s text:c="4"/>0.39113<text:tab/> <text:s text:c="4"/>14.0999<text:tab/></text:p>
      <text:p text:style-name="P5"/>
      <text:p text:style-name="P5"><text:tab/></text:p>
      <text:p text:style-name="P5">--------- #NU_MU_Disapperance_QE ---------</text:p>
      <text:p text:style-name="P5"><text:tab/></text:p>
      <text:p text:style-name="P5"><text:s text:c="2"/>0.25<text:tab/> <text:s text:c="4"/>168.235<text:tab/></text:p>
      <text:p text:style-name="P5"><text:s text:c="2"/>0.35<text:tab/> <text:s text:c="4"/>281.452<text:tab/></text:p>
      <text:p text:style-name="P5"><text:s text:c="2"/>0.45<text:tab/> <text:s text:c="4"/>222.665<text:tab/></text:p>
      <text:p text:style-name="P5"><text:s text:c="2"/>0.55<text:tab/> <text:s text:c="4"/>104.444<text:tab/></text:p>
      <text:p text:style-name="P5"><text:s text:c="2"/>0.65<text:tab/> <text:s text:c="4"/>93.2264<text:tab/></text:p>
      <text:p text:style-name="P5"><text:s text:c="2"/>0.75<text:tab/> <text:s text:c="4"/>143.425<text:tab/></text:p>
      <text:p text:style-name="P5"><text:s text:c="2"/>0.85<text:tab/> <text:s text:c="4"/>151.881<text:tab/></text:p>
      <text:p text:style-name="P5"><text:s text:c="2"/>0.95<text:tab/> <text:s text:c="4"/>123.575<text:tab/></text:p>
      <text:p text:style-name="P5"><text:s text:c="2"/>1.05<text:tab/> <text:s text:c="4"/>97.6326<text:tab/></text:p>
      <text:p text:style-name="P5"><text:s text:c="2"/>1.15<text:tab/> <text:s text:c="4"/>81.0834<text:tab/></text:p>
      <text:p text:style-name="P5"><text:s text:c="2"/>1.25<text:tab/> <text:s text:c="4"/>69.3717<text:tab/></text:p>
      <text:p text:style-name="P5"><text:s text:c="2"/>1.35<text:tab/> <text:s text:c="4"/>60.0954<text:tab/></text:p>
      <text:p text:style-name="P5"><text:s text:c="2"/>1.45<text:tab/> <text:s text:c="4"/>52.6061<text:tab/></text:p>
      <text:p text:style-name="P5"><text:s text:c="2"/>1.55<text:tab/> <text:s text:c="4"/>46.8288<text:tab/></text:p>
      <text:p text:style-name="P5"><text:s text:c="2"/>1.65<text:tab/> <text:s text:c="4"/>42.0524<text:tab/></text:p>
      <text:p text:style-name="P5"><text:s text:c="2"/>1.75<text:tab/> <text:s text:c="4"/>38.1022<text:tab/></text:p>
      <text:p text:style-name="P5"><text:s text:c="2"/>1.85<text:tab/> <text:s text:c="4"/>34.6886<text:tab/></text:p>
      <text:p text:style-name="P5"><text:s text:c="2"/>1.95<text:tab/> <text:s text:c="5"/>31.419<text:tab/></text:p>
      <text:p text:style-name="P5"><text:s text:c="2"/>2.05<text:tab/> <text:s text:c="4"/>28.7137<text:tab/></text:p>
      <text:p text:style-name="P5"><text:s text:c="2"/>2.15<text:tab/> <text:s text:c="4"/>26.6932<text:tab/></text:p>
      <text:p text:style-name="P5"><text:s text:c="2"/>2.25<text:tab/> <text:s text:c="4"/>25.1527<text:tab/></text:p>
      <text:p text:style-name="P5"><text:s text:c="2"/>2.35<text:tab/> <text:s text:c="4"/>23.7938<text:tab/></text:p>
      <text:p text:style-name="P5"><text:soft-page-break/><text:s text:c="2"/>2.45<text:tab/> <text:s text:c="4"/>22.5303<text:tab/></text:p>
      <text:p text:style-name="P5"><text:s text:c="2"/>2.55<text:tab/> <text:s text:c="4"/>21.5787<text:tab/></text:p>
      <text:p text:style-name="P5"><text:s text:c="2"/>2.65<text:tab/> <text:s text:c="4"/>20.8035<text:tab/></text:p>
      <text:p text:style-name="P5"><text:s text:c="2"/>2.75<text:tab/> <text:s text:c="4"/>20.0933<text:tab/></text:p>
      <text:p text:style-name="P5"><text:s text:c="2"/>2.85<text:tab/> <text:s text:c="4"/>19.6824<text:tab/></text:p>
      <text:p text:style-name="P5"><text:s text:c="2"/>2.95<text:tab/> <text:s text:c="4"/>19.3531<text:tab/></text:p>
      <text:p text:style-name="P5"><text:s text:c="2"/>3.05<text:tab/> <text:s text:c="4"/>18.9498<text:tab/></text:p>
      <text:p text:style-name="P5"><text:s text:c="2"/>3.15<text:tab/> <text:s text:c="4"/>18.5597<text:tab/></text:p>
      <text:p text:style-name="P5"><text:s text:c="2"/>3.25<text:tab/> <text:s text:c="4"/>18.2231<text:tab/></text:p>
      <text:p text:style-name="P5"><text:s text:c="2"/>3.35<text:tab/> <text:s text:c="4"/>17.9261<text:tab/></text:p>
      <text:p text:style-name="P5"><text:s text:c="2"/>3.45<text:tab/> <text:s text:c="4"/>17.6883<text:tab/></text:p>
      <text:p text:style-name="P5"><text:s text:c="2"/>3.55<text:tab/> <text:s text:c="4"/>17.4305<text:tab/></text:p>
      <text:p text:style-name="P5"><text:s text:c="2"/>3.65<text:tab/> <text:s text:c="4"/>17.1695<text:tab/></text:p>
      <text:p text:style-name="P5"><text:s text:c="2"/>3.75<text:tab/> <text:s text:c="4"/>16.9296<text:tab/></text:p>
      <text:p text:style-name="P5"><text:s text:c="2"/>3.85<text:tab/> <text:s text:c="4"/>16.5503<text:tab/></text:p>
      <text:p text:style-name="P5"><text:s text:c="2"/>3.95<text:tab/> <text:s text:c="5"/>16.123<text:tab/></text:p>
      <text:p text:style-name="P5"><text:s text:c="2"/>4.05<text:tab/> <text:s text:c="4"/>15.7498<text:tab/></text:p>
      <text:p text:style-name="P5"><text:s text:c="2"/>4.15<text:tab/> <text:s text:c="4"/>15.3591<text:tab/></text:p>
      <text:p text:style-name="P5"><text:s text:c="2"/>4.25<text:tab/> <text:s text:c="4"/>14.8909<text:tab/></text:p>
      <text:p text:style-name="P5"><text:s text:c="2"/>4.35<text:tab/> <text:s text:c="4"/>14.3569<text:tab/></text:p>
      <text:p text:style-name="P5"><text:s text:c="2"/>4.45<text:tab/> <text:s text:c="4"/>13.7495<text:tab/></text:p>
      <text:p text:style-name="P5"><text:s text:c="2"/>4.55<text:tab/> <text:s text:c="4"/>13.0412<text:tab/></text:p>
      <text:p text:style-name="P5"><text:s text:c="2"/>4.65<text:tab/> <text:s text:c="4"/>12.2761<text:tab/></text:p>
      <text:p text:style-name="P5"><text:s text:c="2"/>4.75<text:tab/> <text:s text:c="4"/>11.4803<text:tab/></text:p>
      <text:p text:style-name="P5"><text:s text:c="2"/>4.85<text:tab/> <text:s text:c="4"/>10.6589<text:tab/></text:p>
      <text:p text:style-name="P5"><text:s text:c="2"/>4.95<text:tab/> <text:s text:c="4"/>9.80824<text:tab/></text:p>
      <text:p text:style-name="P5"><text:s text:c="2"/>5.05<text:tab/> <text:s text:c="4"/>8.82422<text:tab/></text:p>
      <text:p text:style-name="P5"><text:s text:c="2"/>5.15<text:tab/> <text:s text:c="4"/>6.36151<text:tab/></text:p>
      <text:p text:style-name="P5">----------------------</text:p>
      <text:p text:style-name="P5">Total:<text:tab/> <text:s text:c="4"/>2393.28<text:tab/></text:p>
      <text:p text:style-name="P5"><text:tab/></text:p>
      <text:p text:style-name="P5"><text:s text:c="2"/>0.25<text:tab/> <text:s text:c="4"/>3.62363<text:tab/></text:p>
      <text:p text:style-name="P5"><text:s text:c="2"/>0.35<text:tab/> <text:s text:c="4"/>8.60337<text:tab/></text:p>
      <text:p text:style-name="P5"><text:s text:c="2"/>0.45<text:tab/> <text:s text:c="4"/>16.2725<text:tab/></text:p>
      <text:p text:style-name="P5"><text:s text:c="2"/>0.55<text:tab/> <text:s text:c="4"/>24.4668<text:tab/></text:p>
      <text:p text:style-name="P5"><text:s text:c="2"/>0.65<text:tab/> <text:s text:c="4"/>27.2845<text:tab/></text:p>
      <text:p text:style-name="P5"><text:s text:c="2"/>0.75<text:tab/> <text:s text:c="4"/>22.0511<text:tab/></text:p>
      <text:p text:style-name="P5"><text:s text:c="2"/>0.85<text:tab/> <text:s text:c="4"/>13.5485<text:tab/></text:p>
      <text:p text:style-name="P5"><text:s text:c="2"/>0.95<text:tab/> <text:s text:c="4"/>7.45755<text:tab/></text:p>
      <text:p text:style-name="P5"><text:s text:c="2"/>1.05<text:tab/> <text:s text:c="4"/>4.58335<text:tab/></text:p>
      <text:p text:style-name="P5"><text:s text:c="2"/>1.15<text:tab/> <text:s text:c="4"/>3.31761<text:tab/></text:p>
      <text:p text:style-name="P5"><text:s text:c="2"/>1.25<text:tab/> <text:s text:c="4"/>2.63867<text:tab/></text:p>
      <text:p text:style-name="P5"><text:s text:c="2"/>1.35<text:tab/> <text:s text:c="4"/>2.20189<text:tab/></text:p>
      <text:p text:style-name="P5"><text:s text:c="2"/>1.45<text:tab/> <text:s text:c="4"/>1.89682<text:tab/></text:p>
      <text:p text:style-name="P5"><text:s text:c="2"/>1.55<text:tab/> <text:s text:c="5"/>1.6839<text:tab/></text:p>
      <text:p text:style-name="P5"><text:s text:c="2"/>1.65<text:tab/> <text:s text:c="4"/>1.52168<text:tab/></text:p>
      <text:p text:style-name="P5"><text:s text:c="2"/>1.75<text:tab/> <text:s text:c="5"/>1.3973<text:tab/></text:p>
      <text:p text:style-name="P5"><text:s text:c="2"/>1.85<text:tab/> <text:s text:c="4"/>1.29608<text:tab/></text:p>
      <text:p text:style-name="P5"><text:s text:c="2"/>1.95<text:tab/> <text:s text:c="4"/>1.20009<text:tab/></text:p>
      <text:p text:style-name="P5"><text:soft-page-break/><text:s text:c="2"/>2.05<text:tab/> <text:s text:c="4"/>1.12277<text:tab/></text:p>
      <text:p text:style-name="P5"><text:s text:c="2"/>2.15<text:tab/> <text:s text:c="4"/>1.06854<text:tab/></text:p>
      <text:p text:style-name="P5"><text:s text:c="2"/>2.25<text:tab/> <text:s text:c="5"/>1.0314<text:tab/></text:p>
      <text:p text:style-name="P5"><text:s text:c="2"/>2.35<text:tab/> <text:s text:c="4"/>1.00026<text:tab/></text:p>
      <text:p text:style-name="P5"><text:s text:c="2"/>2.45<text:tab/> <text:s text:c="3"/>0.971457<text:tab/></text:p>
      <text:p text:style-name="P5"><text:s text:c="2"/>2.55<text:tab/> <text:s text:c="3"/>0.953896<text:tab/></text:p>
      <text:p text:style-name="P5"><text:s text:c="2"/>2.65<text:tab/> <text:s text:c="3"/>0.942074<text:tab/></text:p>
      <text:p text:style-name="P5"><text:s text:c="2"/>2.75<text:tab/> <text:s text:c="3"/>0.932264<text:tab/></text:p>
      <text:p text:style-name="P5"><text:s text:c="2"/>2.85<text:tab/> <text:s text:c="3"/>0.935792<text:tab/></text:p>
      <text:p text:style-name="P5"><text:s text:c="2"/>2.95<text:tab/> <text:s text:c="4"/>0.94264<text:tab/></text:p>
      <text:p text:style-name="P5"><text:s text:c="2"/>3.05<text:tab/> <text:s text:c="3"/>0.945724<text:tab/></text:p>
      <text:p text:style-name="P5"><text:s text:c="2"/>3.15<text:tab/> <text:s text:c="3"/>0.949387<text:tab/></text:p>
      <text:p text:style-name="P5"><text:s text:c="2"/>3.25<text:tab/> <text:s text:c="3"/>0.955549<text:tab/></text:p>
      <text:p text:style-name="P5"><text:s text:c="2"/>3.35<text:tab/> <text:s text:c="3"/>0.963543<text:tab/></text:p>
      <text:p text:style-name="P5"><text:s text:c="2"/>3.45<text:tab/> <text:s text:c="3"/>0.974351<text:tab/></text:p>
      <text:p text:style-name="P5"><text:s text:c="2"/>3.55<text:tab/> <text:s text:c="4"/>0.98343<text:tab/></text:p>
      <text:p text:style-name="P5"><text:s text:c="2"/>3.65<text:tab/> <text:s text:c="3"/>0.991805<text:tab/></text:p>
      <text:p text:style-name="P5"><text:s text:c="2"/>3.75<text:tab/> <text:s text:c="4"/>1.00082<text:tab/></text:p>
      <text:p text:style-name="P5"><text:s text:c="2"/>3.85<text:tab/> <text:s text:c="4"/>1.00101<text:tab/></text:p>
      <text:p text:style-name="P5"><text:s text:c="2"/>3.95<text:tab/> <text:s text:c="3"/>0.997698<text:tab/></text:p>
      <text:p text:style-name="P5"><text:s text:c="2"/>4.05<text:tab/> <text:s text:c="3"/>0.996877<text:tab/></text:p>
      <text:p text:style-name="P5"><text:s text:c="2"/>4.15<text:tab/> <text:s text:c="4"/>0.99406<text:tab/></text:p>
      <text:p text:style-name="P5"><text:s text:c="2"/>4.25<text:tab/> <text:s text:c="3"/>0.985228<text:tab/></text:p>
      <text:p text:style-name="P5"><text:s text:c="2"/>4.35<text:tab/> <text:s text:c="3"/>0.970873<text:tab/></text:p>
      <text:p text:style-name="P5"><text:s text:c="2"/>4.45<text:tab/> <text:s text:c="3"/>0.950093<text:tab/></text:p>
      <text:p text:style-name="P5"><text:s text:c="2"/>4.55<text:tab/> <text:s text:c="3"/>0.920547<text:tab/></text:p>
      <text:p text:style-name="P5"><text:s text:c="2"/>4.65<text:tab/> <text:s text:c="3"/>0.884905<text:tab/></text:p>
      <text:p text:style-name="P5"><text:s text:c="2"/>4.75<text:tab/> <text:s text:c="3"/>0.844772<text:tab/></text:p>
      <text:p text:style-name="P5"><text:s text:c="2"/>4.85<text:tab/> <text:s text:c="3"/>0.800329<text:tab/></text:p>
      <text:p text:style-name="P5"><text:s text:c="2"/>4.95<text:tab/> <text:s text:c="3"/>0.751347<text:tab/></text:p>
      <text:p text:style-name="P5"><text:s text:c="2"/>5.05<text:tab/> <text:s text:c="3"/>0.688767<text:tab/></text:p>
      <text:p text:style-name="P5"><text:s text:c="2"/>5.15<text:tab/> <text:s text:c="3"/>0.503079<text:tab/></text:p>
      <text:p text:style-name="P5">----------------------</text:p>
      <text:p text:style-name="P5">Total:<text:tab/> <text:s text:c="4"/>175.001<text:tab/></text:p>
      <text:p text:style-name="P5"/>
      <text:p text:style-name="P5"><text:tab/></text:p>
      <text:p text:style-name="P5">--------- #NU_MU_BAR_Disappearance_QE ---------</text:p>
      <text:p text:style-name="P5"><text:tab/></text:p>
      <text:p text:style-name="P5"><text:s text:c="2"/>0.25<text:tab/> <text:s text:c="4"/>43.2026<text:tab/></text:p>
      <text:p text:style-name="P5"><text:s text:c="2"/>0.35<text:tab/> <text:s text:c="4"/>68.1669<text:tab/></text:p>
      <text:p text:style-name="P5"><text:s text:c="2"/>0.45<text:tab/> <text:s text:c="4"/>52.5338<text:tab/></text:p>
      <text:p text:style-name="P5"><text:s text:c="2"/>0.55<text:tab/> <text:s text:c="4"/>24.9443<text:tab/></text:p>
      <text:p text:style-name="P5"><text:s text:c="2"/>0.65<text:tab/> <text:s text:c="4"/>24.2561<text:tab/></text:p>
      <text:p text:style-name="P5"><text:s text:c="2"/>0.75<text:tab/> <text:s text:c="4"/>39.0699<text:tab/></text:p>
      <text:p text:style-name="P5"><text:s text:c="2"/>0.85<text:tab/> <text:s text:c="4"/>42.8664<text:tab/></text:p>
      <text:p text:style-name="P5"><text:s text:c="2"/>0.95<text:tab/> <text:s text:c="4"/>36.4416<text:tab/></text:p>
      <text:p text:style-name="P5"><text:s text:c="2"/>1.05<text:tab/> <text:s text:c="4"/>30.2203<text:tab/></text:p>
      <text:p text:style-name="P5"><text:s text:c="2"/>1.15<text:tab/> <text:s text:c="4"/>26.3255<text:tab/></text:p>
      <text:p text:style-name="P5"><text:s text:c="2"/>1.25<text:tab/> <text:s text:c="4"/>23.5143<text:tab/></text:p>
      <text:p text:style-name="P5"><text:soft-page-break/><text:s text:c="2"/>1.35<text:tab/> <text:s text:c="4"/>21.2469<text:tab/></text:p>
      <text:p text:style-name="P5"><text:s text:c="2"/>1.45<text:tab/> <text:s text:c="4"/>19.3486<text:tab/></text:p>
      <text:p text:style-name="P5"><text:s text:c="2"/>1.55<text:tab/> <text:s text:c="4"/>17.5941<text:tab/></text:p>
      <text:p text:style-name="P5"><text:s text:c="2"/>1.65<text:tab/> <text:s text:c="4"/>15.9396<text:tab/></text:p>
      <text:p text:style-name="P5"><text:s text:c="2"/>1.75<text:tab/> <text:s text:c="4"/>14.4897<text:tab/></text:p>
      <text:p text:style-name="P5"><text:s text:c="2"/>1.85<text:tab/> <text:s text:c="4"/>13.2465<text:tab/></text:p>
      <text:p text:style-name="P5"><text:s text:c="2"/>1.95<text:tab/> <text:s text:c="4"/>12.1781<text:tab/></text:p>
      <text:p text:style-name="P5"><text:s text:c="2"/>2.05<text:tab/> <text:s text:c="4"/>11.2573<text:tab/></text:p>
      <text:p text:style-name="P5"><text:s text:c="2"/>2.15<text:tab/> <text:s text:c="4"/>10.4228<text:tab/></text:p>
      <text:p text:style-name="P5"><text:s text:c="2"/>2.25<text:tab/> <text:s text:c="4"/>9.65905<text:tab/></text:p>
      <text:p text:style-name="P5"><text:s text:c="2"/>2.35<text:tab/> <text:s text:c="4"/>8.97449<text:tab/></text:p>
      <text:p text:style-name="P5"><text:s text:c="2"/>2.45<text:tab/> <text:s text:c="4"/>8.45544<text:tab/></text:p>
      <text:p text:style-name="P5"><text:s text:c="2"/>2.55<text:tab/> <text:s text:c="4"/>8.10775<text:tab/></text:p>
      <text:p text:style-name="P5"><text:s text:c="2"/>2.65<text:tab/> <text:s text:c="4"/>7.78524<text:tab/></text:p>
      <text:p text:style-name="P5"><text:s text:c="2"/>2.75<text:tab/> <text:s text:c="4"/>7.38439<text:tab/></text:p>
      <text:p text:style-name="P5"><text:s text:c="2"/>2.85<text:tab/> <text:s text:c="4"/>7.06289<text:tab/></text:p>
      <text:p text:style-name="P5"><text:s text:c="2"/>2.95<text:tab/> <text:s text:c="4"/>6.82156<text:tab/></text:p>
      <text:p text:style-name="P5"><text:s text:c="2"/>3.05<text:tab/> <text:s text:c="4"/>6.58834<text:tab/></text:p>
      <text:p text:style-name="P5"><text:s text:c="2"/>3.15<text:tab/> <text:s text:c="4"/>6.37341<text:tab/></text:p>
      <text:p text:style-name="P5"><text:s text:c="2"/>3.25<text:tab/> <text:s text:c="5"/>6.1196<text:tab/></text:p>
      <text:p text:style-name="P5"><text:s text:c="2"/>3.35<text:tab/> <text:s text:c="4"/>5.86507<text:tab/></text:p>
      <text:p text:style-name="P5"><text:s text:c="2"/>3.45<text:tab/> <text:s text:c="4"/>5.67616<text:tab/></text:p>
      <text:p text:style-name="P5"><text:s text:c="2"/>3.55<text:tab/> <text:s text:c="4"/>5.53109<text:tab/></text:p>
      <text:p text:style-name="P5"><text:s text:c="2"/>3.65<text:tab/> <text:s text:c="4"/>5.39112<text:tab/></text:p>
      <text:p text:style-name="P5"><text:s text:c="2"/>3.75<text:tab/> <text:s text:c="4"/>5.21583<text:tab/></text:p>
      <text:p text:style-name="P5"><text:s text:c="2"/>3.85<text:tab/> <text:s text:c="4"/>5.02956<text:tab/></text:p>
      <text:p text:style-name="P5"><text:s text:c="2"/>3.95<text:tab/> <text:s text:c="4"/>4.80962<text:tab/></text:p>
      <text:p text:style-name="P5"><text:s text:c="2"/>4.05<text:tab/> <text:s text:c="5"/>4.5989<text:tab/></text:p>
      <text:p text:style-name="P5"><text:s text:c="2"/>4.15<text:tab/> <text:s text:c="4"/>4.45021<text:tab/></text:p>
      <text:p text:style-name="P5"><text:s text:c="2"/>4.25<text:tab/> <text:s text:c="4"/>4.28647<text:tab/></text:p>
      <text:p text:style-name="P5"><text:s text:c="2"/>4.35<text:tab/> <text:s text:c="4"/>4.03138<text:tab/></text:p>
      <text:p text:style-name="P5"><text:s text:c="2"/>4.45<text:tab/> <text:s text:c="4"/>3.77716<text:tab/></text:p>
      <text:p text:style-name="P5"><text:s text:c="2"/>4.55<text:tab/> <text:s text:c="4"/>3.51275<text:tab/></text:p>
      <text:p text:style-name="P5"><text:s text:c="2"/>4.65<text:tab/> <text:s text:c="4"/>3.22901<text:tab/></text:p>
      <text:p text:style-name="P5"><text:s text:c="2"/>4.75<text:tab/> <text:s text:c="4"/>2.96704<text:tab/></text:p>
      <text:p text:style-name="P5"><text:s text:c="2"/>4.85<text:tab/> <text:s text:c="4"/>2.70722<text:tab/></text:p>
      <text:p text:style-name="P5"><text:s text:c="2"/>4.95<text:tab/> <text:s text:c="4"/>2.45982<text:tab/></text:p>
      <text:p text:style-name="P5"><text:s text:c="2"/>5.05<text:tab/> <text:s text:c="5"/>2.1953<text:tab/></text:p>
      <text:p text:style-name="P5"><text:s text:c="2"/>5.15<text:tab/> <text:s text:c="4"/>1.56904<text:tab/></text:p>
      <text:p text:style-name="P5">----------------------</text:p>
      <text:p text:style-name="P5">Total:<text:tab/> <text:s text:c="6"/>707.9<text:tab/></text:p>
      <text:p text:style-name="P5"><text:tab/></text:p>
      <text:p text:style-name="P5"><text:s text:c="2"/>0.25<text:tab/> <text:s text:c="3"/>0.974504<text:tab/></text:p>
      <text:p text:style-name="P5"><text:s text:c="2"/>0.35<text:tab/> <text:s text:c="4"/>2.58409<text:tab/></text:p>
      <text:p text:style-name="P5"><text:s text:c="2"/>0.45<text:tab/> <text:s text:c="4"/>5.40328<text:tab/></text:p>
      <text:p text:style-name="P5"><text:s text:c="2"/>0.55<text:tab/> <text:s text:c="4"/>8.72981<text:tab/></text:p>
      <text:p text:style-name="P5"><text:s text:c="2"/>0.65<text:tab/> <text:s text:c="5"/>10.293<text:tab/></text:p>
      <text:p text:style-name="P5"><text:s text:c="2"/>0.75<text:tab/> <text:s text:c="4"/>8.70877<text:tab/></text:p>
      <text:p text:style-name="P5"><text:s text:c="2"/>0.85<text:tab/> <text:s text:c="4"/>5.56187<text:tab/></text:p>
      <text:p text:style-name="P5"><text:soft-page-break/><text:s text:c="2"/>0.95<text:tab/> <text:s text:c="4"/>3.17527<text:tab/></text:p>
      <text:p text:style-name="P5"><text:s text:c="2"/>1.05<text:tab/> <text:s text:c="4"/>2.01896<text:tab/></text:p>
      <text:p text:style-name="P5"><text:s text:c="2"/>1.15<text:tab/> <text:s text:c="5"/>1.5062<text:tab/></text:p>
      <text:p text:style-name="P5"><text:s text:c="2"/>1.25<text:tab/> <text:s text:c="4"/>1.22876<text:tab/></text:p>
      <text:p text:style-name="P5"><text:s text:c="2"/>1.35<text:tab/> <text:s text:c="4"/>1.05086<text:tab/></text:p>
      <text:p text:style-name="P5"><text:s text:c="2"/>1.45<text:tab/> <text:s text:c="3"/>0.926092<text:tab/></text:p>
      <text:p text:style-name="P5"><text:s text:c="2"/>1.55<text:tab/> <text:s text:c="3"/>0.826849<text:tab/></text:p>
      <text:p text:style-name="P5"><text:s text:c="2"/>1.65<text:tab/> <text:s text:c="3"/>0.742896<text:tab/></text:p>
      <text:p text:style-name="P5"><text:s text:c="2"/>1.75<text:tab/> <text:s text:c="3"/>0.674922<text:tab/></text:p>
      <text:p text:style-name="P5"><text:s text:c="2"/>1.85<text:tab/> <text:s text:c="3"/>0.620378<text:tab/></text:p>
      <text:p text:style-name="P5"><text:s text:c="2"/>1.95<text:tab/> <text:s text:c="3"/>0.575789<text:tab/></text:p>
      <text:p text:style-name="P5"><text:s text:c="2"/>2.05<text:tab/> <text:s text:c="3"/>0.538468<text:tab/></text:p>
      <text:p text:style-name="P5"><text:s text:c="2"/>2.15<text:tab/> <text:s text:c="3"/>0.504989<text:tab/></text:p>
      <text:p text:style-name="P5"><text:s text:c="2"/>2.25<text:tab/> <text:s text:c="3"/>0.474772<text:tab/></text:p>
      <text:p text:style-name="P5"><text:s text:c="2"/>2.35<text:tab/> <text:s text:c="3"/>0.448243<text:tab/></text:p>
      <text:p text:style-name="P5"><text:s text:c="2"/>2.45<text:tab/> <text:s text:c="3"/>0.429556<text:tab/></text:p>
      <text:p text:style-name="P5"><text:s text:c="2"/>2.55<text:tab/> <text:s text:c="3"/>0.418904<text:tab/></text:p>
      <text:p text:style-name="P5"><text:s text:c="2"/>2.65<text:tab/> <text:s text:c="4"/>0.40894<text:tab/></text:p>
      <text:p text:style-name="P5"><text:s text:c="2"/>2.75<text:tab/> <text:s text:c="3"/>0.394561<text:tab/></text:p>
      <text:p text:style-name="P5"><text:s text:c="2"/>2.85<text:tab/> <text:s text:c="3"/>0.384109<text:tab/></text:p>
      <text:p text:style-name="P5"><text:s text:c="2"/>2.95<text:tab/> <text:s text:c="4"/>0.37752<text:tab/></text:p>
      <text:p text:style-name="P5"><text:s text:c="2"/>3.05<text:tab/> <text:s text:c="3"/>0.370924<text:tab/></text:p>
      <text:p text:style-name="P5"><text:s text:c="2"/>3.15<text:tab/> <text:s text:c="3"/>0.364848<text:tab/></text:p>
      <text:p text:style-name="P5"><text:s text:c="2"/>3.25<text:tab/> <text:s text:c="3"/>0.356094<text:tab/></text:p>
      <text:p text:style-name="P5"><text:s text:c="2"/>3.35<text:tab/> <text:s text:c="3"/>0.347011<text:tab/></text:p>
      <text:p text:style-name="P5"><text:s text:c="2"/>3.45<text:tab/> <text:s text:c="3"/>0.341443<text:tab/></text:p>
      <text:p text:style-name="P5"><text:s text:c="2"/>3.55<text:tab/> <text:s text:c="3"/>0.338078<text:tab/></text:p>
      <text:p text:style-name="P5"><text:s text:c="2"/>3.65<text:tab/> <text:s text:c="3"/>0.334601<text:tab/></text:p>
      <text:p text:style-name="P5"><text:s text:c="2"/>3.75<text:tab/> <text:s text:c="3"/>0.328621<text:tab/></text:p>
      <text:p text:style-name="P5"><text:s text:c="2"/>3.85<text:tab/> <text:s text:c="3"/>0.321676<text:tab/></text:p>
      <text:p text:style-name="P5"><text:s text:c="2"/>3.95<text:tab/> <text:s text:c="3"/>0.312232<text:tab/></text:p>
      <text:p text:style-name="P5"><text:s text:c="2"/>4.05<text:tab/> <text:s text:c="3"/>0.303087<text:tab/></text:p>
      <text:p text:style-name="P5"><text:s text:c="2"/>4.15<text:tab/> <text:s text:c="3"/>0.297752<text:tab/></text:p>
      <text:p text:style-name="P5"><text:s text:c="2"/>4.25<text:tab/> <text:s text:c="3"/>0.291032<text:tab/></text:p>
      <text:p text:style-name="P5"><text:s text:c="2"/>4.35<text:tab/> <text:s text:c="3"/>0.277751<text:tab/></text:p>
      <text:p text:style-name="P5"><text:s text:c="2"/>4.45<text:tab/> <text:s text:c="3"/>0.264115<text:tab/></text:p>
      <text:p text:style-name="P5"><text:s text:c="2"/>4.55<text:tab/> <text:s text:c="3"/>0.249184<text:tab/></text:p>
      <text:p text:style-name="P5"><text:s text:c="2"/>4.65<text:tab/> <text:s text:c="3"/>0.232306<text:tab/></text:p>
      <text:p text:style-name="P5"><text:s text:c="2"/>4.75<text:tab/> <text:s text:c="3"/>0.216394<text:tab/></text:p>
      <text:p text:style-name="P5"><text:s text:c="2"/>4.85<text:tab/> <text:s text:c="3"/>0.200068<text:tab/></text:p>
      <text:p text:style-name="P5"><text:s text:c="2"/>4.95<text:tab/> <text:s text:c="3"/>0.184181<text:tab/></text:p>
      <text:p text:style-name="P5"><text:s text:c="2"/>5.05<text:tab/> <text:s text:c="3"/>0.166386<text:tab/></text:p>
      <text:p text:style-name="P5"><text:s text:c="2"/>5.15<text:tab/> <text:s text:c="3"/>0.119931<text:tab/></text:p>
      <text:p text:style-name="P5">----------------------</text:p>
      <text:p text:style-name="P5">Total:<text:tab/> <text:s text:c="4"/>66.2001<text:tab/></text:p>
      <text:p text:style-name="P5"/>
      <text:p text:style-name="P5"/>
      <text:p text:style-name="P5"/>
      <text:p text:style-name="P5"/>
      <text:p text:style-name="P4"><text:soft-page-break/>globes -p '0.6013,0.1479,0.7854,1.57,0.000076,0.0025' -s T2K.glb</text:p>
      <text:p text:style-name="P5"/>
      <text:p text:style-name="P5"/>
      <text:p text:style-name="P5">--------- #NU_E_Appearance_QE ---------</text:p>
      <text:p text:style-name="P5"><text:tab/></text:p>
      <text:p text:style-name="P5"><text:s text:c="2"/>0.25<text:tab/> <text:s text:c="4"/>2.96105<text:tab/></text:p>
      <text:p text:style-name="P5"><text:s text:c="2"/>0.35<text:tab/> <text:s text:c="4"/>11.9162<text:tab/></text:p>
      <text:p text:style-name="P5"><text:s text:c="2"/>0.45<text:tab/> <text:s text:c="4"/>31.7865<text:tab/></text:p>
      <text:p text:style-name="P5"><text:s text:c="2"/>0.55<text:tab/> <text:s text:c="4"/>53.9017<text:tab/></text:p>
      <text:p text:style-name="P5"><text:s text:c="2"/>0.65<text:tab/> <text:s text:c="4"/>59.6305<text:tab/></text:p>
      <text:p text:style-name="P5"><text:s text:c="2"/>0.75<text:tab/> <text:s text:c="4"/>44.7143<text:tab/></text:p>
      <text:p text:style-name="P5"><text:s text:c="2"/>0.85<text:tab/> <text:s text:c="4"/>24.3083<text:tab/></text:p>
      <text:p text:style-name="P5"><text:s text:c="2"/>0.95<text:tab/> <text:s text:c="4"/>11.2327<text:tab/></text:p>
      <text:p text:style-name="P5"><text:s text:c="2"/>1.05<text:tab/> <text:s text:c="4"/>5.57411<text:tab/></text:p>
      <text:p text:style-name="P5"><text:s text:c="2"/>1.15<text:tab/> <text:s text:c="4"/>3.26427<text:tab/></text:p>
      <text:p text:style-name="P5"><text:s text:c="2"/>1.25<text:tab/> <text:s text:c="4"/>2.12905<text:tab/></text:p>
      <text:p text:style-name="P5"><text:s text:c="2"/>1.35<text:tab/> <text:s text:c="4"/>1.47185<text:tab/></text:p>
      <text:p text:style-name="P5"><text:s text:c="2"/>1.45<text:tab/> <text:s text:c="4"/>1.05839<text:tab/></text:p>
      <text:p text:style-name="P5"><text:s text:c="2"/>1.55<text:tab/> <text:s text:c="3"/>0.791099<text:tab/></text:p>
      <text:p text:style-name="P5"><text:s text:c="2"/>1.65<text:tab/> <text:s text:c="3"/>0.607567<text:tab/></text:p>
      <text:p text:style-name="P5"><text:s text:c="2"/>1.75<text:tab/> <text:s text:c="3"/>0.477043<text:tab/></text:p>
      <text:p text:style-name="P5"><text:s text:c="2"/>1.85<text:tab/> <text:s text:c="3"/>0.381119<text:tab/></text:p>
      <text:p text:style-name="P5"><text:s text:c="2"/>1.95<text:tab/> <text:s text:c="3"/>0.305778<text:tab/></text:p>
      <text:p text:style-name="P5"><text:s text:c="2"/>2.05<text:tab/> <text:s text:c="3"/>0.249116<text:tab/></text:p>
      <text:p text:style-name="P5"><text:s text:c="2"/>2.15<text:tab/> <text:s text:c="3"/>0.207908<text:tab/></text:p>
      <text:p text:style-name="P5"><text:s text:c="2"/>2.25<text:tab/> <text:s text:c="3"/>0.177057<text:tab/></text:p>
      <text:p text:style-name="P5"><text:s text:c="2"/>2.35<text:tab/> <text:s text:c="3"/>0.152318<text:tab/></text:p>
      <text:p text:style-name="P5"><text:s text:c="2"/>2.45<text:tab/> <text:s text:c="3"/>0.131734<text:tab/></text:p>
      <text:p text:style-name="P5"><text:s text:c="2"/>2.55<text:tab/> <text:s text:c="3"/>0.115675<text:tab/></text:p>
      <text:p text:style-name="P5"><text:s text:c="2"/>2.65<text:tab/> <text:s text:c="3"/>0.102731<text:tab/></text:p>
      <text:p text:style-name="P5"><text:s text:c="2"/>2.75<text:tab/> <text:s text:c="2"/>0.0916819<text:tab/></text:p>
      <text:p text:style-name="P5"><text:s text:c="2"/>2.85<text:tab/> <text:s text:c="3"/>0.083222<text:tab/></text:p>
      <text:p text:style-name="P5"><text:s text:c="2"/>2.95<text:tab/> <text:s text:c="2"/>0.0761295<text:tab/></text:p>
      <text:p text:style-name="P5"><text:s text:c="2"/>3.05<text:tab/> <text:s text:c="2"/>0.0695351<text:tab/></text:p>
      <text:p text:style-name="P5"><text:s text:c="2"/>3.15<text:tab/> <text:s text:c="2"/>0.0636688<text:tab/></text:p>
      <text:p text:style-name="P5"><text:s text:c="2"/>3.25<text:tab/> <text:s text:c="2"/>0.0585804<text:tab/></text:p>
      <text:p text:style-name="P5"><text:s text:c="2"/>3.35<text:tab/> <text:s text:c="2"/>0.0541138<text:tab/></text:p>
      <text:p text:style-name="P5"><text:s text:c="2"/>3.45<text:tab/> <text:s text:c="2"/>0.0502454<text:tab/></text:p>
      <text:p text:style-name="P5"><text:s text:c="2"/>3.55<text:tab/> <text:s text:c="2"/>0.0466896<text:tab/></text:p>
      <text:p text:style-name="P5"><text:s text:c="2"/>3.65<text:tab/> <text:s text:c="2"/>0.0434329<text:tab/></text:p>
      <text:p text:style-name="P5"><text:s text:c="2"/>3.75<text:tab/> <text:s text:c="2"/>0.0405229<text:tab/></text:p>
      <text:p text:style-name="P5"><text:s text:c="2"/>3.85<text:tab/> <text:s text:c="2"/>0.0375517<text:tab/></text:p>
      <text:p text:style-name="P5"><text:s text:c="2"/>3.95<text:tab/> <text:s text:c="2"/>0.0347114<text:tab/></text:p>
      <text:p text:style-name="P5"><text:s text:c="2"/>4.05<text:tab/> <text:s text:c="2"/>0.0322184<text:tab/></text:p>
      <text:p text:style-name="P5"><text:s text:c="2"/>4.15<text:tab/> <text:s text:c="2"/>0.0299005<text:tab/></text:p>
      <text:p text:style-name="P5"><text:s text:c="2"/>4.25<text:tab/> <text:s text:c="2"/>0.0276238<text:tab/></text:p>
      <text:p text:style-name="P5"><text:s text:c="2"/>4.35<text:tab/> <text:s text:c="2"/>0.0254076<text:tab/></text:p>
      <text:p text:style-name="P5"><text:s text:c="2"/>4.45<text:tab/> <text:s text:c="2"/>0.0232421<text:tab/></text:p>
      <text:p text:style-name="P5"><text:s text:c="2"/>4.55<text:tab/> <text:s text:c="2"/>0.0210791<text:tab/></text:p>
      <text:p text:style-name="P5"><text:soft-page-break/><text:s text:c="2"/>4.65<text:tab/> <text:s text:c="3"/>0.018991<text:tab/></text:p>
      <text:p text:style-name="P5"><text:s text:c="2"/>4.75<text:tab/> <text:s text:c="2"/>0.0170137<text:tab/></text:p>
      <text:p text:style-name="P5"><text:s text:c="2"/>4.85<text:tab/> <text:s text:c="2"/>0.0151486<text:tab/></text:p>
      <text:p text:style-name="P5"><text:s text:c="2"/>4.95<text:tab/> <text:s text:c="2"/>0.0133779<text:tab/></text:p>
      <text:p text:style-name="P5"><text:s text:c="2"/>5.05<text:tab/> <text:s text:c="2"/>0.0115838<text:tab/></text:p>
      <text:p text:style-name="P5"><text:s text:c="2"/>5.15<text:tab/> <text:s/>0.00813054<text:tab/></text:p>
      <text:p text:style-name="P5">----------------------</text:p>
      <text:p text:style-name="P5">Total:<text:tab/> <text:s text:c="4"/>258.642<text:tab/></text:p>
      <text:p text:style-name="P5"><text:tab/></text:p>
      <text:p text:style-name="P5"><text:s text:c="2"/>0.25<text:tab/> <text:s text:c="2"/>0.0562046<text:tab/> <text:s text:c="3"/>0.513713<text:tab/> <text:s/>0.00624497<text:tab/> <text:s text:c="3"/>0.043229<text:tab/> <text:s text:c="3"/>0.668827<text:tab/></text:p>
      <text:p text:style-name="P5"><text:s text:c="2"/>0.35<text:tab/> <text:s text:c="3"/>0.192471<text:tab/> <text:s text:c="4"/>1.06389<text:tab/> <text:s text:c="2"/>0.0126672<text:tab/> <text:s text:c="2"/>0.0734262<text:tab/> <text:s text:c="4"/>1.58796<text:tab/></text:p>
      <text:p text:style-name="P5"><text:s text:c="2"/>0.45<text:tab/> <text:s text:c="3"/>0.522984<text:tab/> <text:s text:c="4"/>1.61474<text:tab/> <text:s text:c="2"/>0.0197618<text:tab/> <text:s text:c="2"/>0.0599051<text:tab/> <text:s text:c="4"/>3.00348<text:tab/></text:p>
      <text:p text:style-name="P5"><text:s text:c="2"/>0.55<text:tab/> <text:s text:c="4"/>0.92197<text:tab/> <text:s text:c="4"/>2.07399<text:tab/> <text:s text:c="2"/>0.0269297<text:tab/> <text:s text:c="2"/>0.0310508<text:tab/> <text:s text:c="4"/>4.51593<text:tab/></text:p>
      <text:p text:style-name="P5"><text:s text:c="2"/>0.65<text:tab/> <text:s text:c="4"/>1.06535<text:tab/> <text:s text:c="4"/>2.39831<text:tab/> <text:s text:c="2"/>0.0337955<text:tab/> <text:s text:c="3"/>0.034788<text:tab/> <text:s text:c="4"/>5.03601<text:tab/></text:p>
      <text:p text:style-name="P5"><text:s text:c="2"/>0.75<text:tab/> <text:s text:c="3"/>0.838561<text:tab/> <text:s text:c="4"/>2.55587<text:tab/> <text:s text:c="2"/>0.0401525<text:tab/> <text:s text:c="2"/>0.0586128<text:tab/> <text:s text:c="4"/>4.07006<text:tab/></text:p>
      <text:p text:style-name="P5"><text:s text:c="2"/>0.85<text:tab/> <text:s text:c="3"/>0.481884<text:tab/> <text:s text:c="5"/>2.5557<text:tab/> <text:s text:c="2"/>0.0461112<text:tab/> <text:s text:c="2"/>0.0665247<text:tab/> <text:s text:c="5"/>2.5007<text:tab/></text:p>
      <text:p text:style-name="P5"><text:s text:c="2"/>0.95<text:tab/> <text:s text:c="3"/>0.239741<text:tab/> <text:s text:c="4"/>2.45123<text:tab/> <text:s text:c="2"/>0.0518818<text:tab/> <text:s text:c="2"/>0.0590128<text:tab/> <text:s text:c="4"/>1.37647<text:tab/></text:p>
      <text:p text:style-name="P5"><text:s text:c="2"/>1.05<text:tab/> <text:s text:c="3"/>0.130853<text:tab/> <text:s text:c="4"/>2.29723<text:tab/> <text:s text:c="2"/>0.0574045<text:tab/> <text:s text:c="2"/>0.0512616<text:tab/> <text:s text:c="3"/>0.845967<text:tab/></text:p>
      <text:p text:style-name="P5"><text:s text:c="2"/>1.15<text:tab/> <text:s text:c="2"/>0.0847329<text:tab/> <text:s text:c="4"/>2.12231<text:tab/> <text:s text:c="2"/>0.0625267<text:tab/> <text:s text:c="2"/>0.0465813<text:tab/> <text:s text:c="3"/>0.612345<text:tab/></text:p>
      <text:p text:style-name="P5"><text:s text:c="2"/>1.25<text:tab/> <text:s text:c="2"/>0.0607375<text:tab/> <text:s text:c="4"/>1.96586<text:tab/> <text:s text:c="2"/>0.0672272<text:tab/> <text:s text:c="3"/>0.043352<text:tab/> <text:s text:c="3"/>0.487029<text:tab/></text:p>
      <text:p text:style-name="P5"><text:s text:c="2"/>1.35<text:tab/> <text:s text:c="2"/>0.0459159<text:tab/> <text:s text:c="4"/>1.84584<text:tab/> <text:s text:c="2"/>0.0716168<text:tab/> <text:s text:c="2"/>0.0406607<text:tab/> <text:s text:c="3"/>0.406412<text:tab/></text:p>
      <text:p text:style-name="P5"><text:s text:c="2"/>1.45<text:tab/> <text:s text:c="2"/>0.0359498<text:tab/> <text:s text:c="4"/>1.77319<text:tab/> <text:s text:c="2"/>0.0754825<text:tab/> <text:s text:c="2"/>0.0383817<text:tab/> <text:s text:c="3"/>0.350103<text:tab/></text:p>
      <text:p text:style-name="P5"><text:s text:c="2"/>1.55<text:tab/> <text:s text:c="3"/>0.028661<text:tab/> <text:s text:c="4"/>1.74069<text:tab/> <text:s text:c="2"/>0.0785539<text:tab/> <text:s text:c="3"/>0.036668<text:tab/> <text:s text:c="3"/>0.310804<text:tab/></text:p>
      <text:p text:style-name="P5"><text:s text:c="2"/>1.65<text:tab/> <text:s text:c="2"/>0.0230813<text:tab/> <text:s text:c="4"/>1.72968<text:tab/> <text:s text:c="2"/>0.0811034<text:tab/> <text:s text:c="2"/>0.0351842<text:tab/> <text:s text:c="3"/>0.280862<text:tab/></text:p>
      <text:p text:style-name="P5"><text:s text:c="2"/>1.75<text:tab/> <text:s text:c="2"/>0.0188663<text:tab/> <text:s text:c="4"/>1.73228<text:tab/> <text:s text:c="2"/>0.0834481<text:tab/> <text:s text:c="2"/>0.0339813<text:tab/> <text:s text:c="3"/>0.257906<text:tab/></text:p>
      <text:p text:style-name="P5"><text:s text:c="2"/>1.85<text:tab/> <text:s text:c="2"/>0.0156727<text:tab/> <text:s text:c="4"/>1.74462<text:tab/> <text:s text:c="2"/>0.0854325<text:tab/> <text:s text:c="2"/>0.0328848<text:tab/> <text:s text:c="3"/>0.239222<text:tab/></text:p>
      <text:p text:style-name="P5"><text:s text:c="2"/>1.95<text:tab/> <text:s text:c="2"/>0.0132015<text:tab/> <text:s text:c="4"/>1.75985<text:tab/> <text:s text:c="2"/>0.0870619<text:tab/> <text:s text:c="2"/>0.0315788<text:tab/> <text:s text:c="3"/>0.221505<text:tab/></text:p>
      <text:p text:style-name="P5"><text:s text:c="2"/>2.05<text:tab/> <text:s text:c="2"/>0.0112498<text:tab/> <text:s text:c="4"/>1.76813<text:tab/> <text:s text:c="2"/>0.0879828<text:tab/> <text:s text:c="3"/>0.030503<text:tab/> <text:s text:c="3"/>0.207234<text:tab/></text:p>
      <text:p text:style-name="P5"><text:s text:c="2"/>2.15<text:tab/> <text:s/>0.00964891<text:tab/> <text:s text:c="4"/>1.76849<text:tab/> <text:s text:c="2"/>0.0874393<text:tab/> <text:s text:c="4"/>0.02985<text:tab/> <text:s text:c="3"/>0.197225<text:tab/></text:p>
      <text:p text:style-name="P5"><text:s text:c="2"/>2.25<text:tab/> <text:s/>0.00832483<text:tab/> <text:s text:c="4"/>1.76155<text:tab/> <text:s text:c="2"/>0.0863991<text:tab/> <text:s text:c="2"/>0.0295269<text:tab/> <text:s text:c="4"/>0.19037<text:tab/></text:p>
      <text:p text:style-name="P5"><text:s text:c="2"/>2.35<text:tab/> <text:s/>0.00723403<text:tab/> <text:s text:c="4"/>1.74955<text:tab/> <text:s text:c="2"/>0.0851444<text:tab/> <text:s text:c="2"/>0.0292621<text:tab/> <text:s text:c="3"/>0.184621<text:tab/></text:p>
      <text:p text:style-name="P5"><text:s text:c="2"/>2.45<text:tab/> <text:s text:c="2"/>0.0063957<text:tab/> <text:s text:c="4"/>1.72922<text:tab/> <text:s text:c="2"/>0.0836622<text:tab/> <text:s text:c="2"/>0.0289799<text:tab/> <text:s text:c="3"/>0.179306<text:tab/></text:p>
      <text:p text:style-name="P5"><text:s text:c="2"/>2.55<text:tab/> <text:s/>0.00577205<text:tab/> <text:s text:c="4"/>1.70246<text:tab/> <text:s text:c="2"/>0.0826493<text:tab/> <text:s text:c="2"/>0.0289639<text:tab/> <text:s text:c="3"/>0.176064<text:tab/></text:p>
      <text:p text:style-name="P5"><text:s text:c="2"/>2.65<text:tab/> <text:s text:c="2"/>0.0052352<text:tab/> <text:s text:c="4"/>1.67221<text:tab/> <text:s text:c="2"/>0.0819559<text:tab/> <text:s text:c="2"/>0.0290622<text:tab/> <text:s text:c="3"/>0.173882<text:tab/></text:p>
      <text:p text:style-name="P5"><text:s text:c="2"/>2.75<text:tab/> <text:s/>0.00470303<text:tab/> <text:s text:c="4"/>1.63596<text:tab/> <text:s text:c="2"/>0.0795717<text:tab/> <text:s text:c="2"/>0.0291796<text:tab/> <text:s text:c="3"/>0.172071<text:tab/></text:p>
      <text:p text:style-name="P5"><text:s text:c="2"/>2.85<text:tab/> <text:s/>0.00426823<text:tab/> <text:s text:c="4"/>1.58938<text:tab/> <text:s text:c="2"/>0.0768676<text:tab/> <text:s text:c="2"/>0.0296771<text:tab/> <text:s text:c="3"/>0.172723<text:tab/></text:p>
      <text:p text:style-name="P5"><text:s text:c="2"/>2.95<text:tab/> <text:s/>0.00392304<text:tab/> <text:s text:c="4"/>1.53589<text:tab/> <text:s text:c="2"/>0.0749262<text:tab/> <text:s text:c="2"/>0.0302416<text:tab/> <text:s text:c="3"/>0.173987<text:tab/></text:p>
      <text:p text:style-name="P5"><text:s text:c="2"/>3.05<text:tab/> <text:s/>0.00361294<text:tab/> <text:s text:c="5"/>1.4828<text:tab/> <text:s text:c="2"/>0.0727735<text:tab/> <text:s text:c="2"/>0.0306473<text:tab/> <text:s text:c="3"/>0.174556<text:tab/></text:p>
      <text:p text:style-name="P5"><text:s text:c="2"/>3.15<text:tab/> <text:s/>0.00333887<text:tab/> <text:s text:c="4"/>1.42706<text:tab/> <text:s text:c="2"/>0.0703948<text:tab/> <text:s text:c="2"/>0.0310275<text:tab/> <text:s text:c="3"/>0.175232<text:tab/></text:p>
      <text:p text:style-name="P5"><text:s text:c="2"/>3.25<text:tab/> <text:s/>0.00306879<text:tab/> <text:s text:c="4"/>1.36845<text:tab/> <text:s text:c="2"/>0.0685822<text:tab/> <text:s text:c="2"/>0.0314554<text:tab/> <text:s text:c="3"/>0.176369<text:tab/></text:p>
      <text:p text:style-name="P5"><text:s text:c="2"/>3.35<text:tab/> <text:s text:c="2"/>0.0028192<text:tab/> <text:s text:c="5"/>1.3118<text:tab/> <text:s text:c="2"/>0.0663208<text:tab/> <text:s text:c="2"/>0.0319212<text:tab/> <text:s text:c="3"/>0.177845<text:tab/></text:p>
      <text:p text:style-name="P5"><text:s text:c="2"/>3.45<text:tab/> <text:s/>0.00261917<text:tab/> <text:s text:c="4"/>1.24424<text:tab/> <text:s text:c="2"/>0.0629191<text:tab/> <text:s text:c="2"/>0.0324629<text:tab/> <text:s text:c="4"/>0.17984<text:tab/></text:p>
      <text:p text:style-name="P5"><text:s text:c="2"/>3.55<text:tab/> <text:s text:c="2"/>0.0024532<text:tab/> <text:s text:c="4"/>1.17352<text:tab/> <text:s text:c="2"/>0.0598821<text:tab/> <text:s text:c="2"/>0.0329314<text:tab/> <text:s text:c="3"/>0.181516<text:tab/></text:p>
      <text:p text:style-name="P5"><text:s text:c="2"/>3.65<text:tab/> <text:s/>0.00230118<text:tab/> <text:s text:c="4"/>1.11403<text:tab/> <text:s text:c="2"/>0.0579128<text:tab/> <text:s text:c="2"/>0.0333628<text:tab/> <text:s text:c="3"/>0.183061<text:tab/></text:p>
      <text:p text:style-name="P5"><text:s text:c="2"/>3.75<text:tab/> <text:s/>0.00214514<text:tab/> <text:s text:c="6"/>1.053<text:tab/> <text:s text:c="2"/>0.0554982<text:tab/> <text:s text:c="2"/>0.0338011<text:tab/> <text:s text:c="3"/>0.184725<text:tab/></text:p>
      <text:p text:style-name="P5"><text:s text:c="2"/>3.85<text:tab/> <text:s/>0.00199574<text:tab/> <text:s text:c="3"/>0.985356<text:tab/> <text:s text:c="2"/>0.0532516<text:tab/> <text:s text:c="2"/>0.0339249<text:tab/> <text:s text:c="4"/>0.18476<text:tab/></text:p>
      <text:p text:style-name="P5"><text:s text:c="2"/>3.95<text:tab/> <text:s/>0.00184384<text:tab/> <text:s text:c="3"/>0.926494<text:tab/> <text:s text:c="2"/>0.0519018<text:tab/> <text:s text:c="2"/>0.0339165<text:tab/> <text:s text:c="3"/>0.184149<text:tab/></text:p>
      <text:p text:style-name="P5"><text:s text:c="2"/>4.05<text:tab/> <text:s/>0.00170461<text:tab/> <text:s text:c="3"/>0.872872<text:tab/> <text:s text:c="3"/>0.049617<text:tab/> <text:s text:c="2"/>0.0339788<text:tab/> <text:s text:c="3"/>0.183997<text:tab/></text:p>
      <text:p text:style-name="P5"><text:s text:c="2"/>4.15<text:tab/> <text:s/>0.00159672<text:tab/> <text:s text:c="3"/>0.816594<text:tab/> <text:s text:c="2"/>0.0465868<text:tab/> <text:s text:c="3"/>0.033959<text:tab/> <text:s text:c="3"/>0.183477<text:tab/></text:p>
      <text:p text:style-name="P5"><text:soft-page-break/><text:s text:c="2"/>4.25<text:tab/> <text:s/>0.00149148<text:tab/> <text:s text:c="3"/>0.762897<text:tab/> <text:s text:c="2"/>0.0445047<text:tab/> <text:s text:c="2"/>0.0337221<text:tab/> <text:s text:c="3"/>0.181847<text:tab/></text:p>
      <text:p text:style-name="P5"><text:s text:c="2"/>4.35<text:tab/> <text:s/>0.00136155<text:tab/> <text:s text:c="3"/>0.713506<text:tab/> <text:s text:c="2"/>0.0426971<text:tab/> <text:s text:c="2"/>0.0332843<text:tab/> <text:s text:c="3"/>0.179198<text:tab/></text:p>
      <text:p text:style-name="P5"><text:s text:c="2"/>4.45<text:tab/> <text:s/>0.00123895<text:tab/> <text:s text:c="3"/>0.665763<text:tab/> <text:s text:c="2"/>0.0395886<text:tab/> <text:s text:c="3"/>0.032614<text:tab/> <text:s text:c="3"/>0.175362<text:tab/></text:p>
      <text:p text:style-name="P5"><text:s text:c="2"/>4.55<text:tab/> <text:s/>0.00112029<text:tab/> <text:s text:c="3"/>0.628675<text:tab/> <text:s text:c="2"/>0.0378518<text:tab/> <text:s text:c="2"/>0.0316334<text:tab/> <text:s text:c="3"/>0.169909<text:tab/></text:p>
      <text:p text:style-name="P5"><text:s text:c="2"/>4.65<text:tab/> <text:s/>0.00100157<text:tab/> <text:s text:c="5"/>0.5964<text:tab/> <text:s text:c="2"/>0.0372833<text:tab/> <text:s text:c="2"/>0.0304335<text:tab/> <text:s text:c="4"/>0.16333<text:tab/></text:p>
      <text:p text:style-name="P5"><text:s text:c="2"/>4.75<text:tab/> <text:s/>0.00089543<text:tab/> <text:s text:c="3"/>0.568573<text:tab/> <text:s text:c="2"/>0.0359961<text:tab/> <text:s text:c="2"/>0.0290695<text:tab/> <text:s text:c="3"/>0.155923<text:tab/></text:p>
      <text:p text:style-name="P5"><text:s text:c="2"/>4.85<text:tab/> 0.000795482<text:tab/> <text:s text:c="3"/>0.543328<text:tab/> <text:s text:c="2"/>0.0343038<text:tab/> <text:s text:c="2"/>0.0275506<text:tab/> <text:s text:c="4"/>0.14772<text:tab/></text:p>
      <text:p text:style-name="P5"><text:s text:c="2"/>4.95<text:tab/> 0.000703951<text:tab/> <text:s text:c="4"/>0.51244<text:tab/> <text:s text:c="2"/>0.0324834<text:tab/> <text:s text:c="2"/>0.0258697<text:tab/> <text:s text:c="3"/>0.138679<text:tab/></text:p>
      <text:p text:style-name="P5"><text:s text:c="2"/>5.05<text:tab/> 0.000613163<text:tab/> <text:s text:c="3"/>0.458819<text:tab/> <text:s text:c="2"/>0.0293564<text:tab/> <text:s text:c="2"/>0.0237144<text:tab/> <text:s text:c="3"/>0.127128<text:tab/></text:p>
      <text:p text:style-name="P5"><text:s text:c="2"/>5.15<text:tab/> 0.000430894<text:tab/> <text:s text:c="3"/>0.321628<text:tab/> <text:s text:c="2"/>0.0210038<text:tab/> <text:s text:c="2"/>0.0173192<text:tab/> <text:s text:c="2"/>0.0928552<text:tab/></text:p>
      <text:p text:style-name="P5">--------------------------------------------------------------------------------------</text:p>
      <text:p text:style-name="P5">Total:<text:tab/> <text:s text:c="4"/>4.88274<text:tab/> <text:s text:c="7"/>70.4<text:tab/> <text:s text:c="4"/>2.88471<text:tab/> <text:s text:c="4"/>1.79093<text:tab/> <text:s text:c="4"/>32.3006<text:tab/></text:p>
      <text:p text:style-name="P5"/>
      <text:p text:style-name="P5"><text:tab/></text:p>
      <text:p text:style-name="P5">--------- #NU_E_BAR_Appearance_QE ---------</text:p>
      <text:p text:style-name="P5"><text:tab/></text:p>
      <text:p text:style-name="P5"><text:s text:c="2"/>0.25<text:tab/> <text:s text:c="4"/>1.36286<text:tab/></text:p>
      <text:p text:style-name="P5"><text:s text:c="2"/>0.35<text:tab/> <text:s text:c="4"/>4.40182<text:tab/></text:p>
      <text:p text:style-name="P5"><text:s text:c="2"/>0.45<text:tab/> <text:s text:c="6"/>11.41<text:tab/></text:p>
      <text:p text:style-name="P5"><text:s text:c="2"/>0.55<text:tab/> <text:s text:c="4"/>19.2402<text:tab/></text:p>
      <text:p text:style-name="P5"><text:s text:c="2"/>0.65<text:tab/> <text:s text:c="4"/>21.2848<text:tab/></text:p>
      <text:p text:style-name="P5"><text:s text:c="2"/>0.75<text:tab/> <text:s text:c="4"/>16.0555<text:tab/></text:p>
      <text:p text:style-name="P5"><text:s text:c="2"/>0.85<text:tab/> <text:s text:c="4"/>8.81238<text:tab/></text:p>
      <text:p text:style-name="P5"><text:s text:c="2"/>0.95<text:tab/> <text:s text:c="4"/>4.13291<text:tab/></text:p>
      <text:p text:style-name="P5"><text:s text:c="2"/>1.05<text:tab/> <text:s text:c="4"/>2.09554<text:tab/></text:p>
      <text:p text:style-name="P5"><text:s text:c="2"/>1.15<text:tab/> <text:s text:c="4"/>1.25954<text:tab/></text:p>
      <text:p text:style-name="P5"><text:s text:c="2"/>1.25<text:tab/> <text:s text:c="3"/>0.843065<text:tab/></text:p>
      <text:p text:style-name="P5"><text:s text:c="2"/>1.35<text:tab/> <text:s text:c="3"/>0.598448<text:tab/></text:p>
      <text:p text:style-name="P5"><text:s text:c="2"/>1.45<text:tab/> <text:s text:c="3"/>0.442384<text:tab/></text:p>
      <text:p text:style-name="P5"><text:s text:c="2"/>1.55<text:tab/> <text:s text:c="3"/>0.334795<text:tab/></text:p>
      <text:p text:style-name="P5"><text:s text:c="2"/>1.65<text:tab/> <text:s text:c="4"/>0.25696<text:tab/></text:p>
      <text:p text:style-name="P5"><text:s text:c="2"/>1.75<text:tab/> <text:s text:c="4"/>0.20066<text:tab/></text:p>
      <text:p text:style-name="P5"><text:s text:c="2"/>1.85<text:tab/> <text:s text:c="3"/>0.159536<text:tab/></text:p>
      <text:p text:style-name="P5"><text:s text:c="2"/>1.95<text:tab/> <text:s text:c="3"/>0.128863<text:tab/></text:p>
      <text:p text:style-name="P5"><text:s text:c="2"/>2.05<text:tab/> <text:s text:c="3"/>0.105606<text:tab/></text:p>
      <text:p text:style-name="P5"><text:s text:c="2"/>2.15<text:tab/> <text:s text:c="3"/>0.087369<text:tab/></text:p>
      <text:p text:style-name="P5"><text:s text:c="2"/>2.25<text:tab/> <text:s text:c="2"/>0.0728273<text:tab/></text:p>
      <text:p text:style-name="P5"><text:s text:c="2"/>2.35<text:tab/> <text:s text:c="2"/>0.0611911<text:tab/></text:p>
      <text:p text:style-name="P5"><text:s text:c="2"/>2.45<text:tab/> <text:s text:c="2"/>0.0523614<text:tab/></text:p>
      <text:p text:style-name="P5"><text:s text:c="2"/>2.55<text:tab/> <text:s text:c="2"/>0.0458341<text:tab/></text:p>
      <text:p text:style-name="P5"><text:s text:c="2"/>2.65<text:tab/> <text:s text:c="3"/>0.040413<text:tab/></text:p>
      <text:p text:style-name="P5"><text:s text:c="2"/>2.75<text:tab/> <text:s text:c="2"/>0.0353216<text:tab/></text:p>
      <text:p text:style-name="P5"><text:s text:c="2"/>2.85<text:tab/> <text:s text:c="2"/>0.0311946<text:tab/></text:p>
      <text:p text:style-name="P5"><text:s text:c="2"/>2.95<text:tab/> <text:s text:c="2"/>0.0279319<text:tab/></text:p>
      <text:p text:style-name="P5"><text:s text:c="2"/>3.05<text:tab/> <text:s text:c="2"/>0.0250848<text:tab/></text:p>
      <text:p text:style-name="P5"><text:s text:c="2"/>3.15<text:tab/> <text:s text:c="2"/>0.0226287<text:tab/></text:p>
      <text:p text:style-name="P5"><text:s text:c="2"/>3.25<text:tab/> <text:s text:c="2"/>0.0203197<text:tab/></text:p>
      <text:p text:style-name="P5"><text:s text:c="2"/>3.35<text:tab/> <text:s text:c="4"/>0.01824<text:tab/></text:p>
      <text:p text:style-name="P5"><text:s text:c="2"/>3.45<text:tab/> <text:s text:c="3"/>0.016566<text:tab/></text:p>
      <text:p text:style-name="P5"><text:soft-page-break/><text:s text:c="2"/>3.55<text:tab/> <text:s text:c="2"/>0.0151837<text:tab/></text:p>
      <text:p text:style-name="P5"><text:s text:c="2"/>3.65<text:tab/> <text:s text:c="3"/>0.013953<text:tab/></text:p>
      <text:p text:style-name="P5"><text:s text:c="2"/>3.75<text:tab/> <text:s text:c="2"/>0.0127501<text:tab/></text:p>
      <text:p text:style-name="P5"><text:s text:c="2"/>3.85<text:tab/> <text:s text:c="2"/>0.0116307<text:tab/></text:p>
      <text:p text:style-name="P5"><text:s text:c="2"/>3.95<text:tab/> <text:s text:c="2"/>0.0105395<text:tab/></text:p>
      <text:p text:style-name="P5"><text:s text:c="2"/>4.05<text:tab/> <text:s/>0.00955712<text:tab/></text:p>
      <text:p text:style-name="P5"><text:s text:c="2"/>4.15<text:tab/> <text:s/>0.00878206<text:tab/></text:p>
      <text:p text:style-name="P5"><text:s text:c="2"/>4.25<text:tab/> <text:s/>0.00805306<text:tab/></text:p>
      <text:p text:style-name="P5"><text:s text:c="2"/>4.35<text:tab/> <text:s/>0.00721838<text:tab/></text:p>
      <text:p text:style-name="P5"><text:s text:c="2"/>4.45<text:tab/> <text:s/>0.00644878<text:tab/></text:p>
      <text:p text:style-name="P5"><text:s text:c="2"/>4.55<text:tab/> <text:s/>0.00572842<text:tab/></text:p>
      <text:p text:style-name="P5"><text:s text:c="2"/>4.65<text:tab/> <text:s/>0.00503313<text:tab/></text:p>
      <text:p text:style-name="P5"><text:s text:c="2"/>4.75<text:tab/> <text:s text:c="2"/>0.0044244<text:tab/></text:p>
      <text:p text:style-name="P5"><text:s text:c="2"/>4.85<text:tab/> <text:s/>0.00386708<text:tab/></text:p>
      <text:p text:style-name="P5"><text:s text:c="2"/>4.95<text:tab/> <text:s/>0.00336747<text:tab/></text:p>
      <text:p text:style-name="P5"><text:s text:c="2"/>5.05<text:tab/> <text:s/>0.00288956<text:tab/></text:p>
      <text:p text:style-name="P5"><text:s text:c="2"/>5.15<text:tab/> <text:s text:c="2"/>0.0020093<text:tab/></text:p>
      <text:p text:style-name="P5">----------------------</text:p>
      <text:p text:style-name="P5">Total:<text:tab/> <text:s text:c="4"/>93.8146<text:tab/></text:p>
      <text:p text:style-name="P5"><text:tab/></text:p>
      <text:p text:style-name="P5"><text:s text:c="2"/>0.25<text:tab/> <text:s text:c="2"/>0.0948517<text:tab/> <text:s text:c="2"/>0.0693046<text:tab/> <text:s text:c="2"/>0.0543402<text:tab/> <text:s text:c="2"/>0.0116488<text:tab/> <text:s text:c="3"/>0.207559<text:tab/></text:p>
      <text:p text:style-name="P5"><text:s text:c="2"/>0.35<text:tab/> <text:s text:c="3"/>0.403641<text:tab/> <text:s text:c="3"/>0.143662<text:tab/> <text:s text:c="3"/>0.106923<text:tab/> <text:s text:c="2"/>0.0187893<text:tab/> <text:s text:c="3"/>0.550385<text:tab/></text:p>
      <text:p text:style-name="P5"><text:s text:c="2"/>0.45<text:tab/> <text:s text:c="4"/>1.15508<text:tab/> <text:s text:c="3"/>0.221052<text:tab/> <text:s text:c="3"/>0.159442<text:tab/> <text:s text:c="3"/>0.014896<text:tab/> <text:s text:c="4"/>1.15084<text:tab/></text:p>
      <text:p text:style-name="P5"><text:s text:c="2"/>0.55<text:tab/> <text:s text:c="4"/>2.12046<text:tab/> <text:s text:c="3"/>0.293191<text:tab/> <text:s text:c="3"/>0.204539<text:tab/> <text:s/>0.00754649<text:tab/> <text:s text:c="4"/>1.85936<text:tab/></text:p>
      <text:p text:style-name="P5"><text:s text:c="2"/>0.65<text:tab/> <text:s text:c="4"/>2.54573<text:tab/> <text:s text:c="3"/>0.356236<text:tab/> <text:s text:c="4"/>0.23632<text:tab/> <text:s text:c="2"/>0.0083329<text:tab/> <text:s text:c="5"/>2.1923<text:tab/></text:p>
      <text:p text:style-name="P5"><text:s text:c="2"/>0.75<text:tab/> <text:s text:c="4"/>2.06899<text:tab/> <text:s text:c="3"/>0.407608<text:tab/> <text:s text:c="3"/>0.252919<text:tab/> <text:s text:c="2"/>0.0140885<text:tab/> <text:s text:c="4"/>1.85488<text:tab/></text:p>
      <text:p text:style-name="P5"><text:s text:c="2"/>0.85<text:tab/> <text:s text:c="4"/>1.22229<text:tab/> <text:s text:c="3"/>0.449001<text:tab/> <text:s text:c="3"/>0.256362<text:tab/> <text:s text:c="2"/>0.0161016<text:tab/> <text:s text:c="4"/>1.18462<text:tab/></text:p>
      <text:p text:style-name="P5"><text:s text:c="2"/>0.95<text:tab/> <text:s text:c="3"/>0.621513<text:tab/> <text:s text:c="5"/>0.4826<text:tab/> <text:s text:c="3"/>0.248349<text:tab/> <text:s text:c="2"/>0.0144903<text:tab/> <text:s text:c="5"/>0.6763<text:tab/></text:p>
      <text:p text:style-name="P5"><text:s text:c="2"/>1.05<text:tab/> <text:s text:c="4"/>0.34271<text:tab/> <text:s text:c="3"/>0.510674<text:tab/> <text:s text:c="3"/>0.232065<text:tab/> <text:s text:c="2"/>0.0128701<text:tab/> <text:s text:c="3"/>0.430017<text:tab/></text:p>
      <text:p text:style-name="P5"><text:s text:c="2"/>1.15<text:tab/> <text:s text:c="3"/>0.221446<text:tab/> <text:s text:c="3"/>0.537044<text:tab/> <text:s text:c="3"/>0.213085<text:tab/> <text:s text:c="2"/>0.0120087<text:tab/> <text:s text:c="3"/>0.320804<text:tab/></text:p>
      <text:p text:style-name="P5"><text:s text:c="2"/>1.25<text:tab/> <text:s text:c="3"/>0.157857<text:tab/> <text:s text:c="3"/>0.561254<text:tab/> <text:s text:c="3"/>0.194531<text:tab/> <text:s text:c="2"/>0.0114424<text:tab/> <text:s text:c="3"/>0.261713<text:tab/></text:p>
      <text:p text:style-name="P5"><text:s text:c="2"/>1.35<text:tab/> <text:s text:c="3"/>0.118512<text:tab/> <text:s text:c="3"/>0.580111<text:tab/> <text:s text:c="3"/>0.178988<text:tab/> <text:s text:c="2"/>0.0109815<text:tab/> <text:s text:c="3"/>0.223823<text:tab/></text:p>
      <text:p text:style-name="P5"><text:s text:c="2"/>1.45<text:tab/> <text:s text:c="2"/>0.0920952<text:tab/> <text:s text:c="3"/>0.596561<text:tab/> <text:s text:c="3"/>0.168166<text:tab/> <text:s text:c="4"/>0.01057<text:tab/> <text:s text:c="3"/>0.197248<text:tab/></text:p>
      <text:p text:style-name="P5"><text:s text:c="2"/>1.55<text:tab/> <text:s text:c="2"/>0.0740114<text:tab/> <text:s text:c="3"/>0.609707<text:tab/> <text:s text:c="3"/>0.160949<text:tab/> <text:s text:c="4"/>0.01011<text:tab/> <text:s text:c="4"/>0.17611<text:tab/></text:p>
      <text:p text:style-name="P5"><text:s text:c="2"/>1.65<text:tab/> <text:s text:c="2"/>0.0608105<text:tab/> <text:s text:c="3"/>0.619339<text:tab/> <text:s text:c="4"/>0.15624<text:tab/> <text:s/>0.00960082<text:tab/> <text:s text:c="3"/>0.158229<text:tab/></text:p>
      <text:p text:style-name="P5"><text:s text:c="2"/>1.75<text:tab/> <text:s text:c="2"/>0.0509407<text:tab/> <text:s text:c="3"/>0.627433<text:tab/> <text:s text:c="3"/>0.153127<text:tab/> <text:s/>0.00912883<text:tab/> <text:s text:c="3"/>0.143751<text:tab/></text:p>
      <text:p text:style-name="P5"><text:s text:c="2"/>1.85<text:tab/> <text:s text:c="2"/>0.0432953<text:tab/> <text:s text:c="3"/>0.632527<text:tab/> <text:s text:c="3"/>0.151662<text:tab/> <text:s/>0.00871494<text:tab/> <text:s text:c="3"/>0.132134<text:tab/></text:p>
      <text:p text:style-name="P5"><text:s text:c="2"/>1.95<text:tab/> <text:s text:c="2"/>0.0368516<text:tab/> <text:s text:c="4"/>0.63555<text:tab/> <text:s text:c="4"/>0.15188<text:tab/> <text:s/>0.00835054<text:tab/> <text:s text:c="3"/>0.122637<text:tab/></text:p>
      <text:p text:style-name="P5"><text:s text:c="2"/>2.05<text:tab/> <text:s text:c="2"/>0.0317544<text:tab/> <text:s text:c="3"/>0.635663<text:tab/> <text:s text:c="3"/>0.151834<text:tab/> <text:s/>0.00802205<text:tab/> <text:s text:c="3"/>0.114688<text:tab/></text:p>
      <text:p text:style-name="P5"><text:s text:c="2"/>2.15<text:tab/> <text:s text:c="2"/>0.0279136<text:tab/> <text:s text:c="4"/>0.63227<text:tab/> <text:s text:c="3"/>0.150874<text:tab/> <text:s/>0.00769708<text:tab/> <text:s text:c="3"/>0.107557<text:tab/></text:p>
      <text:p text:style-name="P5"><text:s text:c="2"/>2.25<text:tab/> <text:s text:c="2"/>0.0249646<text:tab/> <text:s text:c="3"/>0.629258<text:tab/> <text:s text:c="3"/>0.148963<text:tab/> <text:s/>0.00738111<text:tab/> <text:s text:c="3"/>0.101122<text:tab/></text:p>
      <text:p text:style-name="P5"><text:s text:c="2"/>2.35<text:tab/> <text:s text:c="2"/>0.0225068<text:tab/> <text:s text:c="3"/>0.625519<text:tab/> <text:s text:c="3"/>0.146685<text:tab/> <text:s/>0.00709123<text:tab/> <text:s text:c="2"/>0.0954711<text:tab/></text:p>
      <text:p text:style-name="P5"><text:s text:c="2"/>2.45<text:tab/> <text:s text:c="2"/>0.0203646<text:tab/> <text:s text:c="4"/>0.62093<text:tab/> <text:s text:c="3"/>0.144242<text:tab/> <text:s/>0.00690121<text:tab/> <text:s text:c="2"/>0.0914911<text:tab/></text:p>
      <text:p text:style-name="P5"><text:s text:c="2"/>2.55<text:tab/> <text:s text:c="2"/>0.0186665<text:tab/> <text:s text:c="3"/>0.614978<text:tab/> <text:s text:c="3"/>0.141416<text:tab/> <text:s text:c="2"/>0.0068207<text:tab/> <text:s text:c="2"/>0.0892221<text:tab/></text:p>
      <text:p text:style-name="P5"><text:s text:c="2"/>2.65<text:tab/> <text:s text:c="2"/>0.0172583<text:tab/> <text:s text:c="3"/>0.608115<text:tab/> <text:s text:c="3"/>0.137625<text:tab/> <text:s/>0.00673567<text:tab/> <text:s text:c="2"/>0.0870999<text:tab/></text:p>
      <text:p text:style-name="P5"><text:s text:c="2"/>2.75<text:tab/> <text:s text:c="2"/>0.0160132<text:tab/> <text:s text:c="3"/>0.600412<text:tab/> <text:s text:c="3"/>0.132984<text:tab/> <text:s text:c="2"/>0.0065662<text:tab/> <text:s text:c="2"/>0.0840375<text:tab/></text:p>
      <text:p text:style-name="P5"><text:s text:c="2"/>2.85<text:tab/> <text:s text:c="2"/>0.0150951<text:tab/> <text:s text:c="3"/>0.584429<text:tab/> <text:s text:c="3"/>0.128274<text:tab/> <text:s/>0.00645299<text:tab/> <text:s text:c="2"/>0.0818112<text:tab/></text:p>
      <text:p text:style-name="P5"><text:s text:c="2"/>2.95<text:tab/> <text:s text:c="2"/>0.0143133<text:tab/> <text:s text:c="3"/>0.565822<text:tab/> <text:s text:c="3"/>0.123997<text:tab/> <text:s/>0.00639674<text:tab/> <text:s text:c="3"/>0.080408<text:tab/></text:p>
      <text:p text:style-name="P5"><text:s text:c="2"/>3.05<text:tab/> <text:s text:c="2"/>0.0135327<text:tab/> <text:s text:c="3"/>0.550039<text:tab/> <text:s text:c="3"/>0.119399<text:tab/> <text:s/>0.00633479<text:tab/> <text:s text:c="3"/>0.079003<text:tab/></text:p>
      <text:p text:style-name="P5"><text:soft-page-break/><text:s text:c="2"/>3.15<text:tab/> <text:s text:c="2"/>0.0128101<text:tab/> <text:s text:c="3"/>0.534096<text:tab/> <text:s text:c="3"/>0.113387<text:tab/> <text:s/>0.00627722<text:tab/> <text:s text:c="2"/>0.0777089<text:tab/></text:p>
      <text:p text:style-name="P5"><text:s text:c="2"/>3.25<text:tab/> <text:s text:c="2"/>0.0121709<text:tab/> <text:s text:c="3"/>0.516248<text:tab/> <text:s text:c="3"/>0.107365<text:tab/> <text:s text:c="2"/>0.0061688<text:tab/> <text:s text:c="2"/>0.0758444<text:tab/></text:p>
      <text:p text:style-name="P5"><text:s text:c="2"/>3.35<text:tab/> <text:s text:c="2"/>0.0115995<text:tab/> <text:s text:c="3"/>0.501134<text:tab/> <text:s text:c="3"/>0.101533<text:tab/> <text:s/>0.00605037<text:tab/> <text:s text:c="2"/>0.0739097<text:tab/></text:p>
      <text:p text:style-name="P5"><text:s text:c="2"/>3.45<text:tab/> <text:s text:c="2"/>0.0111014<text:tab/> <text:s text:c="3"/>0.487851<text:tab/> <text:s text:c="2"/>0.0959677<text:tab/> <text:s/>0.00598925<text:tab/> <text:s text:c="2"/>0.0727238<text:tab/></text:p>
      <text:p text:style-name="P5"><text:s text:c="2"/>3.55<text:tab/> <text:s text:c="2"/>0.0106205<text:tab/> <text:s text:c="3"/>0.470285<text:tab/> <text:s text:c="2"/>0.0904827<text:tab/> <text:s/>0.00596347<text:tab/> <text:s text:c="2"/>0.0720071<text:tab/></text:p>
      <text:p text:style-name="P5"><text:s text:c="2"/>3.65<text:tab/> <text:s text:c="2"/>0.0101621<text:tab/> <text:s text:c="3"/>0.449702<text:tab/> <text:s text:c="2"/>0.0850123<text:tab/> <text:s/>0.00593282<text:tab/> <text:s text:c="2"/>0.0712665<text:tab/></text:p>
      <text:p text:style-name="P5"><text:s text:c="2"/>3.75<text:tab/> <text:s/>0.00974267<text:tab/> <text:s text:c="3"/>0.431529<text:tab/> <text:s text:c="2"/>0.0794778<text:tab/> <text:s/>0.00585532<text:tab/> <text:s text:c="2"/>0.0699929<text:tab/></text:p>
      <text:p text:style-name="P5"><text:s text:c="2"/>3.85<text:tab/> <text:s/>0.00926956<text:tab/> <text:s text:c="3"/>0.416776<text:tab/> <text:s text:c="2"/>0.0753619<text:tab/> <text:s/>0.00575828<text:tab/> <text:s text:c="2"/>0.0685136<text:tab/></text:p>
      <text:p text:style-name="P5"><text:s text:c="2"/>3.95<text:tab/> <text:s/>0.00879375<text:tab/> <text:s text:c="3"/>0.404987<text:tab/> <text:s text:c="2"/>0.0722434<text:tab/> <text:s/>0.00561388<text:tab/> <text:s text:c="2"/>0.0665021<text:tab/></text:p>
      <text:p text:style-name="P5"><text:s text:c="2"/>4.05<text:tab/> <text:s/>0.00837146<text:tab/> <text:s text:c="4"/>0.39312<text:tab/> <text:s text:c="2"/>0.0679236<text:tab/> <text:s/>0.00547261<text:tab/> <text:s text:c="2"/>0.0645545<text:tab/></text:p>
      <text:p text:style-name="P5"><text:s text:c="2"/>4.15<text:tab/> <text:s/>0.00796256<text:tab/> <text:s text:c="3"/>0.381851<text:tab/> <text:s text:c="2"/>0.0630492<text:tab/> <text:s/>0.00539807<text:tab/> <text:s text:c="3"/>0.063418<text:tab/></text:p>
      <text:p text:style-name="P5"><text:s text:c="2"/>4.25<text:tab/> <text:s/>0.00753496<text:tab/> <text:s text:c="3"/>0.370618<text:tab/> <text:s text:c="3"/>0.059091<text:tab/> <text:s/>0.00529615<text:tab/> <text:s text:c="2"/>0.0619869<text:tab/></text:p>
      <text:p text:style-name="P5"><text:s text:c="2"/>4.35<text:tab/> <text:s/>0.00709521<text:tab/> <text:s text:c="3"/>0.354924<text:tab/> <text:s text:c="3"/>0.055645<text:tab/> <text:s/>0.00507283<text:tab/> <text:s text:c="2"/>0.0591582<text:tab/></text:p>
      <text:p text:style-name="P5"><text:s text:c="2"/>4.45<text:tab/> <text:s/>0.00664099<text:tab/> <text:s text:c="3"/>0.335879<text:tab/> <text:s text:c="2"/>0.0516411<text:tab/> <text:s/>0.00484092<text:tab/> <text:s text:c="2"/>0.0562537<text:tab/></text:p>
      <text:p text:style-name="P5"><text:s text:c="2"/>4.55<text:tab/> <text:s/>0.00615938<text:tab/> <text:s text:c="3"/>0.318387<text:tab/> <text:s text:c="2"/>0.0479213<text:tab/> <text:s/>0.00458263<text:tab/> <text:s text:c="2"/>0.0530735<text:tab/></text:p>
      <text:p text:style-name="P5"><text:s text:c="2"/>4.65<text:tab/> <text:s/>0.00567173<text:tab/> <text:s text:c="3"/>0.308077<text:tab/> <text:s text:c="2"/>0.0451814<text:tab/> <text:s/>0.00428623<text:tab/> <text:s text:c="2"/>0.0494787<text:tab/></text:p>
      <text:p text:style-name="P5"><text:s text:c="2"/>4.75<text:tab/> <text:s/>0.00519007<text:tab/> <text:s text:c="3"/>0.301134<text:tab/> <text:s text:c="2"/>0.0422542<text:tab/> <text:s/>0.00400539<text:tab/> <text:s text:c="2"/>0.0460896<text:tab/></text:p>
      <text:p text:style-name="P5"><text:s text:c="2"/>4.85<text:tab/> <text:s/>0.00471735<text:tab/> <text:s text:c="3"/>0.290566<text:tab/> <text:s text:c="2"/>0.0404044<text:tab/> <text:s/>0.00371454<text:tab/> <text:s text:c="2"/>0.0426124<text:tab/></text:p>
      <text:p text:style-name="P5"><text:s text:c="2"/>4.95<text:tab/> <text:s/>0.00425112<text:tab/> <text:s text:c="3"/>0.277113<text:tab/> <text:s text:c="2"/>0.0392506<text:tab/> <text:s/>0.00342978<text:tab/> <text:s text:c="2"/>0.0392287<text:tab/></text:p>
      <text:p text:style-name="P5"><text:s text:c="2"/>5.05<text:tab/> <text:s/>0.00375105<text:tab/> <text:s text:c="4"/>0.25413<text:tab/> <text:s text:c="2"/>0.0354666<text:tab/> <text:s/>0.00310686<text:tab/> <text:s text:c="2"/>0.0354384<text:tab/></text:p>
      <text:p text:style-name="P5"><text:s text:c="2"/>5.15<text:tab/> <text:s/>0.00266784<text:tab/> <text:s text:c="3"/>0.183634<text:tab/> <text:s text:c="4"/>0.02516<text:tab/> <text:s/>0.00224365<text:tab/> <text:s text:c="2"/>0.0255442<text:tab/></text:p>
      <text:p text:style-name="P5">--------------------------------------------------------------------------------------</text:p>
      <text:p text:style-name="P5">Total:<text:tab/> <text:s text:c="4"/>11.8198<text:tab/> <text:s text:c="4"/>22.9823<text:tab/> <text:s text:c="8"/>6.2<text:tab/> <text:s text:c="4"/>0.39113<text:tab/> <text:s text:c="4"/>14.0999<text:tab/></text:p>
      <text:p text:style-name="P5"/>
      <text:p text:style-name="P5"><text:tab/></text:p>
      <text:p text:style-name="P5">--------- #NU_MU_Disapperance_QE ---------</text:p>
      <text:p text:style-name="P5"><text:tab/></text:p>
      <text:p text:style-name="P5"><text:s text:c="2"/>0.25<text:tab/> <text:s text:c="4"/>168.235<text:tab/></text:p>
      <text:p text:style-name="P5"><text:s text:c="2"/>0.35<text:tab/> <text:s text:c="4"/>281.452<text:tab/></text:p>
      <text:p text:style-name="P5"><text:s text:c="2"/>0.45<text:tab/> <text:s text:c="4"/>222.665<text:tab/></text:p>
      <text:p text:style-name="P5"><text:s text:c="2"/>0.55<text:tab/> <text:s text:c="4"/>104.444<text:tab/></text:p>
      <text:p text:style-name="P5"><text:s text:c="2"/>0.65<text:tab/> <text:s text:c="4"/>93.2264<text:tab/></text:p>
      <text:p text:style-name="P5"><text:s text:c="2"/>0.75<text:tab/> <text:s text:c="4"/>143.425<text:tab/></text:p>
      <text:p text:style-name="P5"><text:s text:c="2"/>0.85<text:tab/> <text:s text:c="4"/>151.881<text:tab/></text:p>
      <text:p text:style-name="P5"><text:s text:c="2"/>0.95<text:tab/> <text:s text:c="4"/>123.575<text:tab/></text:p>
      <text:p text:style-name="P5"><text:s text:c="2"/>1.05<text:tab/> <text:s text:c="4"/>97.6326<text:tab/></text:p>
      <text:p text:style-name="P5"><text:s text:c="2"/>1.15<text:tab/> <text:s text:c="4"/>81.0834<text:tab/></text:p>
      <text:p text:style-name="P5"><text:s text:c="2"/>1.25<text:tab/> <text:s text:c="4"/>69.3717<text:tab/></text:p>
      <text:p text:style-name="P5"><text:s text:c="2"/>1.35<text:tab/> <text:s text:c="4"/>60.0954<text:tab/></text:p>
      <text:p text:style-name="P5"><text:s text:c="2"/>1.45<text:tab/> <text:s text:c="4"/>52.6061<text:tab/></text:p>
      <text:p text:style-name="P5"><text:s text:c="2"/>1.55<text:tab/> <text:s text:c="4"/>46.8288<text:tab/></text:p>
      <text:p text:style-name="P5"><text:s text:c="2"/>1.65<text:tab/> <text:s text:c="4"/>42.0524<text:tab/></text:p>
      <text:p text:style-name="P5"><text:s text:c="2"/>1.75<text:tab/> <text:s text:c="4"/>38.1022<text:tab/></text:p>
      <text:p text:style-name="P5"><text:s text:c="2"/>1.85<text:tab/> <text:s text:c="4"/>34.6886<text:tab/></text:p>
      <text:p text:style-name="P5"><text:s text:c="2"/>1.95<text:tab/> <text:s text:c="5"/>31.419<text:tab/></text:p>
      <text:p text:style-name="P5"><text:s text:c="2"/>2.05<text:tab/> <text:s text:c="4"/>28.7137<text:tab/></text:p>
      <text:p text:style-name="P5"><text:s text:c="2"/>2.15<text:tab/> <text:s text:c="4"/>26.6932<text:tab/></text:p>
      <text:p text:style-name="P5"><text:s text:c="2"/>2.25<text:tab/> <text:s text:c="4"/>25.1527<text:tab/></text:p>
      <text:p text:style-name="P5"><text:s text:c="2"/>2.35<text:tab/> <text:s text:c="4"/>23.7938<text:tab/></text:p>
      <text:p text:style-name="P5"><text:soft-page-break/><text:s text:c="2"/>2.45<text:tab/> <text:s text:c="4"/>22.5303<text:tab/></text:p>
      <text:p text:style-name="P5"><text:s text:c="2"/>2.55<text:tab/> <text:s text:c="4"/>21.5787<text:tab/></text:p>
      <text:p text:style-name="P5"><text:s text:c="2"/>2.65<text:tab/> <text:s text:c="4"/>20.8035<text:tab/></text:p>
      <text:p text:style-name="P5"><text:s text:c="2"/>2.75<text:tab/> <text:s text:c="4"/>20.0933<text:tab/></text:p>
      <text:p text:style-name="P5"><text:s text:c="2"/>2.85<text:tab/> <text:s text:c="4"/>19.6824<text:tab/></text:p>
      <text:p text:style-name="P5"><text:s text:c="2"/>2.95<text:tab/> <text:s text:c="4"/>19.3531<text:tab/></text:p>
      <text:p text:style-name="P5"><text:s text:c="2"/>3.05<text:tab/> <text:s text:c="4"/>18.9498<text:tab/></text:p>
      <text:p text:style-name="P5"><text:s text:c="2"/>3.15<text:tab/> <text:s text:c="4"/>18.5597<text:tab/></text:p>
      <text:p text:style-name="P5"><text:s text:c="2"/>3.25<text:tab/> <text:s text:c="4"/>18.2231<text:tab/></text:p>
      <text:p text:style-name="P5"><text:s text:c="2"/>3.35<text:tab/> <text:s text:c="4"/>17.9261<text:tab/></text:p>
      <text:p text:style-name="P5"><text:s text:c="2"/>3.45<text:tab/> <text:s text:c="4"/>17.6883<text:tab/></text:p>
      <text:p text:style-name="P5"><text:s text:c="2"/>3.55<text:tab/> <text:s text:c="4"/>17.4305<text:tab/></text:p>
      <text:p text:style-name="P5"><text:s text:c="2"/>3.65<text:tab/> <text:s text:c="4"/>17.1695<text:tab/></text:p>
      <text:p text:style-name="P5"><text:s text:c="2"/>3.75<text:tab/> <text:s text:c="4"/>16.9296<text:tab/></text:p>
      <text:p text:style-name="P5"><text:s text:c="2"/>3.85<text:tab/> <text:s text:c="4"/>16.5503<text:tab/></text:p>
      <text:p text:style-name="P5"><text:s text:c="2"/>3.95<text:tab/> <text:s text:c="5"/>16.123<text:tab/></text:p>
      <text:p text:style-name="P5"><text:s text:c="2"/>4.05<text:tab/> <text:s text:c="4"/>15.7498<text:tab/></text:p>
      <text:p text:style-name="P5"><text:s text:c="2"/>4.15<text:tab/> <text:s text:c="4"/>15.3591<text:tab/></text:p>
      <text:p text:style-name="P5"><text:s text:c="2"/>4.25<text:tab/> <text:s text:c="4"/>14.8909<text:tab/></text:p>
      <text:p text:style-name="P5"><text:s text:c="2"/>4.35<text:tab/> <text:s text:c="4"/>14.3569<text:tab/></text:p>
      <text:p text:style-name="P5"><text:s text:c="2"/>4.45<text:tab/> <text:s text:c="4"/>13.7495<text:tab/></text:p>
      <text:p text:style-name="P5"><text:s text:c="2"/>4.55<text:tab/> <text:s text:c="4"/>13.0412<text:tab/></text:p>
      <text:p text:style-name="P5"><text:s text:c="2"/>4.65<text:tab/> <text:s text:c="4"/>12.2761<text:tab/></text:p>
      <text:p text:style-name="P5"><text:s text:c="2"/>4.75<text:tab/> <text:s text:c="4"/>11.4803<text:tab/></text:p>
      <text:p text:style-name="P5"><text:s text:c="2"/>4.85<text:tab/> <text:s text:c="4"/>10.6589<text:tab/></text:p>
      <text:p text:style-name="P5"><text:s text:c="2"/>4.95<text:tab/> <text:s text:c="4"/>9.80824<text:tab/></text:p>
      <text:p text:style-name="P5"><text:s text:c="2"/>5.05<text:tab/> <text:s text:c="4"/>8.82422<text:tab/></text:p>
      <text:p text:style-name="P5"><text:s text:c="2"/>5.15<text:tab/> <text:s text:c="4"/>6.36151<text:tab/></text:p>
      <text:p text:style-name="P5">----------------------</text:p>
      <text:p text:style-name="P5">Total:<text:tab/> <text:s text:c="4"/>2393.28<text:tab/></text:p>
      <text:p text:style-name="P5"><text:tab/></text:p>
      <text:p text:style-name="P5"><text:s text:c="2"/>0.25<text:tab/> <text:s text:c="4"/>3.62363<text:tab/></text:p>
      <text:p text:style-name="P5"><text:s text:c="2"/>0.35<text:tab/> <text:s text:c="4"/>8.60337<text:tab/></text:p>
      <text:p text:style-name="P5"><text:s text:c="2"/>0.45<text:tab/> <text:s text:c="4"/>16.2725<text:tab/></text:p>
      <text:p text:style-name="P5"><text:s text:c="2"/>0.55<text:tab/> <text:s text:c="4"/>24.4668<text:tab/></text:p>
      <text:p text:style-name="P5"><text:s text:c="2"/>0.65<text:tab/> <text:s text:c="4"/>27.2845<text:tab/></text:p>
      <text:p text:style-name="P5"><text:s text:c="2"/>0.75<text:tab/> <text:s text:c="4"/>22.0511<text:tab/></text:p>
      <text:p text:style-name="P5"><text:s text:c="2"/>0.85<text:tab/> <text:s text:c="4"/>13.5485<text:tab/></text:p>
      <text:p text:style-name="P5"><text:s text:c="2"/>0.95<text:tab/> <text:s text:c="4"/>7.45755<text:tab/></text:p>
      <text:p text:style-name="P5"><text:s text:c="2"/>1.05<text:tab/> <text:s text:c="4"/>4.58335<text:tab/></text:p>
      <text:p text:style-name="P5"><text:s text:c="2"/>1.15<text:tab/> <text:s text:c="4"/>3.31761<text:tab/></text:p>
      <text:p text:style-name="P5"><text:s text:c="2"/>1.25<text:tab/> <text:s text:c="4"/>2.63867<text:tab/></text:p>
      <text:p text:style-name="P5"><text:s text:c="2"/>1.35<text:tab/> <text:s text:c="4"/>2.20189<text:tab/></text:p>
      <text:p text:style-name="P5"><text:s text:c="2"/>1.45<text:tab/> <text:s text:c="4"/>1.89682<text:tab/></text:p>
      <text:p text:style-name="P5"><text:s text:c="2"/>1.55<text:tab/> <text:s text:c="5"/>1.6839<text:tab/></text:p>
      <text:p text:style-name="P5"><text:s text:c="2"/>1.65<text:tab/> <text:s text:c="4"/>1.52168<text:tab/></text:p>
      <text:p text:style-name="P5"><text:s text:c="2"/>1.75<text:tab/> <text:s text:c="5"/>1.3973<text:tab/></text:p>
      <text:p text:style-name="P5"><text:s text:c="2"/>1.85<text:tab/> <text:s text:c="4"/>1.29608<text:tab/></text:p>
      <text:p text:style-name="P5"><text:s text:c="2"/>1.95<text:tab/> <text:s text:c="4"/>1.20009<text:tab/></text:p>
      <text:p text:style-name="P5"><text:soft-page-break/><text:s text:c="2"/>2.05<text:tab/> <text:s text:c="4"/>1.12277<text:tab/></text:p>
      <text:p text:style-name="P5"><text:s text:c="2"/>2.15<text:tab/> <text:s text:c="4"/>1.06854<text:tab/></text:p>
      <text:p text:style-name="P5"><text:s text:c="2"/>2.25<text:tab/> <text:s text:c="5"/>1.0314<text:tab/></text:p>
      <text:p text:style-name="P5"><text:s text:c="2"/>2.35<text:tab/> <text:s text:c="4"/>1.00026<text:tab/></text:p>
      <text:p text:style-name="P5"><text:s text:c="2"/>2.45<text:tab/> <text:s text:c="3"/>0.971457<text:tab/></text:p>
      <text:p text:style-name="P5"><text:s text:c="2"/>2.55<text:tab/> <text:s text:c="3"/>0.953896<text:tab/></text:p>
      <text:p text:style-name="P5"><text:s text:c="2"/>2.65<text:tab/> <text:s text:c="3"/>0.942074<text:tab/></text:p>
      <text:p text:style-name="P5"><text:s text:c="2"/>2.75<text:tab/> <text:s text:c="3"/>0.932264<text:tab/></text:p>
      <text:p text:style-name="P5"><text:s text:c="2"/>2.85<text:tab/> <text:s text:c="3"/>0.935792<text:tab/></text:p>
      <text:p text:style-name="P5"><text:s text:c="2"/>2.95<text:tab/> <text:s text:c="4"/>0.94264<text:tab/></text:p>
      <text:p text:style-name="P5"><text:s text:c="2"/>3.05<text:tab/> <text:s text:c="3"/>0.945724<text:tab/></text:p>
      <text:p text:style-name="P5"><text:s text:c="2"/>3.15<text:tab/> <text:s text:c="3"/>0.949387<text:tab/></text:p>
      <text:p text:style-name="P5"><text:s text:c="2"/>3.25<text:tab/> <text:s text:c="3"/>0.955549<text:tab/></text:p>
      <text:p text:style-name="P5"><text:s text:c="2"/>3.35<text:tab/> <text:s text:c="3"/>0.963543<text:tab/></text:p>
      <text:p text:style-name="P5"><text:s text:c="2"/>3.45<text:tab/> <text:s text:c="3"/>0.974351<text:tab/></text:p>
      <text:p text:style-name="P5"><text:s text:c="2"/>3.55<text:tab/> <text:s text:c="4"/>0.98343<text:tab/></text:p>
      <text:p text:style-name="P5"><text:s text:c="2"/>3.65<text:tab/> <text:s text:c="3"/>0.991805<text:tab/></text:p>
      <text:p text:style-name="P5"><text:s text:c="2"/>3.75<text:tab/> <text:s text:c="4"/>1.00082<text:tab/></text:p>
      <text:p text:style-name="P5"><text:s text:c="2"/>3.85<text:tab/> <text:s text:c="4"/>1.00101<text:tab/></text:p>
      <text:p text:style-name="P5"><text:s text:c="2"/>3.95<text:tab/> <text:s text:c="3"/>0.997698<text:tab/></text:p>
      <text:p text:style-name="P5"><text:s text:c="2"/>4.05<text:tab/> <text:s text:c="3"/>0.996877<text:tab/></text:p>
      <text:p text:style-name="P5"><text:s text:c="2"/>4.15<text:tab/> <text:s text:c="4"/>0.99406<text:tab/></text:p>
      <text:p text:style-name="P5"><text:s text:c="2"/>4.25<text:tab/> <text:s text:c="3"/>0.985228<text:tab/></text:p>
      <text:p text:style-name="P5"><text:s text:c="2"/>4.35<text:tab/> <text:s text:c="3"/>0.970873<text:tab/></text:p>
      <text:p text:style-name="P5"><text:s text:c="2"/>4.45<text:tab/> <text:s text:c="3"/>0.950093<text:tab/></text:p>
      <text:p text:style-name="P5"><text:s text:c="2"/>4.55<text:tab/> <text:s text:c="3"/>0.920547<text:tab/></text:p>
      <text:p text:style-name="P5"><text:s text:c="2"/>4.65<text:tab/> <text:s text:c="3"/>0.884905<text:tab/></text:p>
      <text:p text:style-name="P5"><text:s text:c="2"/>4.75<text:tab/> <text:s text:c="3"/>0.844772<text:tab/></text:p>
      <text:p text:style-name="P5"><text:s text:c="2"/>4.85<text:tab/> <text:s text:c="3"/>0.800329<text:tab/></text:p>
      <text:p text:style-name="P5"><text:s text:c="2"/>4.95<text:tab/> <text:s text:c="3"/>0.751347<text:tab/></text:p>
      <text:p text:style-name="P5"><text:s text:c="2"/>5.05<text:tab/> <text:s text:c="3"/>0.688767<text:tab/></text:p>
      <text:p text:style-name="P5"><text:s text:c="2"/>5.15<text:tab/> <text:s text:c="3"/>0.503079<text:tab/></text:p>
      <text:p text:style-name="P5">----------------------</text:p>
      <text:p text:style-name="P5">Total:<text:tab/> <text:s text:c="4"/>175.001<text:tab/></text:p>
      <text:p text:style-name="P5"/>
      <text:p text:style-name="P5"><text:tab/></text:p>
      <text:p text:style-name="P5">--------- #NU_MU_BAR_Disappearance_QE ---------</text:p>
      <text:p text:style-name="P5"><text:tab/></text:p>
      <text:p text:style-name="P5"><text:s text:c="2"/>0.25<text:tab/> <text:s text:c="4"/>43.2026<text:tab/></text:p>
      <text:p text:style-name="P5"><text:s text:c="2"/>0.35<text:tab/> <text:s text:c="4"/>68.1669<text:tab/></text:p>
      <text:p text:style-name="P5"><text:s text:c="2"/>0.45<text:tab/> <text:s text:c="4"/>52.5338<text:tab/></text:p>
      <text:p text:style-name="P5"><text:s text:c="2"/>0.55<text:tab/> <text:s text:c="4"/>24.9443<text:tab/></text:p>
      <text:p text:style-name="P5"><text:s text:c="2"/>0.65<text:tab/> <text:s text:c="4"/>24.2561<text:tab/></text:p>
      <text:p text:style-name="P5"><text:s text:c="2"/>0.75<text:tab/> <text:s text:c="4"/>39.0699<text:tab/></text:p>
      <text:p text:style-name="P5"><text:s text:c="2"/>0.85<text:tab/> <text:s text:c="4"/>42.8664<text:tab/></text:p>
      <text:p text:style-name="P5"><text:s text:c="2"/>0.95<text:tab/> <text:s text:c="4"/>36.4416<text:tab/></text:p>
      <text:p text:style-name="P5"><text:s text:c="2"/>1.05<text:tab/> <text:s text:c="4"/>30.2203<text:tab/></text:p>
      <text:p text:style-name="P5"><text:s text:c="2"/>1.15<text:tab/> <text:s text:c="4"/>26.3255<text:tab/></text:p>
      <text:p text:style-name="P5"><text:s text:c="2"/>1.25<text:tab/> <text:s text:c="4"/>23.5143<text:tab/></text:p>
      <text:p text:style-name="P5"><text:soft-page-break/><text:s text:c="2"/>1.35<text:tab/> <text:s text:c="4"/>21.2469<text:tab/></text:p>
      <text:p text:style-name="P5"><text:s text:c="2"/>1.45<text:tab/> <text:s text:c="4"/>19.3486<text:tab/></text:p>
      <text:p text:style-name="P5"><text:s text:c="2"/>1.55<text:tab/> <text:s text:c="4"/>17.5941<text:tab/></text:p>
      <text:p text:style-name="P5"><text:s text:c="2"/>1.65<text:tab/> <text:s text:c="4"/>15.9396<text:tab/></text:p>
      <text:p text:style-name="P5"><text:s text:c="2"/>1.75<text:tab/> <text:s text:c="4"/>14.4897<text:tab/></text:p>
      <text:p text:style-name="P5"><text:s text:c="2"/>1.85<text:tab/> <text:s text:c="4"/>13.2465<text:tab/></text:p>
      <text:p text:style-name="P5"><text:s text:c="2"/>1.95<text:tab/> <text:s text:c="4"/>12.1781<text:tab/></text:p>
      <text:p text:style-name="P5"><text:s text:c="2"/>2.05<text:tab/> <text:s text:c="4"/>11.2573<text:tab/></text:p>
      <text:p text:style-name="P5"><text:s text:c="2"/>2.15<text:tab/> <text:s text:c="4"/>10.4228<text:tab/></text:p>
      <text:p text:style-name="P5"><text:s text:c="2"/>2.25<text:tab/> <text:s text:c="4"/>9.65905<text:tab/></text:p>
      <text:p text:style-name="P5"><text:s text:c="2"/>2.35<text:tab/> <text:s text:c="4"/>8.97449<text:tab/></text:p>
      <text:p text:style-name="P5"><text:s text:c="2"/>2.45<text:tab/> <text:s text:c="4"/>8.45544<text:tab/></text:p>
      <text:p text:style-name="P5"><text:s text:c="2"/>2.55<text:tab/> <text:s text:c="4"/>8.10775<text:tab/></text:p>
      <text:p text:style-name="P5"><text:s text:c="2"/>2.65<text:tab/> <text:s text:c="4"/>7.78524<text:tab/></text:p>
      <text:p text:style-name="P5"><text:s text:c="2"/>2.75<text:tab/> <text:s text:c="4"/>7.38439<text:tab/></text:p>
      <text:p text:style-name="P5"><text:s text:c="2"/>2.85<text:tab/> <text:s text:c="4"/>7.06289<text:tab/></text:p>
      <text:p text:style-name="P5"><text:s text:c="2"/>2.95<text:tab/> <text:s text:c="4"/>6.82156<text:tab/></text:p>
      <text:p text:style-name="P5"><text:s text:c="2"/>3.05<text:tab/> <text:s text:c="4"/>6.58834<text:tab/></text:p>
      <text:p text:style-name="P5"><text:s text:c="2"/>3.15<text:tab/> <text:s text:c="4"/>6.37341<text:tab/></text:p>
      <text:p text:style-name="P5"><text:s text:c="2"/>3.25<text:tab/> <text:s text:c="5"/>6.1196<text:tab/></text:p>
      <text:p text:style-name="P5"><text:s text:c="2"/>3.35<text:tab/> <text:s text:c="4"/>5.86507<text:tab/></text:p>
      <text:p text:style-name="P5"><text:s text:c="2"/>3.45<text:tab/> <text:s text:c="4"/>5.67616<text:tab/></text:p>
      <text:p text:style-name="P5"><text:s text:c="2"/>3.55<text:tab/> <text:s text:c="4"/>5.53109<text:tab/></text:p>
      <text:p text:style-name="P5"><text:s text:c="2"/>3.65<text:tab/> <text:s text:c="4"/>5.39112<text:tab/></text:p>
      <text:p text:style-name="P5"><text:s text:c="2"/>3.75<text:tab/> <text:s text:c="4"/>5.21583<text:tab/></text:p>
      <text:p text:style-name="P5"><text:s text:c="2"/>3.85<text:tab/> <text:s text:c="4"/>5.02956<text:tab/></text:p>
      <text:p text:style-name="P5"><text:s text:c="2"/>3.95<text:tab/> <text:s text:c="4"/>4.80962<text:tab/></text:p>
      <text:p text:style-name="P5"><text:s text:c="2"/>4.05<text:tab/> <text:s text:c="5"/>4.5989<text:tab/></text:p>
      <text:p text:style-name="P5"><text:s text:c="2"/>4.15<text:tab/> <text:s text:c="4"/>4.45021<text:tab/></text:p>
      <text:p text:style-name="P5"><text:s text:c="2"/>4.25<text:tab/> <text:s text:c="4"/>4.28647<text:tab/></text:p>
      <text:p text:style-name="P5"><text:s text:c="2"/>4.35<text:tab/> <text:s text:c="4"/>4.03138<text:tab/></text:p>
      <text:p text:style-name="P5"><text:s text:c="2"/>4.45<text:tab/> <text:s text:c="4"/>3.77716<text:tab/></text:p>
      <text:p text:style-name="P5"><text:s text:c="2"/>4.55<text:tab/> <text:s text:c="4"/>3.51275<text:tab/></text:p>
      <text:p text:style-name="P5"><text:s text:c="2"/>4.65<text:tab/> <text:s text:c="4"/>3.22901<text:tab/></text:p>
      <text:p text:style-name="P5"><text:s text:c="2"/>4.75<text:tab/> <text:s text:c="4"/>2.96704<text:tab/></text:p>
      <text:p text:style-name="P5"><text:s text:c="2"/>4.85<text:tab/> <text:s text:c="4"/>2.70722<text:tab/></text:p>
      <text:p text:style-name="P5"><text:s text:c="2"/>4.95<text:tab/> <text:s text:c="4"/>2.45982<text:tab/></text:p>
      <text:p text:style-name="P5"><text:s text:c="2"/>5.05<text:tab/> <text:s text:c="5"/>2.1953<text:tab/></text:p>
      <text:p text:style-name="P5"><text:s text:c="2"/>5.15<text:tab/> <text:s text:c="4"/>1.56904<text:tab/></text:p>
      <text:p text:style-name="P5">----------------------</text:p>
      <text:p text:style-name="P5">Total:<text:tab/> <text:s text:c="6"/>707.9<text:tab/></text:p>
      <text:p text:style-name="P5"><text:tab/></text:p>
      <text:p text:style-name="P5"><text:s text:c="2"/>0.25<text:tab/> <text:s text:c="3"/>0.974504<text:tab/></text:p>
      <text:p text:style-name="P5"><text:s text:c="2"/>0.35<text:tab/> <text:s text:c="4"/>2.58409<text:tab/></text:p>
      <text:p text:style-name="P5"><text:s text:c="2"/>0.45<text:tab/> <text:s text:c="4"/>5.40328<text:tab/></text:p>
      <text:p text:style-name="P5"><text:s text:c="2"/>0.55<text:tab/> <text:s text:c="4"/>8.72981<text:tab/></text:p>
      <text:p text:style-name="P5"><text:s text:c="2"/>0.65<text:tab/> <text:s text:c="5"/>10.293<text:tab/></text:p>
      <text:p text:style-name="P5"><text:s text:c="2"/>0.75<text:tab/> <text:s text:c="4"/>8.70877<text:tab/></text:p>
      <text:p text:style-name="P5"><text:s text:c="2"/>0.85<text:tab/> <text:s text:c="4"/>5.56187<text:tab/></text:p>
      <text:p text:style-name="P5"><text:soft-page-break/><text:s text:c="2"/>0.95<text:tab/> <text:s text:c="4"/>3.17527<text:tab/></text:p>
      <text:p text:style-name="P5"><text:s text:c="2"/>1.05<text:tab/> <text:s text:c="4"/>2.01896<text:tab/></text:p>
      <text:p text:style-name="P5"><text:s text:c="2"/>1.15<text:tab/> <text:s text:c="5"/>1.5062<text:tab/></text:p>
      <text:p text:style-name="P5"><text:s text:c="2"/>1.25<text:tab/> <text:s text:c="4"/>1.22876<text:tab/></text:p>
      <text:p text:style-name="P5"><text:s text:c="2"/>1.35<text:tab/> <text:s text:c="4"/>1.05086<text:tab/></text:p>
      <text:p text:style-name="P5"><text:s text:c="2"/>1.45<text:tab/> <text:s text:c="3"/>0.926092<text:tab/></text:p>
      <text:p text:style-name="P5"><text:s text:c="2"/>1.55<text:tab/> <text:s text:c="3"/>0.826849<text:tab/></text:p>
      <text:p text:style-name="P5"><text:s text:c="2"/>1.65<text:tab/> <text:s text:c="3"/>0.742896<text:tab/></text:p>
      <text:p text:style-name="P5"><text:s text:c="2"/>1.75<text:tab/> <text:s text:c="3"/>0.674922<text:tab/></text:p>
      <text:p text:style-name="P5"><text:s text:c="2"/>1.85<text:tab/> <text:s text:c="3"/>0.620378<text:tab/></text:p>
      <text:p text:style-name="P5"><text:s text:c="2"/>1.95<text:tab/> <text:s text:c="3"/>0.575789<text:tab/></text:p>
      <text:p text:style-name="P5"><text:s text:c="2"/>2.05<text:tab/> <text:s text:c="3"/>0.538468<text:tab/></text:p>
      <text:p text:style-name="P5"><text:s text:c="2"/>2.15<text:tab/> <text:s text:c="3"/>0.504989<text:tab/></text:p>
      <text:p text:style-name="P5"><text:s text:c="2"/>2.25<text:tab/> <text:s text:c="3"/>0.474772<text:tab/></text:p>
      <text:p text:style-name="P5"><text:s text:c="2"/>2.35<text:tab/> <text:s text:c="3"/>0.448243<text:tab/></text:p>
      <text:p text:style-name="P5"><text:s text:c="2"/>2.45<text:tab/> <text:s text:c="3"/>0.429556<text:tab/></text:p>
      <text:p text:style-name="P5"><text:s text:c="2"/>2.55<text:tab/> <text:s text:c="3"/>0.418904<text:tab/></text:p>
      <text:p text:style-name="P5"><text:s text:c="2"/>2.65<text:tab/> <text:s text:c="4"/>0.40894<text:tab/></text:p>
      <text:p text:style-name="P5"><text:s text:c="2"/>2.75<text:tab/> <text:s text:c="3"/>0.394561<text:tab/></text:p>
      <text:p text:style-name="P5"><text:s text:c="2"/>2.85<text:tab/> <text:s text:c="3"/>0.384109<text:tab/></text:p>
      <text:p text:style-name="P5"><text:s text:c="2"/>2.95<text:tab/> <text:s text:c="4"/>0.37752<text:tab/></text:p>
      <text:p text:style-name="P5"><text:s text:c="2"/>3.05<text:tab/> <text:s text:c="3"/>0.370924<text:tab/></text:p>
      <text:p text:style-name="P5"><text:s text:c="2"/>3.15<text:tab/> <text:s text:c="3"/>0.364848<text:tab/></text:p>
      <text:p text:style-name="P5"><text:s text:c="2"/>3.25<text:tab/> <text:s text:c="3"/>0.356094<text:tab/></text:p>
      <text:p text:style-name="P5"><text:s text:c="2"/>3.35<text:tab/> <text:s text:c="3"/>0.347011<text:tab/></text:p>
      <text:p text:style-name="P5"><text:s text:c="2"/>3.45<text:tab/> <text:s text:c="3"/>0.341443<text:tab/></text:p>
      <text:p text:style-name="P5"><text:s text:c="2"/>3.55<text:tab/> <text:s text:c="3"/>0.338078<text:tab/></text:p>
      <text:p text:style-name="P5"><text:s text:c="2"/>3.65<text:tab/> <text:s text:c="3"/>0.334601<text:tab/></text:p>
      <text:p text:style-name="P5"><text:s text:c="2"/>3.75<text:tab/> <text:s text:c="3"/>0.328621<text:tab/></text:p>
      <text:p text:style-name="P5"><text:s text:c="2"/>3.85<text:tab/> <text:s text:c="3"/>0.321676<text:tab/></text:p>
      <text:p text:style-name="P5"><text:s text:c="2"/>3.95<text:tab/> <text:s text:c="3"/>0.312232<text:tab/></text:p>
      <text:p text:style-name="P5"><text:s text:c="2"/>4.05<text:tab/> <text:s text:c="3"/>0.303087<text:tab/></text:p>
      <text:p text:style-name="P5"><text:s text:c="2"/>4.15<text:tab/> <text:s text:c="3"/>0.297752<text:tab/></text:p>
      <text:p text:style-name="P5"><text:s text:c="2"/>4.25<text:tab/> <text:s text:c="3"/>0.291032<text:tab/></text:p>
      <text:p text:style-name="P5"><text:s text:c="2"/>4.35<text:tab/> <text:s text:c="3"/>0.277751<text:tab/></text:p>
      <text:p text:style-name="P5"><text:s text:c="2"/>4.45<text:tab/> <text:s text:c="3"/>0.264115<text:tab/></text:p>
      <text:p text:style-name="P5"><text:s text:c="2"/>4.55<text:tab/> <text:s text:c="3"/>0.249184<text:tab/></text:p>
      <text:p text:style-name="P5"><text:s text:c="2"/>4.65<text:tab/> <text:s text:c="3"/>0.232306<text:tab/></text:p>
      <text:p text:style-name="P5"><text:s text:c="2"/>4.75<text:tab/> <text:s text:c="3"/>0.216394<text:tab/></text:p>
      <text:p text:style-name="P5"><text:s text:c="2"/>4.85<text:tab/> <text:s text:c="3"/>0.200068<text:tab/></text:p>
      <text:p text:style-name="P5"><text:s text:c="2"/>4.95<text:tab/> <text:s text:c="3"/>0.184181<text:tab/></text:p>
      <text:p text:style-name="P5"><text:s text:c="2"/>5.05<text:tab/> <text:s text:c="3"/>0.166386<text:tab/></text:p>
      <text:p text:style-name="P5"><text:s text:c="2"/>5.15<text:tab/> <text:s text:c="3"/>0.119931<text:tab/></text:p>
      <text:p text:style-name="P5">----------------------</text:p>
      <text:p text:style-name="P5">Total:<text:tab/> <text:s text:c="4"/>66.2001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0:20:46.873281059</meta:creation-date>
    <dc:date>2018-06-28T14:59:37.034933839</dc:date>
    <meta:editing-duration>PT1H48M12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27" meta:paragraph-count="1296" meta:word-count="3747" meta:character-count="42040" meta:non-whitespace-character-count="26430"/>
  </office:meta>
</office:document-meta>
</file>